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800000018307F53B5.gif" manifest:media-type="image/gif"/>
  <manifest:file-entry manifest:full-path="Pictures/100002000000001800000018FF3E9249.png" manifest:media-type="image/png"/>
  <manifest:file-entry manifest:full-path="Pictures/1000000000000018000000185256EB59.png" manifest:media-type="image/png"/>
  <manifest:file-entry manifest:full-path="Pictures/100002000000001800000018535A8006.gif" manifest:media-type="image/gif"/>
  <manifest:file-entry manifest:full-path="Pictures/1000020000000018000000185B3A5A1B.gif" manifest:media-type="image/gif"/>
  <manifest:file-entry manifest:full-path="Pictures/1000020000000018000000189403A477.gif" manifest:media-type="image/gif"/>
  <manifest:file-entry manifest:full-path="Pictures/100002000000001800000018166A8E71.gif" manifest:media-type="image/gif"/>
  <manifest:file-entry manifest:full-path="Pictures/1000020000000018000000185B8DC51C.gif" manifest:media-type="image/gif"/>
  <manifest:file-entry manifest:full-path="Pictures/1000020000000018000000182A3EEE10.gif" manifest:media-type="image/gif"/>
  <manifest:file-entry manifest:full-path="Pictures/1000020000000018000000186A3EDC92.gif" manifest:media-type="image/gif"/>
  <manifest:file-entry manifest:full-path="Pictures/1000020100000018000000183ED7BF26.png" manifest:media-type="image/png"/>
  <manifest:file-entry manifest:full-path="Pictures/100002000000001800000018C6873820.gif" manifest:media-type="image/gif"/>
  <manifest:file-entry manifest:full-path="Pictures/10000200000000180000001837DEB2E4.gif" manifest:media-type="image/gif"/>
  <manifest:file-entry manifest:full-path="Pictures/1000020000000018000000182F4D18E3.gif" manifest:media-type="image/gif"/>
  <manifest:file-entry manifest:full-path="Pictures/10000200000000180000001896496AD7.gif" manifest:media-type="image/gif"/>
  <manifest:file-entry manifest:full-path="Pictures/1000020000000018000000189308322C.gif" manifest:media-type="image/gif"/>
  <manifest:file-entry manifest:full-path="Pictures/10000200000000180000001812DDA315.gif" manifest:media-type="image/gif"/>
  <manifest:file-entry manifest:full-path="Pictures/1000020000000018000000186E8778E8.gif" manifest:media-type="image/gif"/>
  <manifest:file-entry manifest:full-path="Pictures/1000000000000018000000180B240E22.png" manifest:media-type="image/png"/>
  <manifest:file-entry manifest:full-path="Pictures/100000000000001800000018AC570A42.png" manifest:media-type="image/png"/>
  <manifest:file-entry manifest:full-path="Pictures/10000000000000180000001848CCF82B.png" manifest:media-type="image/png"/>
  <manifest:file-entry manifest:full-path="Pictures/100002000000001800000018BD15E0E8.gif" manifest:media-type="image/gif"/>
  <manifest:file-entry manifest:full-path="Pictures/100002000000001800000018CE46DD09.gif" manifest:media-type="image/gif"/>
  <manifest:file-entry manifest:full-path="Pictures/1000020100000018000000185FB57D38.png" manifest:media-type="image/png"/>
  <manifest:file-entry manifest:full-path="Pictures/100002010000001800000018D4AEDCD0.png" manifest:media-type="image/png"/>
  <manifest:file-entry manifest:full-path="Pictures/100000000000001800000018EF176E04.png" manifest:media-type="image/png"/>
  <manifest:file-entry manifest:full-path="Pictures/100000000000001800000018C7E8D73D.png" manifest:media-type="image/png"/>
  <manifest:file-entry manifest:full-path="Pictures/1000000000000018000000180448C962.png" manifest:media-type="image/png"/>
  <manifest:file-entry manifest:full-path="Pictures/1000000000000018000000182D1F3413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201000000180000001858E28CE1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20100000018000000187D08BF08.png" manifest:media-type="image/png"/>
  <manifest:file-entry manifest:full-path="Pictures/10000000000000180000001852FE9A6B.png" manifest:media-type="image/png"/>
  <manifest:file-entry manifest:full-path="Pictures/100000000000001800000018402FB004.png" manifest:media-type="image/png"/>
  <manifest:file-entry manifest:full-path="Pictures/10000000000000180000001855E1B311.png" manifest:media-type="image/png"/>
  <manifest:file-entry manifest:full-path="Pictures/10000000000000180000001817C5B110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2010000001800000018BCB66D87.png" manifest:media-type="image/png"/>
  <manifest:file-entry manifest:full-path="Pictures/1000000000000018000000189BCB9174.png" manifest:media-type="image/png"/>
  <manifest:file-entry manifest:full-path="Pictures/1000000000000018000000181D3BCF4B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4B5846AE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CEB95ED7.png" manifest:media-type="image/png"/>
  <manifest:file-entry manifest:full-path="Pictures/100000000000001800000018AD6F74AE.png" manifest:media-type="image/png"/>
  <manifest:file-entry manifest:full-path="Pictures/10000200000000180000001888A57F4B.gif" manifest:media-type="image/gif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20000000018000000182753D413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29B732AA.png" manifest:media-type="image/png"/>
  <manifest:file-entry manifest:full-path="Pictures/100002010000001800000018CEF4D4B1.png" manifest:media-type="image/png"/>
  <manifest:file-entry manifest:full-path="Pictures/10000000000000180000001898F62E38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000000000180000001868E519E1.png" manifest:media-type="image/png"/>
  <manifest:file-entry manifest:full-path="Pictures/100002010000001800000018D92448EE.png" manifest:media-type="image/png"/>
  <manifest:file-entry manifest:full-path="Pictures/100000000000001800000018F28EC8D3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F9CC063D.png" manifest:media-type="image/png"/>
  <manifest:file-entry manifest:full-path="Pictures/100000000000001800000018DC24A3C5.png" manifest:media-type="image/png"/>
  <manifest:file-entry manifest:full-path="Pictures/100000000000001800000018559B3EE4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C65F635F.png" manifest:media-type="image/png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2000000001800000018E974DDBD.gif" manifest:media-type="image/gif"/>
  <manifest:file-entry manifest:full-path="Pictures/100000000000001800000018165F49B9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0000000001800000018AB37899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D71A69B3.png" manifest:media-type="image/png"/>
  <manifest:file-entry manifest:full-path="Pictures/100000000000001800000018AD4D6DDC.png" manifest:media-type="image/png"/>
  <manifest:file-entry manifest:full-path="Pictures/10000000000000180000001887B162C0.png" manifest:media-type="image/png"/>
  <manifest:file-entry manifest:full-path="Pictures/100002000000001800000018C85A2FBD.gif" manifest:media-type="image/gif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0DCF7954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20000000018000000186C818C61.gif" manifest:media-type="image/gif"/>
  <manifest:file-entry manifest:full-path="Pictures/100002010000001800000018E97E6DB5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FBD4A84B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9302ACC6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2555BF2C.png" manifest:media-type="image/png"/>
  <manifest:file-entry manifest:full-path="Pictures/100002000000001800000018A709C590.gif" manifest:media-type="image/gif"/>
  <manifest:file-entry manifest:full-path="Pictures/100000000000001800000018DD53F947.png" manifest:media-type="image/png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1F8E3629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57F4833F.png" manifest:media-type="image/png"/>
  <manifest:file-entry manifest:full-path="Pictures/100000000000001800000018B2F1E2C2.png" manifest:media-type="image/png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64BE76BC.png" manifest:media-type="image/png"/>
  <manifest:file-entry manifest:full-path="Pictures/1000000000000018000000184665E9D3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2010000001800000018C2A08061.png" manifest:media-type="image/png"/>
  <manifest:file-entry manifest:full-path="Pictures/100002000000001800000018D4A77E53.gif" manifest:media-type="image/gif"/>
  <manifest:file-entry manifest:full-path="Pictures/100000000000001800000018CC59028C.png" manifest:media-type="image/png"/>
  <manifest:file-entry manifest:full-path="Pictures/100000000000001800000018EE16C514.png" manifest:media-type="image/png"/>
  <manifest:file-entry manifest:full-path="Pictures/100000000000001800000018F6869C81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FD4CC75C.png" manifest:media-type="image/png"/>
  <manifest:file-entry manifest:full-path="Pictures/1000000000000018000000183C5B8943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1D69E9D5.png" manifest:media-type="image/png"/>
  <manifest:file-entry manifest:full-path="Pictures/100002000000001800000018FE0D9566.gif" manifest:media-type="image/gif"/>
  <manifest:file-entry manifest:full-path="Pictures/10000000000000180000001890765797.png" manifest:media-type="image/png"/>
  <manifest:file-entry manifest:full-path="Pictures/10000000000000180000001843ADDCCA.png" manifest:media-type="image/png"/>
  <manifest:file-entry manifest:full-path="Pictures/10000000000000180000001828FCB81D.png" manifest:media-type="image/png"/>
  <manifest:file-entry manifest:full-path="Pictures/1000000000000018000000184C041CB0.png" manifest:media-type="image/png"/>
  <manifest:file-entry manifest:full-path="Pictures/10000200000000180000001804E71FA2.gif" manifest:media-type="image/gif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200000000180000001874A2A002.gif" manifest:media-type="image/gif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3785in" style:rel-column-width="3705*"/>
    </style:style>
    <style:style style:name="表格2.B" style:family="table-column">
      <style:table-column-properties style:column-width="0.625in" style:rel-column-width="6119*"/>
    </style:style>
    <style:style style:name="表格2.C" style:family="table-column">
      <style:table-column-properties style:column-width="0.8618in" style:rel-column-width="8438*"/>
    </style:style>
    <style:style style:name="表格2.D" style:family="table-column">
      <style:table-column-properties style:column-width="0.8042in" style:rel-column-width="7873*"/>
    </style:style>
    <style:style style:name="表格2.E" style:family="table-column">
      <style:table-column-properties style:column-width="0.8049in" style:rel-column-width="7880*"/>
    </style:style>
    <style:style style:name="表格2.I" style:family="table-column">
      <style:table-column-properties style:column-width="0.8056in" style:rel-column-width="78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13in" table:align="left"/>
    </style:style>
    <style:style style:name="頭部.A" style:family="table-column">
      <style:table-column-properties style:column-width="0.3785in"/>
    </style:style>
    <style:style style:name="頭部.B" style:family="table-column">
      <style:table-column-properties style:column-width="0.625in"/>
    </style:style>
    <style:style style:name="頭部.C" style:family="table-column">
      <style:table-column-properties style:column-width="0.8111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I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I2" style:family="table-cell">
      <style:table-cell-properties fo:padding="0.0382in" fo:border-left="0.05pt solid #000000" fo:border-right="0.05pt solid #000000" fo:border-top="none" fo:border-bottom="none"/>
    </style:style>
    <style:style style:name="頭部.A15" style:family="table-cell">
      <style:table-cell-properties fo:padding="0.0382in" fo:border-left="0.05pt solid #000000" fo:border-right="none" fo:border-top="none" fo:border-bottom="0.05pt solid #000000"/>
    </style:style>
    <style:style style:name="頭部.I15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腕" style:family="table">
      <style:table-properties style:width="6.684in" table:align="left"/>
    </style:style>
    <style:style style:name="手腕.A" style:family="table-column">
      <style:table-column-properties style:column-width="0.9549in"/>
    </style:style>
    <style:style style:name="手腕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腕.G1" style:family="table-cell">
      <style:table-cell-properties fo:padding="0.0382in" fo:border="0.05pt solid #000000"/>
    </style:style>
    <style:style style:name="手腕.A2" style:family="table-cell">
      <style:table-cell-properties fo:padding="0.0382in" fo:border-left="0.05pt solid #000000" fo:border-right="none" fo:border-top="none" fo:border-bottom="0.05pt solid #000000"/>
    </style:style>
    <style:style style:name="手腕.G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6688in" style:rel-column-width="6548*"/>
    </style:style>
    <style:style style:name="表格3.B" style:family="table-column">
      <style:table-column-properties style:column-width="0.6694in" style:rel-column-width="6554*"/>
    </style:style>
    <style:style style:name="表格3.E" style:family="table-column">
      <style:table-column-properties style:column-width="0.6694in" style:rel-column-width="6555*"/>
    </style:style>
    <style:style style:name="表格3.I" style:family="table-column">
      <style:table-column-properties style:column-width="0.6694in" style:rel-column-width="6553*"/>
    </style:style>
    <style:style style:name="表格3.J" style:family="table-column">
      <style:table-column-properties style:column-width="0.6701in" style:rel-column-width="6560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J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88in" style:rel-column-width="6548*"/>
    </style:style>
    <style:style style:name="裝飾品.B" style:family="table-column">
      <style:table-column-properties style:column-width="0.6694in" style:rel-column-width="6554*"/>
    </style:style>
    <style:style style:name="裝飾品.J" style:family="table-column">
      <style:table-column-properties style:column-width="0.6708in" style:rel-column-width="6567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.3" style:family="table-row">
      <style:table-row-properties style:min-row-height="0.2924in"/>
    </style:style>
    <style:style style:name="消耗品" style:family="table">
      <style:table-properties style:width="6.6931in" table:align="margins"/>
    </style:style>
    <style:style style:name="消耗品.A" style:family="table-column">
      <style:table-column-properties style:column-width="0.6694in" style:rel-column-width="6553*"/>
    </style:style>
    <style:style style:name="消耗品.J" style:family="table-column">
      <style:table-column-properties style:column-width="0.6694in" style:rel-column-width="6558*"/>
    </style:style>
    <style:style style:name="消耗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消耗品.J1" style:family="table-cell">
      <style:table-cell-properties fo:padding="0.0382in" fo:border="0.05pt solid #000000"/>
    </style:style>
    <style:style style:name="消耗品.A2" style:family="table-cell">
      <style:table-cell-properties fo:padding="0.0382in" fo:border-left="0.05pt solid #000000" fo:border-right="none" fo:border-top="none" fo:border-bottom="0.05pt solid #000000"/>
    </style:style>
    <style:style style:name="消耗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特殊" style:family="table">
      <style:table-properties style:width="6.6931in" table:align="margins"/>
    </style:style>
    <style:style style:name="特殊.A" style:family="table-column">
      <style:table-column-properties style:column-width="0.6681in" style:rel-column-width="6541*"/>
    </style:style>
    <style:style style:name="特殊.B" style:family="table-column">
      <style:table-column-properties style:column-width="0.6694in" style:rel-column-width="6554*"/>
    </style:style>
    <style:style style:name="特殊.F" style:family="table-column">
      <style:table-column-properties style:column-width="0.6688in" style:rel-column-width="6548*"/>
    </style:style>
    <style:style style:name="特殊.J" style:family="table-column">
      <style:table-column-properties style:column-width="0.6708in" style:rel-column-width="6568*"/>
    </style:style>
    <style:style style:name="特殊.A1" style:family="table-cell">
      <style:table-cell-properties fo:padding="0.0382in" fo:border-left="0.05pt solid #000000" fo:border-right="none" fo:border-top="0.05pt solid #000000" fo:border-bottom="0.05pt solid #000000"/>
    </style:style>
    <style:style style:name="特殊.J1" style:family="table-cell">
      <style:table-cell-properties fo:padding="0.0382in" fo:border="0.05pt solid #000000"/>
    </style:style>
    <style:style style:name="特殊.A2" style:family="table-cell">
      <style:table-cell-properties fo:padding="0.0382in" fo:border-left="0.05pt solid #000000" fo:border-right="none" fo:border-top="none" fo:border-bottom="0.05pt solid #000000"/>
    </style:style>
    <style:style style:name="特殊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Standard">
      <style:text-properties style:font-name="文泉驛等寬正黑" officeooo:paragraph-rsid="003e9757" style:font-name-asian="文泉驛等寬正黑"/>
    </style:style>
    <style:style style:name="P4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5" style:family="paragraph" style:parent-style-name="Standard">
      <style:text-properties style:font-name="文泉驛等寬正黑" officeooo:rsid="002326b2" officeooo:paragraph-rsid="00451cad" style:font-name-asian="文泉驛等寬正黑"/>
    </style:style>
    <style:style style:name="P6" style:family="paragraph" style:parent-style-name="Standard">
      <style:text-properties style:font-name="文泉驛等寬正黑" officeooo:rsid="00451cad" officeooo:paragraph-rsid="00451cad" style:font-name-asian="文泉驛等寬正黑"/>
    </style:style>
    <style:style style:name="P7" style:family="paragraph" style:parent-style-name="Text_20_body">
      <style:text-properties style:font-name="文泉驛等寬正黑" style:font-name-asian="文泉驛等寬正黑"/>
    </style:style>
    <style:style style:name="P8" style:family="paragraph" style:parent-style-name="Table_20_Contents">
      <style:text-properties style:font-name="文泉驛等寬正黑" style:font-name-asian="文泉驛等寬正黑"/>
    </style:style>
    <style:style style:name="P9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10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11" style:family="paragraph" style:parent-style-name="Table_20_Contents">
      <style:text-properties style:font-name="文泉驛等寬正黑" officeooo:rsid="00150e8b" officeooo:paragraph-rsid="002a4701" style:font-name-asian="文泉驛等寬正黑"/>
    </style:style>
    <style:style style:name="P12" style:family="paragraph" style:parent-style-name="Table_20_Contents">
      <style:text-properties style:font-name="文泉驛等寬正黑" officeooo:rsid="00150e8b" officeooo:paragraph-rsid="002ff635" style:font-name-asian="文泉驛等寬正黑"/>
    </style:style>
    <style:style style:name="P13" style:family="paragraph" style:parent-style-name="Table_20_Contents">
      <style:text-properties style:font-name="文泉驛等寬正黑" officeooo:rsid="00150e8b" officeooo:paragraph-rsid="0030fc84" style:font-name-asian="文泉驛等寬正黑"/>
    </style:style>
    <style:style style:name="P14" style:family="paragraph" style:parent-style-name="Table_20_Contents">
      <style:text-properties style:font-name="文泉驛等寬正黑" officeooo:rsid="00150e8b" officeooo:paragraph-rsid="00451cad" style:font-name-asian="文泉驛等寬正黑"/>
    </style:style>
    <style:style style:name="P15" style:family="paragraph" style:parent-style-name="Table_20_Contents">
      <style:text-properties style:font-name="文泉驛等寬正黑" officeooo:paragraph-rsid="0009466c" style:font-name-asian="文泉驛等寬正黑"/>
    </style:style>
    <style:style style:name="P16" style:family="paragraph" style:parent-style-name="Table_20_Contents">
      <style:text-properties style:font-name="文泉驛等寬正黑" officeooo:paragraph-rsid="00118701" style:font-name-asian="文泉驛等寬正黑"/>
    </style:style>
    <style:style style:name="P17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18" style:family="paragraph" style:parent-style-name="Table_20_Contents">
      <style:text-properties style:font-name="文泉驛等寬正黑" officeooo:rsid="0015a278" officeooo:paragraph-rsid="0026195e" style:font-name-asian="文泉驛等寬正黑"/>
    </style:style>
    <style:style style:name="P19" style:family="paragraph" style:parent-style-name="Table_20_Contents">
      <style:text-properties style:font-name="文泉驛等寬正黑" officeooo:rsid="0015a278" officeooo:paragraph-rsid="00451cad" style:font-name-asian="文泉驛等寬正黑"/>
    </style:style>
    <style:style style:name="P20" style:family="paragraph" style:parent-style-name="Table_20_Contents">
      <style:text-properties style:font-name="文泉驛等寬正黑" officeooo:paragraph-rsid="0015a278" style:font-name-asian="文泉驛等寬正黑"/>
    </style:style>
    <style:style style:name="P21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22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23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24" style:family="paragraph" style:parent-style-name="Table_20_Contents">
      <style:text-properties style:font-name="文泉驛等寬正黑" officeooo:rsid="00188b9c" officeooo:paragraph-rsid="0037fef3" style:font-name-asian="文泉驛等寬正黑"/>
    </style:style>
    <style:style style:name="P25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6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27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28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29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30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31" style:family="paragraph" style:parent-style-name="Table_20_Contents">
      <style:text-properties style:font-name="文泉驛等寬正黑" officeooo:rsid="002326b2" officeooo:paragraph-rsid="0026195e" style:font-name-asian="文泉驛等寬正黑"/>
    </style:style>
    <style:style style:name="P32" style:family="paragraph" style:parent-style-name="Table_20_Contents">
      <style:text-properties style:font-name="文泉驛等寬正黑" officeooo:rsid="002326b2" officeooo:paragraph-rsid="00451cad" style:font-name-asian="文泉驛等寬正黑"/>
    </style:style>
    <style:style style:name="P33" style:family="paragraph" style:parent-style-name="Table_20_Contents">
      <style:text-properties style:font-name="文泉驛等寬正黑" officeooo:rsid="002326b2" officeooo:paragraph-rsid="004588eb" style:font-name-asian="文泉驛等寬正黑"/>
    </style:style>
    <style:style style:name="P34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35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36" style:family="paragraph" style:parent-style-name="Table_20_Contents">
      <style:text-properties style:font-name="文泉驛等寬正黑" officeooo:rsid="0028ce12" officeooo:paragraph-rsid="00451cad" style:font-name-asian="文泉驛等寬正黑"/>
    </style:style>
    <style:style style:name="P37" style:family="paragraph" style:parent-style-name="Table_20_Contents">
      <style:text-properties style:font-name="文泉驛等寬正黑" officeooo:rsid="002a4701" officeooo:paragraph-rsid="002a4701" style:font-name-asian="文泉驛等寬正黑"/>
    </style:style>
    <style:style style:name="P38" style:family="paragraph" style:parent-style-name="Table_20_Contents">
      <style:text-properties style:font-name="文泉驛等寬正黑" officeooo:rsid="002ff635" officeooo:paragraph-rsid="002ff635" style:font-name-asian="文泉驛等寬正黑"/>
    </style:style>
    <style:style style:name="P39" style:family="paragraph" style:parent-style-name="Table_20_Contents">
      <style:text-properties style:font-name="文泉驛等寬正黑" officeooo:rsid="0030fc84" officeooo:paragraph-rsid="0030fc84" style:font-name-asian="文泉驛等寬正黑"/>
    </style:style>
    <style:style style:name="P40" style:family="paragraph" style:parent-style-name="Table_20_Contents">
      <style:text-properties style:font-name="文泉驛等寬正黑" officeooo:rsid="0031cad9" officeooo:paragraph-rsid="0031cad9" style:font-name-asian="文泉驛等寬正黑"/>
    </style:style>
    <style:style style:name="P41" style:family="paragraph" style:parent-style-name="Table_20_Contents">
      <style:text-properties style:font-name="文泉驛等寬正黑" officeooo:rsid="0033468f" officeooo:paragraph-rsid="0033468f" style:font-name-asian="文泉驛等寬正黑"/>
    </style:style>
    <style:style style:name="P42" style:family="paragraph" style:parent-style-name="Table_20_Contents">
      <style:text-properties style:font-name="文泉驛等寬正黑" officeooo:rsid="0033a1c7" officeooo:paragraph-rsid="0033a1c7" style:font-name-asian="文泉驛等寬正黑"/>
    </style:style>
    <style:style style:name="P43" style:family="paragraph" style:parent-style-name="Table_20_Contents">
      <style:text-properties style:font-name="文泉驛等寬正黑" officeooo:rsid="0034730d" officeooo:paragraph-rsid="0034730d" style:font-name-asian="文泉驛等寬正黑"/>
    </style:style>
    <style:style style:name="P44" style:family="paragraph" style:parent-style-name="Table_20_Contents">
      <style:text-properties style:font-name="文泉驛等寬正黑" officeooo:paragraph-rsid="00366c33" style:font-name-asian="文泉驛等寬正黑"/>
    </style:style>
    <style:style style:name="P45" style:family="paragraph" style:parent-style-name="Table_20_Contents">
      <style:text-properties style:font-name="文泉驛等寬正黑" officeooo:paragraph-rsid="00378ce0" style:font-name-asian="文泉驛等寬正黑"/>
    </style:style>
    <style:style style:name="P46" style:family="paragraph" style:parent-style-name="Table_20_Contents">
      <style:text-properties style:font-name="文泉驛等寬正黑" officeooo:paragraph-rsid="0037c8e1" style:font-name-asian="文泉驛等寬正黑"/>
    </style:style>
    <style:style style:name="P47" style:family="paragraph" style:parent-style-name="Table_20_Contents">
      <style:text-properties style:font-name="文泉驛等寬正黑" officeooo:rsid="00390827" officeooo:paragraph-rsid="00390827" style:font-name-asian="文泉驛等寬正黑"/>
    </style:style>
    <style:style style:name="P48" style:family="paragraph" style:parent-style-name="Table_20_Contents">
      <style:text-properties style:font-name="文泉驛等寬正黑" officeooo:paragraph-rsid="0039de88" style:font-name-asian="文泉驛等寬正黑"/>
    </style:style>
    <style:style style:name="P49" style:family="paragraph" style:parent-style-name="Table_20_Contents">
      <style:text-properties style:font-name="文泉驛等寬正黑" officeooo:paragraph-rsid="003d7493" style:font-name-asian="文泉驛等寬正黑"/>
    </style:style>
    <style:style style:name="P50" style:family="paragraph" style:parent-style-name="Table_20_Contents">
      <style:text-properties style:font-name="文泉驛等寬正黑" officeooo:paragraph-rsid="003e9757" style:font-name-asian="文泉驛等寬正黑"/>
    </style:style>
    <style:style style:name="P51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52" style:family="paragraph" style:parent-style-name="Table_20_Contents">
      <style:text-properties style:font-name="文泉驛等寬正黑" officeooo:rsid="003e9757" officeooo:paragraph-rsid="003ee18b" style:font-name-asian="文泉驛等寬正黑"/>
    </style:style>
    <style:style style:name="P53" style:family="paragraph" style:parent-style-name="Table_20_Contents">
      <style:text-properties style:font-name="文泉驛等寬正黑" officeooo:rsid="003e9757" officeooo:paragraph-rsid="003fadb9" style:font-name-asian="文泉驛等寬正黑"/>
    </style:style>
    <style:style style:name="P54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55" style:family="paragraph" style:parent-style-name="Table_20_Contents">
      <style:text-properties style:font-name="文泉驛等寬正黑" officeooo:rsid="003ee18b" officeooo:paragraph-rsid="003fadb9" style:font-name-asian="文泉驛等寬正黑"/>
    </style:style>
    <style:style style:name="P56" style:family="paragraph" style:parent-style-name="Table_20_Contents">
      <style:text-properties style:font-name="文泉驛等寬正黑" officeooo:paragraph-rsid="003ee18b" style:font-name-asian="文泉驛等寬正黑"/>
    </style:style>
    <style:style style:name="P57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58" style:family="paragraph" style:parent-style-name="Table_20_Contents">
      <style:text-properties style:font-name="文泉驛等寬正黑" officeooo:rsid="003f0e74" officeooo:paragraph-rsid="003fadb9" style:font-name-asian="文泉驛等寬正黑"/>
    </style:style>
    <style:style style:name="P59" style:family="paragraph" style:parent-style-name="Table_20_Contents">
      <style:text-properties style:font-name="文泉驛等寬正黑" officeooo:rsid="0037fef3" officeooo:paragraph-rsid="00188b9c" style:font-name-asian="文泉驛等寬正黑"/>
    </style:style>
    <style:style style:name="P60" style:family="paragraph" style:parent-style-name="Table_20_Contents">
      <style:text-properties style:font-name="文泉驛等寬正黑" officeooo:rsid="003fadb9" officeooo:paragraph-rsid="003fadb9" style:font-name-asian="文泉驛等寬正黑"/>
    </style:style>
    <style:style style:name="P61" style:family="paragraph" style:parent-style-name="Table_20_Contents">
      <style:text-properties style:font-name="文泉驛等寬正黑" officeooo:rsid="004042a4" officeooo:paragraph-rsid="004042a4" style:font-name-asian="文泉驛等寬正黑"/>
    </style:style>
    <style:style style:name="P62" style:family="paragraph" style:parent-style-name="Table_20_Contents">
      <style:text-properties style:font-name="文泉驛等寬正黑" officeooo:paragraph-rsid="00416b94" style:font-name-asian="文泉驛等寬正黑"/>
    </style:style>
    <style:style style:name="P63" style:family="paragraph" style:parent-style-name="Table_20_Contents">
      <style:text-properties style:font-name="文泉驛等寬正黑" officeooo:rsid="00451cad" officeooo:paragraph-rsid="00451cad" style:font-name-asian="文泉驛等寬正黑"/>
    </style:style>
    <style:style style:name="P64" style:family="paragraph" style:parent-style-name="Table_20_Contents">
      <style:text-properties style:font-name="文泉驛等寬正黑" officeooo:paragraph-rsid="00451cad" style:font-name-asian="文泉驛等寬正黑"/>
    </style:style>
    <style:style style:name="P65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66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67" style:family="paragraph" style:parent-style-name="Table_20_Contents">
      <style:text-properties style:font-name="文泉驛等寬正黑" fo:font-size="10pt" officeooo:rsid="00150e8b" officeooo:paragraph-rsid="002ff635" style:font-name-asian="文泉驛等寬正黑" style:font-size-asian="10pt" style:font-size-complex="10pt"/>
    </style:style>
    <style:style style:name="P68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69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0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1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72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73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74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75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76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77" style:family="paragraph" style:parent-style-name="Table_20_Contents">
      <style:text-properties style:font-name="文泉驛等寬正黑" fo:font-size="10pt" officeooo:rsid="001c0d62" officeooo:paragraph-rsid="002a27c6" style:font-name-asian="文泉驛等寬正黑" style:font-size-asian="10pt" style:font-size-complex="10pt"/>
    </style:style>
    <style:style style:name="P78" style:family="paragraph" style:parent-style-name="Table_20_Contents">
      <style:text-properties style:font-name="文泉驛等寬正黑" fo:font-size="10pt" officeooo:rsid="002a27c6" style:font-name-asian="文泉驛等寬正黑" style:font-size-asian="10pt" style:font-size-complex="10pt"/>
    </style:style>
    <style:style style:name="P79" style:family="paragraph" style:parent-style-name="Table_20_Contents">
      <style:text-properties style:font-name="文泉驛等寬正黑" fo:font-size="10pt" officeooo:rsid="002ff635" officeooo:paragraph-rsid="002ff635" style:font-name-asian="文泉驛等寬正黑" style:font-size-asian="10pt" style:font-size-complex="10pt"/>
    </style:style>
    <style:style style:name="P80" style:family="paragraph" style:parent-style-name="Table_20_Contents">
      <style:text-properties style:font-name="文泉驛等寬正黑" fo:font-size="10pt" officeooo:rsid="0031cad9" officeooo:paragraph-rsid="0031cad9" style:font-name-asian="文泉驛等寬正黑" style:font-size-asian="10pt" style:font-size-complex="10pt"/>
    </style:style>
    <style:style style:name="P81" style:family="paragraph" style:parent-style-name="Table_20_Contents">
      <style:text-properties style:font-name="文泉驛等寬正黑" fo:font-size="10pt" officeooo:rsid="00188b9c" officeooo:paragraph-rsid="00188b9c" style:font-name-asian="文泉驛等寬正黑" style:font-size-asian="10pt" style:font-size-complex="10pt"/>
    </style:style>
    <style:style style:name="P82" style:family="paragraph" style:parent-style-name="Table_20_Contents">
      <style:text-properties style:font-name="文泉驛等寬正黑" fo:font-size="10pt" officeooo:rsid="004042a4" officeooo:paragraph-rsid="004042a4" style:font-name-asian="文泉驛等寬正黑" style:font-size-asian="10pt" style:font-size-complex="10pt"/>
    </style:style>
    <style:style style:name="P83" style:family="paragraph" style:parent-style-name="Table_20_Contents">
      <style:text-properties style:font-name="文泉驛等寬正黑" fo:font-size="10pt" officeooo:rsid="0043fa54" officeooo:paragraph-rsid="0043fa54" style:font-name-asian="文泉驛等寬正黑" style:font-size-asian="10pt" style:font-size-complex="10pt"/>
    </style:style>
    <style:style style:name="P84" style:family="paragraph" style:parent-style-name="Table_20_Contents">
      <style:text-properties style:font-name="文泉驛等寬正黑" fo:font-size="9pt" style:font-name-asian="文泉驛等寬正黑" style:font-size-asian="9pt" style:font-size-complex="9pt"/>
    </style:style>
    <style:style style:name="P85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86" style:family="paragraph" style:parent-style-name="Table_20_Contents">
      <style:text-properties style:font-name="文泉驛等寬正黑" fo:font-size="9pt" officeooo:rsid="0016a4d4" officeooo:paragraph-rsid="0028ce12" style:font-name-asian="文泉驛等寬正黑" style:font-size-asian="9pt" style:font-size-complex="9pt"/>
    </style:style>
    <style:style style:name="P87" style:family="paragraph" style:parent-style-name="Table_20_Contents">
      <style:text-properties style:font-name="文泉驛等寬正黑" fo:font-size="9pt" officeooo:rsid="0028ce12" officeooo:paragraph-rsid="0028ce12" style:font-name-asian="文泉驛等寬正黑" style:font-size-asian="9pt" style:font-size-complex="9pt"/>
    </style:style>
    <style:style style:name="P88" style:family="paragraph" style:parent-style-name="Table_20_Contents">
      <style:text-properties style:font-name="文泉驛等寬正黑" fo:font-size="9pt" officeooo:rsid="00150e8b" officeooo:paragraph-rsid="002ff635" style:font-name-asian="文泉驛等寬正黑" style:font-size-asian="9pt" style:font-size-complex="9pt"/>
    </style:style>
    <style:style style:name="P89" style:family="paragraph" style:parent-style-name="Table_20_Contents">
      <style:text-properties style:font-name="文泉驛等寬正黑" fo:font-size="9pt" officeooo:rsid="002ff635" officeooo:paragraph-rsid="002ff635" style:font-name-asian="文泉驛等寬正黑" style:font-size-asian="9pt" style:font-size-complex="9pt"/>
    </style:style>
    <style:style style:name="P90" style:family="paragraph" style:parent-style-name="Table_20_Contents">
      <style:text-properties style:font-name="文泉驛等寬正黑" fo:font-size="9pt" officeooo:rsid="00188b9c" officeooo:paragraph-rsid="00188b9c" style:font-name-asian="文泉驛等寬正黑" style:font-size-asian="9pt" style:font-size-complex="9pt"/>
    </style:style>
    <style:style style:name="P91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92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93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94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P95" style:family="paragraph" style:parent-style-name="Table_20_Contents">
      <style:text-properties style:font-name="文泉驛等寬正黑" fo:font-size="10.5pt" officeooo:rsid="00150e8b" officeooo:paragraph-rsid="002a4701" style:font-name-asian="文泉驛等寬正黑" style:font-size-asian="10.5pt" style:font-size-complex="10.5pt"/>
    </style:style>
    <style:style style:name="P96" style:family="paragraph" style:parent-style-name="Table_20_Contents">
      <style:text-properties style:font-name="文泉驛等寬正黑" fo:font-size="10.5pt" officeooo:rsid="00150e8b" officeooo:paragraph-rsid="0030fc84" style:font-name-asian="文泉驛等寬正黑" style:font-size-asian="10.5pt" style:font-size-complex="10.5pt"/>
    </style:style>
    <style:style style:name="P97" style:family="paragraph" style:parent-style-name="Table_20_Contents">
      <style:text-properties style:font-name="文泉驛等寬正黑" fo:font-size="10.5pt" officeooo:rsid="002a4701" officeooo:paragraph-rsid="002a4701" style:font-name-asian="文泉驛等寬正黑" style:font-size-asian="10.5pt" style:font-size-complex="10.5pt"/>
    </style:style>
    <style:style style:name="P98" style:family="paragraph" style:parent-style-name="Table_20_Contents">
      <style:text-properties style:font-name="文泉驛等寬正黑" fo:font-size="10.5pt" officeooo:rsid="002bdb40" officeooo:paragraph-rsid="002bdb40" style:font-name-asian="文泉驛等寬正黑" style:font-size-asian="10.5pt" style:font-size-complex="10.5pt"/>
    </style:style>
    <style:style style:name="P99" style:family="paragraph" style:parent-style-name="Table_20_Contents">
      <style:text-properties style:font-name="文泉驛等寬正黑" fo:font-size="10.5pt" officeooo:rsid="002e2961" officeooo:paragraph-rsid="002e2961" style:font-name-asian="文泉驛等寬正黑" style:font-size-asian="10.5pt" style:font-size-complex="10.5pt"/>
    </style:style>
    <style:style style:name="P100" style:family="paragraph" style:parent-style-name="Table_20_Contents">
      <style:text-properties style:font-name="文泉驛等寬正黑" fo:font-size="10.5pt" officeooo:rsid="002d737f" officeooo:paragraph-rsid="002d737f" style:font-name-asian="文泉驛等寬正黑" style:font-size-asian="10.5pt" style:font-size-complex="10.5pt"/>
    </style:style>
    <style:style style:name="P101" style:family="paragraph" style:parent-style-name="Table_20_Contents">
      <style:text-properties style:font-name="文泉驛等寬正黑" fo:font-size="10.5pt" officeooo:rsid="0030fc84" officeooo:paragraph-rsid="0030fc84" style:font-name-asian="文泉驛等寬正黑" style:font-size-asian="10.5pt" style:font-size-complex="10.5pt"/>
    </style:style>
    <style:style style:name="P102" style:family="paragraph" style:parent-style-name="Table_20_Contents">
      <style:text-properties style:font-name="文泉驛等寬正黑" fo:font-size="10.5pt" officeooo:rsid="001fadaa" officeooo:paragraph-rsid="002a4701" style:font-name-asian="文泉驛等寬正黑" style:font-size-asian="10.5pt" style:font-size-complex="10.5pt"/>
    </style:style>
    <style:style style:name="P103" style:family="paragraph" style:parent-style-name="Table_20_Contents">
      <style:text-properties style:font-name="文泉驛等寬正黑" fo:font-size="10.5pt" officeooo:rsid="00188b9c" officeooo:paragraph-rsid="00188b9c" style:font-name-asian="文泉驛等寬正黑" style:font-size-asian="10.5pt" style:font-size-complex="10.5pt"/>
    </style:style>
    <style:style style:name="P104" style:family="paragraph" style:parent-style-name="Table_20_Contents">
      <style:text-properties style:font-name="文泉驛等寬正黑" fo:font-size="8pt" style:font-name-asian="文泉驛等寬正黑" style:font-size-asian="8pt" style:font-size-complex="8pt"/>
    </style:style>
    <style:style style:name="P105" style:family="paragraph" style:parent-style-name="Table_20_Contents">
      <style:text-properties style:font-name="文泉驛等寬正黑" fo:font-size="8pt" officeooo:rsid="002ea824" officeooo:paragraph-rsid="002ea824" style:font-name-asian="文泉驛等寬正黑" style:font-size-asian="8pt" style:font-size-complex="8pt"/>
    </style:style>
    <style:style style:name="P106" style:family="paragraph" style:parent-style-name="Table_20_Contents">
      <style:text-properties style:font-name="文泉驛等寬正黑" fo:font-size="8pt" officeooo:paragraph-rsid="0037e232" style:font-name-asian="文泉驛等寬正黑" style:font-size-asian="8pt" style:font-size-complex="8pt"/>
    </style:style>
    <style:style style:name="P107" style:family="paragraph" style:parent-style-name="Table_20_Contents">
      <style:text-properties style:font-name="文泉驛等寬正黑" fo:font-size="8pt" officeooo:rsid="001fadaa" officeooo:paragraph-rsid="002a4701" style:font-name-asian="文泉驛等寬正黑" style:font-size-asian="8pt" style:font-size-complex="8pt"/>
    </style:style>
    <style:style style:name="P108" style:family="paragraph" style:parent-style-name="Table_20_Contents">
      <style:text-properties style:font-name="文泉驛等寬正黑" fo:font-size="8pt" officeooo:rsid="00188b9c" officeooo:paragraph-rsid="00188b9c" style:font-name-asian="文泉驛等寬正黑" style:font-size-asian="8pt" style:font-size-complex="8pt"/>
    </style:style>
    <style:style style:name="P109" style:family="paragraph" style:parent-style-name="Table_20_Contents">
      <style:text-properties style:font-name="文泉驛等寬正黑" fo:font-size="8pt" officeooo:paragraph-rsid="002a27c6" style:font-name-asian="文泉驛等寬正黑" style:font-size-asian="8pt" style:font-size-complex="8pt"/>
    </style:style>
    <style:style style:name="P110" style:family="paragraph" style:parent-style-name="Table_20_Contents">
      <style:text-properties style:font-name="文泉驛等寬正黑" fo:font-size="8pt" officeooo:rsid="0037fef3" officeooo:paragraph-rsid="0037fef3" style:font-name-asian="文泉驛等寬正黑" style:font-size-asian="8pt" style:font-size-complex="8pt"/>
    </style:style>
    <style:style style:name="P111" style:family="paragraph" style:parent-style-name="Table_20_Contents">
      <style:text-properties style:font-name="文泉驛等寬正黑" fo:font-size="12pt" officeooo:rsid="002ea824" officeooo:paragraph-rsid="002ea824" style:font-name-asian="文泉驛等寬正黑" style:font-size-asian="12pt" style:font-size-complex="12pt"/>
    </style:style>
    <style:style style:name="P112" style:family="paragraph" style:parent-style-name="Table_20_Contents">
      <style:text-properties style:font-name="文泉驛等寬正黑" fo:font-size="12pt" officeooo:rsid="00150e8b" officeooo:paragraph-rsid="002a4701" style:font-name-asian="文泉驛等寬正黑" style:font-size-asian="12pt" style:font-size-complex="12pt"/>
    </style:style>
    <style:style style:name="P113" style:family="paragraph" style:parent-style-name="Table_20_Contents">
      <style:text-properties style:font-name="文泉驛等寬正黑" fo:font-size="12pt" officeooo:rsid="00150e8b" officeooo:paragraph-rsid="002ea824" style:font-name-asian="文泉驛等寬正黑" style:font-size-asian="12pt" style:font-size-complex="12pt"/>
    </style:style>
    <style:style style:name="P114" style:family="paragraph" style:parent-style-name="Table_20_Contents">
      <style:text-properties style:font-name="文泉驛等寬正黑" fo:font-size="7pt" style:font-name-asian="文泉驛等寬正黑" style:font-size-asian="7pt" style:font-size-complex="7pt"/>
    </style:style>
    <style:style style:name="P115" style:family="paragraph" style:parent-style-name="Table_20_Contents">
      <style:text-properties style:font-name="文泉驛等寬正黑" fo:font-size="7pt" officeooo:rsid="002ea824" officeooo:paragraph-rsid="002ea824" style:font-name-asian="文泉驛等寬正黑" style:font-size-asian="7pt" style:font-size-complex="7pt"/>
    </style:style>
    <style:style style:name="P116" style:family="paragraph" style:parent-style-name="Table_20_Contents">
      <style:text-properties style:font-name="文泉驛等寬正黑" fo:font-size="7pt" officeooo:rsid="00188b9c" officeooo:paragraph-rsid="00188b9c" style:font-name-asian="文泉驛等寬正黑" style:font-size-asian="7pt" style:font-size-complex="7pt"/>
    </style:style>
    <style:style style:name="P117" style:family="paragraph" style:parent-style-name="Table_20_Contents">
      <style:text-properties style:font-name="文泉驛等寬正黑" fo:font-size="7pt" officeooo:rsid="001c0d62" officeooo:paragraph-rsid="002a27c6" style:font-name-asian="文泉驛等寬正黑" style:font-size-asian="7pt" style:font-size-complex="7pt"/>
    </style:style>
    <style:style style:name="P118" style:family="paragraph" style:parent-style-name="Table_20_Contents">
      <style:text-properties style:font-name="文泉驛等寬正黑" officeooo:rsid="00150e8b" officeooo:paragraph-rsid="004588eb" style:font-name-asian="文泉驛等寬正黑"/>
    </style:style>
    <style:style style:name="P119" style:family="paragraph" style:parent-style-name="Table_20_Contents">
      <style:text-properties style:font-name="文泉驛等寬正黑" officeooo:rsid="002326b2" officeooo:paragraph-rsid="004ae186" style:font-name-asian="文泉驛等寬正黑"/>
    </style:style>
    <style:style style:name="P120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T1" style:family="text">
      <style:text-properties officeooo:rsid="001a994e"/>
    </style:style>
    <style:style style:name="T2" style:family="text">
      <style:text-properties officeooo:rsid="001c0d62"/>
    </style:style>
    <style:style style:name="T3" style:family="text">
      <style:text-properties officeooo:rsid="001cdf16"/>
    </style:style>
    <style:style style:name="T4" style:family="text">
      <style:text-properties officeooo:rsid="001fadaa"/>
    </style:style>
    <style:style style:name="T5" style:family="text">
      <style:text-properties officeooo:rsid="002326b2"/>
    </style:style>
    <style:style style:name="T6" style:family="text">
      <style:text-properties officeooo:rsid="002519dd"/>
    </style:style>
    <style:style style:name="T7" style:family="text">
      <style:text-properties officeooo:rsid="002642f9"/>
    </style:style>
    <style:style style:name="T8" style:family="text">
      <style:text-properties officeooo:rsid="0027fbd4"/>
    </style:style>
    <style:style style:name="T9" style:family="text">
      <style:text-properties officeooo:rsid="002a27c6"/>
    </style:style>
    <style:style style:name="T10" style:family="text">
      <style:text-properties officeooo:rsid="002d737f"/>
    </style:style>
    <style:style style:name="T11" style:family="text">
      <style:text-properties officeooo:rsid="0031cad9"/>
    </style:style>
    <style:style style:name="T12" style:family="text">
      <style:text-properties officeooo:rsid="0033468f"/>
    </style:style>
    <style:style style:name="T13" style:family="text">
      <style:text-properties fo:font-style="normal" style:font-name-asian="文泉驛等寬正黑" style:font-style-asian="normal" style:font-style-complex="normal"/>
    </style:style>
    <style:style style:name="T14" style:family="text">
      <style:text-properties officeooo:rsid="003d7493"/>
    </style:style>
    <style:style style:name="T15" style:family="text">
      <style:text-properties officeooo:rsid="003e9757"/>
    </style:style>
    <style:style style:name="T16" style:family="text">
      <style:text-properties officeooo:rsid="003ee18b"/>
    </style:style>
    <style:style style:name="T17" style:family="text">
      <style:text-properties officeooo:rsid="003fadb9"/>
    </style:style>
    <style:style style:name="T18" style:family="text">
      <style:text-properties officeooo:rsid="00150e8b"/>
    </style:style>
    <style:style style:name="T19" style:family="text">
      <style:text-properties officeooo:rsid="004ae186"/>
    </style:style>
    <style:style style:name="T20" style:family="text">
      <style:text-properties officeooo:rsid="004cc87a"/>
    </style:style>
    <style:style style:name="T21" style:family="text">
      <style:text-properties officeooo:rsid="004d188e"/>
    </style:style>
    <style:style style:name="T22" style:family="text">
      <style:text-properties officeooo:rsid="004dc8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8">二刀武器</text:p>
          </table:table-cell>
          <table:table-cell table:style-name="武器.A1" office:value-type="string">
            <text:p text:style-name="P8">雙斧</text:p>
            <text:p text:style-name="P9"/>
          </table:table-cell>
          <table:table-cell table:style-name="武器.A1" office:value-type="string">
            <text:p text:style-name="P43"><draw:frame draw:style-name="fr1" draw:name="影像2" text:anchor-type="paragraph" svg:x="0.1665in" svg:y="0.0366in" svg:width="0.3335in" svg:height="0.3335in" draw:z-index="101"><draw:image xlink:href="Pictures/10000000000000180000001892D9AC01.png" xlink:type="simple" xlink:show="embed" xlink:actuate="onLoad"/></draw:frame>翠綠雙斧</text:p>
          </table:table-cell>
          <table:table-cell table:style-name="武器.A1" office:value-type="string">
            <text:p text:style-name="P8"><draw:frame draw:style-name="fr1" draw:name="影像3" text:anchor-type="paragraph" svg:x="0.1in" svg:y="0.0083in" svg:width="0.3335in" svg:height="0.3335in" draw:z-index="102"><draw:image xlink:href="Pictures/1000000000000018000000180AE6E082.png" xlink:type="simple" xlink:show="embed" xlink:actuate="onLoad"/></draw:frame>木紋雙斧</text:p>
          </table:table-cell>
          <table:table-cell table:style-name="武器.A1" office:value-type="string">
            <text:p text:style-name="P8"><draw:frame draw:style-name="fr1" draw:name="影像1" text:anchor-type="paragraph" svg:x="0.1701in" svg:y="0.028in" svg:width="0.3335in" svg:height="0.3335in" draw:z-index="103"><draw:image xlink:href="Pictures/1000000000000018000000181E5D1F1B.png" xlink:type="simple" xlink:show="embed" xlink:actuate="onLoad"/></draw:frame>銀白雙斧</text:p>
          </table:table-cell>
          <table:table-cell table:style-name="武器.A1" office:value-type="string">
            <text:p text:style-name="P8"><draw:frame draw:style-name="fr1" draw:name="影像4" text:anchor-type="paragraph" svg:x="0.1673in" svg:y="0.028in" svg:width="0.3335in" svg:height="0.3335in" draw:z-index="104"><draw:image xlink:href="Pictures/10000000000000180000001862FE588E.png" xlink:type="simple" xlink:show="embed" xlink:actuate="onLoad"/></draw:frame>湛藍雙斧</text:p>
          </table:table-cell>
          <table:table-cell table:style-name="武器.A1" office:value-type="string">
            <text:p text:style-name="P8"><draw:frame draw:style-name="fr1" draw:name="影像5" text:anchor-type="paragraph" svg:x="0.1673in" svg:y="0.0465in" svg:width="0.3335in" svg:height="0.3335in" draw:z-index="105"><draw:image xlink:href="Pictures/1000000000000018000000188EDD6D7C.png" xlink:type="simple" xlink:show="embed" xlink:actuate="onLoad"/></draw:frame>緋紅雙斧</text:p>
          </table:table-cell>
          <table:table-cell table:style-name="武器.A1" office:value-type="string">
            <text:p text:style-name="P8"><draw:frame draw:style-name="fr1" draw:name="影像6" text:anchor-type="paragraph" svg:x="0.1673in" svg:y="0.028in" svg:width="0.3335in" svg:height="0.3335in" draw:z-index="106"><draw:image xlink:href="Pictures/1000000000000018000000184AF00F49.png" xlink:type="simple" xlink:show="embed" xlink:actuate="onLoad"/></draw:frame>蒼灰雙斧</text:p>
          </table:table-cell>
          <table:table-cell table:style-name="武器.I1" office:value-type="string">
            <text:p text:style-name="P8"><draw:frame draw:style-name="fr1" draw:name="影像7" text:anchor-type="paragraph" svg:x="0.1673in" svg:y="0.0272in" svg:width="0.3335in" svg:height="0.3335in" draw:z-index="107"><draw:image xlink:href="Pictures/100000000000001800000018E692C504.png" xlink:type="simple" xlink:show="embed" xlink:actuate="onLoad"/></draw:frame>血紅雙斧</text:p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67">atk</text:p>
            <text:p text:style-name="P67">healhp</text:p>
          </table:table-cell>
          <table:table-cell table:style-name="武器.A2" office:value-type="string">
            <text:p text:style-name="P79">atk+10</text:p>
            <text:p text:style-name="P79">healhp+5</text:p>
          </table:table-cell>
          <table:table-cell table:style-name="武器.A2" office:value-type="string">
            <text:p text:style-name="P79">atk+20</text:p>
            <text:p text:style-name="P79">healhp+10</text:p>
          </table:table-cell>
          <table:table-cell table:style-name="武器.A2" office:value-type="string">
            <text:p text:style-name="P79">atk+40</text:p>
            <text:p text:style-name="P79">healhp+20</text:p>
          </table:table-cell>
          <table:table-cell table:style-name="武器.A2" office:value-type="string">
            <text:p text:style-name="P79">atk+80</text:p>
            <text:p text:style-name="P79">healhp+35</text:p>
          </table:table-cell>
          <table:table-cell table:style-name="武器.A2" office:value-type="string">
            <text:p text:style-name="P79">atk+160</text:p>
            <text:p text:style-name="P79">healhp+55</text:p>
          </table:table-cell>
          <table:table-cell table:style-name="武器.A2" office:value-type="string">
            <text:p text:style-name="P79">atk+320</text:p>
            <text:p text:style-name="P79">healhp+80</text:p>
          </table:table-cell>
          <table:table-cell table:style-name="武器.I2" office:value-type="string">
            <text:p text:style-name="P79">atk+640</text:p>
            <text:p text:style-name="P79">healhp+110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雙劍</text:p>
            <text:p text:style-name="P9"/>
          </table:table-cell>
          <table:table-cell table:style-name="武器.A2" office:value-type="string">
            <text:p text:style-name="P8"><draw:frame draw:style-name="fr2" draw:name="影像56" text:anchor-type="paragraph" svg:width="0.3335in" svg:height="0.3335in" draw:z-index="108"><draw:image xlink:href="Pictures/100002010000001800000018D0A2F56E.png" xlink:type="simple" xlink:show="embed" xlink:actuate="onLoad"/></draw:frame>迷你雙劍</text:p>
          </table:table-cell>
          <table:table-cell table:style-name="武器.A2" office:value-type="string">
            <text:p text:style-name="P8"><draw:frame draw:style-name="fr2" draw:name="影像39" text:anchor-type="paragraph" svg:width="0.3335in" svg:height="0.3335in" draw:z-index="109"><draw:image xlink:href="Pictures/1000020100000018000000183DF05F27.png" xlink:type="simple" xlink:show="embed" xlink:actuate="onLoad"/></draw:frame>普通雙劍</text:p>
          </table:table-cell>
          <table:table-cell table:style-name="武器.A2" office:value-type="string">
            <text:p text:style-name="P8"><draw:frame draw:style-name="fr1" draw:name="影像36" text:anchor-type="paragraph" svg:x="0.1646in" svg:y="0in" svg:width="0.3335in" svg:height="0.3335in" draw:z-index="110"><draw:image xlink:href="Pictures/100000000000001800000018DD53F947.png" xlink:type="simple" xlink:show="embed" xlink:actuate="onLoad"/></draw:frame>銀白雙劍</text:p>
          </table:table-cell>
          <table:table-cell table:style-name="武器.A2" office:value-type="string">
            <text:p text:style-name="P8"><draw:frame draw:style-name="fr2" draw:name="影像37" text:anchor-type="paragraph" svg:width="0.3335in" svg:height="0.3335in" draw:z-index="111"><draw:image xlink:href="Pictures/1000000000000018000000188E57108A.png" xlink:type="simple" xlink:show="embed" xlink:actuate="onLoad"/></draw:frame>湛藍雙劍</text:p>
          </table:table-cell>
          <table:table-cell table:style-name="武器.A2" office:value-type="string">
            <text:p text:style-name="P8"><draw:frame draw:style-name="fr2" draw:name="影像38" text:anchor-type="paragraph" svg:width="0.3335in" svg:height="0.3335in" draw:z-index="112"><draw:image xlink:href="Pictures/100000000000001800000018325DB516.png" xlink:type="simple" xlink:show="embed" xlink:actuate="onLoad"/></draw:frame>緋紅雙劍</text:p>
          </table:table-cell>
          <table:table-cell table:style-name="武器.A2" office:value-type="string">
            <text:p text:style-name="P8"><draw:frame draw:style-name="fr2" draw:name="影像62" text:anchor-type="paragraph" svg:width="0.3335in" svg:height="0.3335in" draw:z-index="113"><draw:image xlink:href="Pictures/100000000000001800000018CC59028C.png" xlink:type="simple" xlink:show="embed" xlink:actuate="onLoad"/></draw:frame>鐵灰雙斧</text:p>
          </table:table-cell>
          <table:table-cell table:style-name="武器.I2" office:value-type="string">
            <text:p text:style-name="P44"><draw:frame draw:style-name="fr2" draw:name="影像63" text:anchor-type="paragraph" svg:width="0.3335in" svg:height="0.3335in" draw:z-index="114"><draw:image xlink:href="Pictures/10000000000000180000001879DABFB9.png" xlink:type="simple" xlink:show="embed" xlink:actuate="onLoad"/></draw:frame>蒼灰雙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8">atk</text:p>
            <text:p text:style-name="P88">atkspd</text:p>
          </table:table-cell>
          <table:table-cell table:style-name="武器.A2" office:value-type="string">
            <text:p text:style-name="P89">atk+10</text:p>
            <text:p text:style-name="P89">atkspd+10%</text:p>
          </table:table-cell>
          <table:table-cell table:style-name="武器.A2" office:value-type="string">
            <text:p text:style-name="P89">atk+20</text:p>
            <text:p text:style-name="P89">atkspd+20%</text:p>
          </table:table-cell>
          <table:table-cell table:style-name="武器.A2" office:value-type="string">
            <text:p text:style-name="P89">atk+40</text:p>
            <text:p text:style-name="P89">atkspd+30%</text:p>
          </table:table-cell>
          <table:table-cell table:style-name="武器.A2" office:value-type="string">
            <text:p text:style-name="P89">atk+80</text:p>
            <text:p text:style-name="P89">atkspd+40%</text:p>
          </table:table-cell>
          <table:table-cell table:style-name="武器.A2" office:value-type="string">
            <text:p text:style-name="P89">atk+160</text:p>
            <text:p text:style-name="P89">atkspd+50%</text:p>
          </table:table-cell>
          <table:table-cell table:style-name="武器.A2" office:value-type="string">
            <text:p text:style-name="P89">atk+320</text:p>
            <text:p text:style-name="P89">atkspd+60%</text:p>
          </table:table-cell>
          <table:table-cell table:style-name="武器.I2" office:value-type="string">
            <text:p text:style-name="P89">atk+640</text:p>
            <text:p text:style-name="P89">atkspd+70%</text:p>
          </table:table-cell>
        </table:table-row>
        <table:table-row>
          <table:table-cell table:style-name="武器.A2" office:value-type="string">
            <text:p text:style-name="P8">雙手武器</text:p>
          </table:table-cell>
          <table:table-cell table:style-name="武器.A2" office:value-type="string">
            <text:p text:style-name="P8">長槍</text:p>
            <text:p text:style-name="P9"/>
          </table:table-cell>
          <table:table-cell table:style-name="武器.A2" office:value-type="string">
            <text:p text:style-name="P8"><draw:frame draw:style-name="fr2" draw:name="影像32" text:anchor-type="paragraph" svg:width="0.3335in" svg:height="0.3335in" draw:z-index="115"><draw:image xlink:href="Pictures/100000000000001800000018CD320DFA.png" xlink:type="simple" xlink:show="embed" xlink:actuate="onLoad"/></draw:frame>翠綠長槍</text:p>
          </table:table-cell>
          <table:table-cell table:style-name="武器.A2" office:value-type="string">
            <text:p text:style-name="P8"><draw:frame draw:style-name="fr2" draw:name="影像34" text:anchor-type="paragraph" svg:width="0.3335in" svg:height="0.3335in" draw:z-index="116"><draw:image xlink:href="Pictures/100000000000001800000018AECE1D04.png" xlink:type="simple" xlink:show="embed" xlink:actuate="onLoad"/></draw:frame>木紋長槍</text:p>
          </table:table-cell>
          <table:table-cell table:style-name="武器.A2" office:value-type="string">
            <text:p text:style-name="P8"><draw:frame draw:style-name="fr2" draw:name="影像33" text:anchor-type="paragraph" svg:width="0.3335in" svg:height="0.3335in" draw:z-index="117"><draw:image xlink:href="Pictures/100000000000001800000018D82DBB95.png" xlink:type="simple" xlink:show="embed" xlink:actuate="onLoad"/></draw:frame>銀白長槍</text:p>
          </table:table-cell>
          <table:table-cell table:style-name="武器.A2" office:value-type="string">
            <text:p text:style-name="P8"><draw:frame draw:style-name="fr2" draw:name="影像26" text:anchor-type="paragraph" svg:width="0.3335in" svg:height="0.3335in" draw:z-index="118"><draw:image xlink:href="Pictures/100000000000001800000018C0D5B5C5.png" xlink:type="simple" xlink:show="embed" xlink:actuate="onLoad"/></draw:frame>湛藍長槍</text:p>
          </table:table-cell>
          <table:table-cell table:style-name="武器.A2" office:value-type="string">
            <text:p text:style-name="P8"><draw:frame draw:style-name="fr2" draw:name="影像35" text:anchor-type="paragraph" svg:width="0.3335in" svg:height="0.3335in" draw:z-index="119"><draw:image xlink:href="Pictures/10000000000000180000001828FCB81D.png" xlink:type="simple" xlink:show="embed" xlink:actuate="onLoad"/></draw:frame>緋紅長槍</text:p>
          </table:table-cell>
          <table:table-cell table:style-name="武器.A2" office:value-type="string">
            <text:p text:style-name="P8"><draw:frame draw:style-name="fr2" draw:name="影像13" text:anchor-type="paragraph" svg:width="0.3335in" svg:height="0.3335in" draw:z-index="120"><draw:image xlink:href="Pictures/1000000000000018000000185F923A72.png" xlink:type="simple" xlink:show="embed" xlink:actuate="onLoad"/></draw:frame>鐵灰長槍</text:p>
          </table:table-cell>
          <table:table-cell table:style-name="武器.I2" office:value-type="string">
            <text:p text:style-name="P8"><draw:frame draw:style-name="fr2" draw:name="影像14" text:anchor-type="paragraph" svg:width="0.3335in" svg:height="0.3335in" draw:z-index="121"><draw:image xlink:href="Pictures/100000000000001800000018CEB95ED7.png" xlink:type="simple" xlink:show="embed" xlink:actuate="onLoad"/></draw:frame>蒼灰長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con</text:p>
          </table:table-cell>
          <table:table-cell table:style-name="武器.A2" office:value-type="string">
            <text:p text:style-name="P38">atk+15</text:p>
            <text:p text:style-name="P38">con+10</text:p>
          </table:table-cell>
          <table:table-cell table:style-name="武器.A2" office:value-type="string">
            <text:p text:style-name="P38">atk+30</text:p>
            <text:p text:style-name="P38">con+20</text:p>
          </table:table-cell>
          <table:table-cell table:style-name="武器.A2" office:value-type="string">
            <text:p text:style-name="P38">atk+60</text:p>
            <text:p text:style-name="P38">con+35</text:p>
          </table:table-cell>
          <table:table-cell table:style-name="武器.A2" office:value-type="string">
            <text:p text:style-name="P38">atk+120</text:p>
            <text:p text:style-name="P38">con+55</text:p>
          </table:table-cell>
          <table:table-cell table:style-name="武器.A2" office:value-type="string">
            <text:p text:style-name="P38">atk+240</text:p>
            <text:p text:style-name="P38">con+80</text:p>
          </table:table-cell>
          <table:table-cell table:style-name="武器.A2" office:value-type="string">
            <text:p text:style-name="P38">atk+480</text:p>
            <text:p text:style-name="P38">con+110</text:p>
          </table:table-cell>
          <table:table-cell table:style-name="武器.I2" office:value-type="string">
            <text:p text:style-name="P38">atk+960</text:p>
            <text:p text:style-name="P38">con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大斧</text:p>
            <text:p text:style-name="P9"/>
          </table:table-cell>
          <table:table-cell table:style-name="武器.A2" office:value-type="string">
            <text:p text:style-name="P44"><draw:frame draw:style-name="fr2" draw:name="影像16" text:anchor-type="paragraph" svg:width="0.3335in" svg:height="0.3335in" draw:z-index="123"><draw:image xlink:href="Pictures/100000000000001800000018E0CA0B98.png" xlink:type="simple" xlink:show="embed" xlink:actuate="onLoad"/></draw:frame>翠綠大斧</text:p>
          </table:table-cell>
          <table:table-cell table:style-name="武器.A2" office:value-type="string">
            <text:p text:style-name="P8"><draw:frame draw:style-name="fr2" draw:name="影像15" text:anchor-type="paragraph" svg:width="0.3335in" svg:height="0.3335in" draw:z-index="124"><draw:image xlink:href="Pictures/10000000000000180000001878B9AED1.png" xlink:type="simple" xlink:show="embed" xlink:actuate="onLoad"/></draw:frame>木紋大斧</text:p>
          </table:table-cell>
          <table:table-cell table:style-name="武器.A2" office:value-type="string">
            <text:p text:style-name="P8"><draw:frame draw:style-name="fr1" draw:name="影像8" text:anchor-type="paragraph" svg:x="0.2047in" svg:y="0.0256in" svg:width="0.3335in" svg:height="0.3335in" draw:z-index="125"><draw:image xlink:href="Pictures/100000000000001800000018EE16C514.png" xlink:type="simple" xlink:show="embed" xlink:actuate="onLoad"/></draw:frame>銀白大斧</text:p>
          </table:table-cell>
          <table:table-cell table:style-name="武器.A2" office:value-type="string">
            <text:p text:style-name="P8"><draw:frame draw:style-name="fr1" draw:name="影像9" text:anchor-type="paragraph" svg:x="0.2063in" svg:y="0.0283in" svg:width="0.3335in" svg:height="0.3335in" draw:z-index="122"><draw:image xlink:href="Pictures/100000000000001800000018C79EAD05.png" xlink:type="simple" xlink:show="embed" xlink:actuate="onLoad"/></draw:frame>湛藍大斧</text:p>
          </table:table-cell>
          <table:table-cell table:style-name="武器.A2" office:value-type="string">
            <text:p text:style-name="P8"><draw:frame draw:style-name="fr1" draw:name="影像10" text:anchor-type="paragraph" svg:x="0.1953in" svg:y="0.0098in" svg:width="0.3335in" svg:height="0.3335in" draw:z-index="126"><draw:image xlink:href="Pictures/100000000000001800000018F2013E36.png" xlink:type="simple" xlink:show="embed" xlink:actuate="onLoad"/></draw:frame>緋紅大斧</text:p>
          </table:table-cell>
          <table:table-cell table:style-name="武器.A2" office:value-type="string">
            <text:p text:style-name="P8"><draw:frame draw:style-name="fr2" draw:name="影像11" text:anchor-type="paragraph" svg:width="0.3335in" svg:height="0.3335in" draw:z-index="127"><draw:image xlink:href="Pictures/100000000000001800000018D8F12D53.png" xlink:type="simple" xlink:show="embed" xlink:actuate="onLoad"/></draw:frame>鐵灰大斧</text:p>
          </table:table-cell>
          <table:table-cell table:style-name="武器.I2" office:value-type="string">
            <text:p text:style-name="P8"><draw:frame draw:style-name="fr2" draw:name="影像12" text:anchor-type="paragraph" svg:width="0.3335in" svg:height="0.3335in" draw:z-index="128"><draw:image xlink:href="Pictures/100000000000001800000018E3399CFD.png" xlink:type="simple" xlink:show="embed" xlink:actuate="onLoad"/></draw:frame>血紅大斧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str</text:p>
          </table:table-cell>
          <table:table-cell table:style-name="武器.A2" office:value-type="string">
            <text:p text:style-name="P38">atk+15</text:p>
            <text:p text:style-name="P38">str+10</text:p>
          </table:table-cell>
          <table:table-cell table:style-name="武器.A2" office:value-type="string">
            <text:p text:style-name="P38">atk+30</text:p>
            <text:p text:style-name="P38">str+20</text:p>
          </table:table-cell>
          <table:table-cell table:style-name="武器.A2" office:value-type="string">
            <text:p text:style-name="P38">atk+60</text:p>
            <text:p text:style-name="P38">str+35</text:p>
          </table:table-cell>
          <table:table-cell table:style-name="武器.A2" office:value-type="string">
            <text:p text:style-name="P38">atk+120</text:p>
            <text:p text:style-name="P38">str+55</text:p>
          </table:table-cell>
          <table:table-cell table:style-name="武器.A2" office:value-type="string">
            <text:p text:style-name="P38">atk+240</text:p>
            <text:p text:style-name="P38">str+80</text:p>
          </table:table-cell>
          <table:table-cell table:style-name="武器.A2" office:value-type="string">
            <text:p text:style-name="P38">atk+480</text:p>
            <text:p text:style-name="P38">str+110</text:p>
          </table:table-cell>
          <table:table-cell table:style-name="武器.I2" office:value-type="string">
            <text:p text:style-name="P38">atk+960</text:p>
            <text:p text:style-name="P38">str+145</text:p>
          </table:table-cell>
        </table:table-row>
        <table:table-row>
          <table:table-cell table:style-name="武器.A2" office:value-type="string">
            <text:p text:style-name="P8">單手武器</text:p>
          </table:table-cell>
          <table:table-cell table:style-name="武器.A2" office:value-type="string">
            <text:p text:style-name="P8">單手劍</text:p>
            <text:p text:style-name="P9"/>
          </table:table-cell>
          <table:table-cell table:style-name="武器.A2" office:value-type="string">
            <text:p text:style-name="P8"><draw:frame draw:style-name="fr1" draw:name="影像47" text:anchor-type="paragraph" svg:x="0.1862in" svg:y="0.0437in" svg:width="0.3335in" svg:height="0.3335in" draw:z-index="129"><draw:image xlink:href="Pictures/1000000000000018000000188BA0D610.png" xlink:type="simple" xlink:show="embed" xlink:actuate="onLoad"/></draw:frame>翠綠長劍</text:p>
          </table:table-cell>
          <table:table-cell table:style-name="武器.A2" office:value-type="string">
            <text:p text:style-name="P8"><draw:frame draw:style-name="fr1" draw:name="影像48" text:anchor-type="paragraph" svg:x="0.1665in" svg:y="0.0071in" svg:width="0.3335in" svg:height="0.3335in" draw:z-index="130"><draw:image xlink:href="Pictures/100000000000001800000018402FB004.png" xlink:type="simple" xlink:show="embed" xlink:actuate="onLoad"/></draw:frame>木紋長劍</text:p>
          </table:table-cell>
          <table:table-cell table:style-name="武器.A2" office:value-type="string">
            <text:p text:style-name="P8"><draw:frame draw:style-name="fr2" draw:name="影像51" text:anchor-type="paragraph" svg:width="0.3335in" svg:height="0.3335in" draw:z-index="135"><draw:image xlink:href="Pictures/100000000000001800000018FBD4A84B.png" xlink:type="simple" xlink:show="embed" xlink:actuate="onLoad"/></draw:frame>銀白長劍</text:p>
          </table:table-cell>
          <table:table-cell table:style-name="武器.A2" office:value-type="string">
            <text:p text:style-name="P8"><draw:frame draw:style-name="fr1" draw:name="影像50" text:anchor-type="paragraph" svg:x="0.2138in" svg:y="0.0055in" svg:width="0.3335in" svg:height="0.3335in" draw:z-index="131"><draw:image xlink:href="Pictures/1000000000000018000000184665E9D3.png" xlink:type="simple" xlink:show="embed" xlink:actuate="onLoad"/></draw:frame>湛藍長劍</text:p>
          </table:table-cell>
          <table:table-cell table:style-name="武器.A2" office:value-type="string">
            <text:p text:style-name="P8"><draw:frame draw:style-name="fr1" draw:name="影像49" text:anchor-type="paragraph" svg:x="0.2138in" svg:y="0.0146in" svg:width="0.3335in" svg:height="0.3335in" draw:z-index="132"><draw:image xlink:href="Pictures/100000000000001800000018E931A4DE.png" xlink:type="simple" xlink:show="embed" xlink:actuate="onLoad"/></draw:frame>緋紅長劍</text:p>
          </table:table-cell>
          <table:table-cell table:style-name="武器.A2" office:value-type="string">
            <text:p text:style-name="P8"><draw:frame draw:style-name="fr2" draw:name="影像70" text:anchor-type="paragraph" svg:width="0.3335in" svg:height="0.3335in" draw:z-index="133"><draw:image xlink:href="Pictures/1000000000000018000000182D45F9D5.png" xlink:type="simple" xlink:show="embed" xlink:actuate="onLoad"/></draw:frame>鐵灰長劍</text:p>
          </table:table-cell>
          <table:table-cell table:style-name="武器.I2" office:value-type="string">
            <text:p text:style-name="P8"><draw:frame draw:style-name="fr2" draw:name="影像69" text:anchor-type="paragraph" svg:width="0.3335in" svg:height="0.3335in" draw:z-index="134"><draw:image xlink:href="Pictures/100000000000001800000018E59BB383.png" xlink:type="simple" xlink:show="embed" xlink:actuate="onLoad"/></draw:frame>蒼灰長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def</text:p>
          </table:table-cell>
          <table:table-cell table:style-name="武器.A2" office:value-type="string">
            <text:p text:style-name="P38">atk+10</text:p>
            <text:p text:style-name="P38">def+2</text:p>
          </table:table-cell>
          <table:table-cell table:style-name="武器.A2" office:value-type="string">
            <text:p text:style-name="P38">atk+20</text:p>
            <text:p text:style-name="P38">def+4</text:p>
          </table:table-cell>
          <table:table-cell table:style-name="武器.A2" office:value-type="string">
            <text:p text:style-name="P38">atk+40</text:p>
            <text:p text:style-name="P38">def+8</text:p>
          </table:table-cell>
          <table:table-cell table:style-name="武器.A2" office:value-type="string">
            <text:p text:style-name="P38">atk+80</text:p>
            <text:p text:style-name="P38">def+16</text:p>
          </table:table-cell>
          <table:table-cell table:style-name="武器.A2" office:value-type="string">
            <text:p text:style-name="P38">atk+160</text:p>
            <text:p text:style-name="P38">def+32</text:p>
          </table:table-cell>
          <table:table-cell table:style-name="武器.A2" office:value-type="string">
            <text:p text:style-name="P38">atk+320</text:p>
            <text:p text:style-name="P38">def+64</text:p>
          </table:table-cell>
          <table:table-cell table:style-name="武器.I2" office:value-type="string">
            <text:p text:style-name="P38">atk+640</text:p>
            <text:p text:style-name="P38">def+128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單手鎚</text:p>
            <text:p text:style-name="P9"/>
          </table:table-cell>
          <table:table-cell table:style-name="武器.A2" office:value-type="string">
            <text:p text:style-name="P8"><draw:frame draw:style-name="fr1" draw:name="影像59" text:anchor-type="paragraph" svg:x="0.148in" svg:y="0.0008in" svg:width="0.3335in" svg:height="0.3335in" draw:z-index="136"><draw:image xlink:href="Pictures/1000000000000018000000184610DB5E.png" xlink:type="simple" xlink:show="embed" xlink:actuate="onLoad"/></draw:frame>翠綠重鎚</text:p>
          </table:table-cell>
          <table:table-cell table:style-name="武器.A2" office:value-type="string">
            <text:p text:style-name="P8"><draw:frame draw:style-name="fr2" draw:name="影像58" text:anchor-type="paragraph" svg:width="0.3335in" svg:height="0.3335in" draw:z-index="137"><draw:image xlink:href="Pictures/100000000000001800000018DE31D17B.png" xlink:type="simple" xlink:show="embed" xlink:actuate="onLoad"/></draw:frame>木紋重鎚</text:p>
          </table:table-cell>
          <table:table-cell table:style-name="武器.A2" office:value-type="string">
            <text:p text:style-name="P8"><draw:frame draw:style-name="fr2" draw:name="影像54" text:anchor-type="paragraph" svg:width="0.3335in" svg:height="0.3335in" draw:z-index="138"><draw:image xlink:href="Pictures/100000000000001800000018E3B8261D.png" xlink:type="simple" xlink:show="embed" xlink:actuate="onLoad"/></draw:frame>銀白重鎚</text:p>
          </table:table-cell>
          <table:table-cell table:style-name="武器.A2" office:value-type="string">
            <text:p text:style-name="P8"><draw:frame draw:style-name="fr2" draw:name="影像60" text:anchor-type="paragraph" svg:width="0.3335in" svg:height="0.3335in" draw:z-index="139"><draw:image xlink:href="Pictures/100000000000001800000018D1582142.png" xlink:type="simple" xlink:show="embed" xlink:actuate="onLoad"/></draw:frame>湛藍重鎚</text:p>
          </table:table-cell>
          <table:table-cell table:style-name="武器.A2" office:value-type="string">
            <text:p text:style-name="P8"><draw:frame draw:style-name="fr2" draw:name="影像55" text:anchor-type="paragraph" svg:width="0.3335in" svg:height="0.3335in" draw:z-index="140"><draw:image xlink:href="Pictures/1000000000000018000000186F6D091D.png" xlink:type="simple" xlink:show="embed" xlink:actuate="onLoad"/></draw:frame>緋紅戰鎚</text:p>
          </table:table-cell>
          <table:table-cell table:style-name="武器.A2" office:value-type="string">
            <text:p text:style-name="P8"><draw:frame draw:style-name="fr1" draw:name="影像61" text:anchor-type="paragraph" svg:x="0.1382in" svg:y="0.0299in" svg:width="0.3335in" svg:height="0.3335in" draw:z-index="141"><draw:image xlink:href="Pictures/100000000000001800000018AE08A8C1.png" xlink:type="simple" xlink:show="embed" xlink:actuate="onLoad"/></draw:frame>鐵灰戰鎚</text:p>
          </table:table-cell>
          <table:table-cell table:style-name="武器.I2" office:value-type="string">
            <text:p text:style-name="P8"><draw:frame draw:style-name="fr2" draw:name="影像57" text:anchor-type="paragraph" svg:width="0.3335in" svg:height="0.3335in" draw:z-index="172"><draw:image xlink:href="Pictures/100000000000001800000018B2F1E2C2.png" xlink:type="simple" xlink:show="embed" xlink:actuate="onLoad"/></draw:frame>蒼灰戰鎚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6">atk</text:p>
            <text:p text:style-name="P96">maxhp</text:p>
          </table:table-cell>
          <table:table-cell table:style-name="武器.A2" office:value-type="string">
            <text:p text:style-name="P101">atk+10</text:p>
            <text:p text:style-name="P101">maxhp+40</text:p>
          </table:table-cell>
          <table:table-cell table:style-name="武器.A2" office:value-type="string">
            <text:p text:style-name="P101">atk+20</text:p>
            <text:p text:style-name="P101">maxhp+80</text:p>
          </table:table-cell>
          <table:table-cell table:style-name="武器.A2" office:value-type="string">
            <text:p text:style-name="P101">atk+40</text:p>
            <text:p text:style-name="P101">maxhp+160</text:p>
          </table:table-cell>
          <table:table-cell table:style-name="武器.A2" office:value-type="string">
            <text:p text:style-name="P101">atk+80</text:p>
            <text:p text:style-name="P101">maxhp+280</text:p>
          </table:table-cell>
          <table:table-cell table:style-name="武器.A2" office:value-type="string">
            <text:p text:style-name="P101">atk+160</text:p>
            <text:p text:style-name="P101">maxhp+440</text:p>
          </table:table-cell>
          <table:table-cell table:style-name="武器.A2" office:value-type="string">
            <text:p text:style-name="P101">atk+320</text:p>
            <text:p text:style-name="P101">maxhp+640</text:p>
          </table:table-cell>
          <table:table-cell table:style-name="武器.I2" office:value-type="string">
            <text:p text:style-name="P101">atk+640</text:p>
            <text:p text:style-name="P101">maxhp+880</text:p>
          </table:table-cell>
        </table:table-row>
        <table:table-row>
          <table:table-cell table:style-name="武器.A2" office:value-type="string">
            <text:p text:style-name="P8">魔法武器</text:p>
          </table:table-cell>
          <table:table-cell table:style-name="武器.A2" office:value-type="string">
            <text:p text:style-name="P8">法杖</text:p>
            <text:p text:style-name="P9"/>
          </table:table-cell>
          <table:table-cell table:style-name="武器.A2" office:value-type="string">
            <text:p text:style-name="P8"><draw:frame draw:style-name="fr2" draw:name="影像40" text:anchor-type="paragraph" svg:width="0.3335in" svg:height="0.3335in" draw:z-index="142"><draw:image xlink:href="Pictures/10000000000000180000001840B165C4.png" xlink:type="simple" xlink:show="embed" xlink:actuate="onLoad"/></draw:frame>翠綠法杖</text:p>
          </table:table-cell>
          <table:table-cell table:style-name="武器.A2" office:value-type="string">
            <text:p text:style-name="P44"><draw:frame draw:style-name="fr2" draw:name="影像41" text:anchor-type="paragraph" svg:width="0.3335in" svg:height="0.3335in" draw:z-index="143"><draw:image xlink:href="Pictures/100000000000001800000018E1667B05.png" xlink:type="simple" xlink:show="embed" xlink:actuate="onLoad"/></draw:frame>木紋法杖</text:p>
          </table:table-cell>
          <table:table-cell table:style-name="武器.A2" office:value-type="string">
            <text:p text:style-name="P45"><draw:frame draw:style-name="fr2" draw:name="影像44" text:anchor-type="paragraph" svg:width="0.25in" svg:height="0.25in" draw:z-index="173"><draw:image xlink:href="Pictures/1000020000000018000000182753D413.png" xlink:type="simple" xlink:show="embed" xlink:actuate="onLoad"/></draw:frame>銀白法杖</text:p>
          </table:table-cell>
          <table:table-cell table:style-name="武器.A2" office:value-type="string">
            <text:p text:style-name="P8"><draw:frame draw:style-name="fr2" draw:name="影像42" text:anchor-type="paragraph" svg:width="0.3335in" svg:height="0.3335in" draw:z-index="144"><draw:image xlink:href="Pictures/10000000000000180000001829D4FE80.png" xlink:type="simple" xlink:show="embed" xlink:actuate="onLoad"/></draw:frame>湛藍法杖</text:p>
          </table:table-cell>
          <table:table-cell table:style-name="武器.A2" office:value-type="string">
            <text:p text:style-name="P45"><draw:frame draw:style-name="fr2" draw:name="影像43" text:anchor-type="paragraph" svg:width="0.3335in" svg:height="0.3335in" draw:z-index="145"><draw:image xlink:href="Pictures/1000000000000018000000183D86DAF2.png" xlink:type="simple" xlink:show="embed" xlink:actuate="onLoad"/></draw:frame>緋紅法杖</text:p>
          </table:table-cell>
          <table:table-cell table:style-name="武器.A2" office:value-type="string">
            <text:p text:style-name="P45"><draw:frame draw:style-name="fr2" draw:name="影像45" text:anchor-type="paragraph" svg:width="0.3335in" svg:height="0.3335in" draw:z-index="146"><draw:image xlink:href="Pictures/10000000000000180000001890765797.png" xlink:type="simple" xlink:show="embed" xlink:actuate="onLoad"/></draw:frame>雪白法杖</text:p>
          </table:table-cell>
          <table:table-cell table:style-name="武器.I2" office:value-type="string">
            <text:p text:style-name="P45"><draw:frame draw:style-name="fr2" draw:name="影像46" text:anchor-type="paragraph" svg:width="0.3335in" svg:height="0.3335in" draw:z-index="147"><draw:image xlink:href="Pictures/1000000000000018000000185FDD4FC3.png" xlink:type="simple" xlink:show="embed" xlink:actuate="onLoad"/></draw:frame>血紅法杖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ext:soft-page-break/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int</text:p>
          </table:table-cell>
          <table:table-cell table:style-name="武器.A2" office:value-type="string">
            <text:p text:style-name="P39">atk+5</text:p>
            <text:p text:style-name="P39">matk+10</text:p>
            <text:p text:style-name="P39">int+10</text:p>
          </table:table-cell>
          <table:table-cell table:style-name="武器.A2" office:value-type="string">
            <text:p text:style-name="P39">atk+10</text:p>
            <text:p text:style-name="P39">matk+20</text:p>
            <text:p text:style-name="P39">int+20</text:p>
          </table:table-cell>
          <table:table-cell table:style-name="武器.A2" office:value-type="string">
            <text:p text:style-name="P39">atk+20</text:p>
            <text:p text:style-name="P39">matk+40</text:p>
            <text:p text:style-name="P39">int+35</text:p>
          </table:table-cell>
          <table:table-cell table:style-name="武器.A2" office:value-type="string">
            <text:p text:style-name="P39">atk+40</text:p>
            <text:p text:style-name="P39">matk+80</text:p>
            <text:p text:style-name="P39">int+55</text:p>
          </table:table-cell>
          <table:table-cell table:style-name="武器.A2" office:value-type="string">
            <text:p text:style-name="P39">atk+80</text:p>
            <text:p text:style-name="P39">matk+160</text:p>
            <text:p text:style-name="P39">int+80</text:p>
          </table:table-cell>
          <table:table-cell table:style-name="武器.A2" office:value-type="string">
            <text:p text:style-name="P39">atk+160</text:p>
            <text:p text:style-name="P39">matk+320</text:p>
            <text:p text:style-name="P39">int+110</text:p>
          </table:table-cell>
          <table:table-cell table:style-name="武器.I2" office:value-type="string">
            <text:p text:style-name="P39">atk+320</text:p>
            <text:p text:style-name="P39">matk+640</text:p>
            <text:p text:style-name="P39">int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劍</text:p>
            <text:p text:style-name="P9"/>
          </table:table-cell>
          <table:table-cell table:style-name="武器.A2" office:value-type="string">
            <text:p text:style-name="P8"><draw:frame draw:style-name="fr2" draw:name="影像64" text:anchor-type="paragraph" svg:width="0.3335in" svg:height="0.3335in" draw:z-index="148"><draw:image xlink:href="Pictures/10000000000000180000001845238724.png" xlink:type="simple" xlink:show="embed" xlink:actuate="onLoad"/></draw:frame>翠綠魔劍</text:p>
          </table:table-cell>
          <table:table-cell table:style-name="武器.A2" office:value-type="string">
            <text:p text:style-name="P8"><draw:frame draw:style-name="fr2" draw:name="影像66" text:anchor-type="paragraph" svg:width="0.3335in" svg:height="0.3335in" draw:z-index="149"><draw:image xlink:href="Pictures/100000000000001800000018BA6750EE.png" xlink:type="simple" xlink:show="embed" xlink:actuate="onLoad"/></draw:frame>木紋魔劍</text:p>
          </table:table-cell>
          <table:table-cell table:style-name="武器.A2" office:value-type="string">
            <text:p text:style-name="P8"><draw:frame draw:style-name="fr2" draw:name="影像68" text:anchor-type="paragraph" svg:width="0.3335in" svg:height="0.3335in" draw:z-index="150"><draw:image xlink:href="Pictures/100000000000001800000018A29957C6.png" xlink:type="simple" xlink:show="embed" xlink:actuate="onLoad"/></draw:frame>鐵灰魔劍</text:p>
          </table:table-cell>
          <table:table-cell table:style-name="武器.A2" office:value-type="string">
            <text:p text:style-name="P8"><draw:frame draw:style-name="fr2" draw:name="影像65" text:anchor-type="paragraph" svg:width="0.3335in" svg:height="0.3335in" draw:z-index="151"><draw:image xlink:href="Pictures/100000000000001800000018FD4CC75C.png" xlink:type="simple" xlink:show="embed" xlink:actuate="onLoad"/></draw:frame>湛藍魔劍</text:p>
          </table:table-cell>
          <table:table-cell table:style-name="武器.A2" office:value-type="string">
            <text:p text:style-name="P8"><draw:frame draw:style-name="fr2" draw:name="影像67" text:anchor-type="paragraph" svg:width="0.3335in" svg:height="0.3335in" draw:z-index="152"><draw:image xlink:href="Pictures/10000000000000180000001816DF73AC.png" xlink:type="simple" xlink:show="embed" xlink:actuate="onLoad"/></draw:frame>緋紅魔劍</text:p>
          </table:table-cell>
          <table:table-cell table:style-name="武器.A2" office:value-type="string">
            <text:p text:style-name="P1"><draw:frame draw:style-name="fr2" draw:name="影像53" text:anchor-type="paragraph" svg:width="0.3335in" svg:height="0.3335in" draw:z-index="153"><draw:image xlink:href="Pictures/100000000000001800000018FC78ED9C.png" xlink:type="simple" xlink:show="embed" xlink:actuate="onLoad"/></draw:frame><text:span text:style-name="T13">绛</text:span><text:span text:style-name="Strong_20_Emphasis"><text:span text:style-name="T13">紫魔劍</text:span></text:span></text:p>
            <text:p text:style-name="P8"/>
          </table:table-cell>
          <table:table-cell table:style-name="武器.I2" office:value-type="string">
            <text:p text:style-name="P8"><draw:frame draw:style-name="fr2" draw:name="影像52" text:anchor-type="paragraph" svg:width="0.3335in" svg:height="0.3335in" draw:z-index="154"><draw:image xlink:href="Pictures/100000000000001800000018E22F97E9.png" xlink:type="simple" xlink:show="embed" xlink:actuate="onLoad"/></draw:frame>血紅魔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wis</text:p>
          </table:table-cell>
          <table:table-cell table:style-name="武器.A2" office:value-type="string">
            <text:p text:style-name="P39">atk+<text:span text:style-name="T11">9</text:span></text:p>
            <text:p text:style-name="P40">matk+6</text:p>
            <text:p text:style-name="P40">wis+10</text:p>
          </table:table-cell>
          <table:table-cell table:style-name="武器.A2" office:value-type="string">
            <text:p text:style-name="P40">atk+18</text:p>
            <text:p text:style-name="P40">matk+12</text:p>
            <text:p text:style-name="P40">wis+20</text:p>
          </table:table-cell>
          <table:table-cell table:style-name="武器.A2" office:value-type="string">
            <text:p text:style-name="P40">atk+36</text:p>
            <text:p text:style-name="P40">matk+24</text:p>
            <text:p text:style-name="P40">wis+35</text:p>
          </table:table-cell>
          <table:table-cell table:style-name="武器.A2" office:value-type="string">
            <text:p text:style-name="P40">atk+72</text:p>
            <text:p text:style-name="P40">matk+48</text:p>
            <text:p text:style-name="P40">wis+55</text:p>
          </table:table-cell>
          <table:table-cell table:style-name="武器.A2" office:value-type="string">
            <text:p text:style-name="P40">atk+144</text:p>
            <text:p text:style-name="P40">matk+96</text:p>
            <text:p text:style-name="P40">wis+80</text:p>
          </table:table-cell>
          <table:table-cell table:style-name="武器.A2" office:value-type="string">
            <text:p text:style-name="P40">atk+288</text:p>
            <text:p text:style-name="P40">matk+192</text:p>
            <text:p text:style-name="P40">wis+110</text:p>
          </table:table-cell>
          <table:table-cell table:style-name="武器.I2" office:value-type="string">
            <text:p text:style-name="P40">atk+576</text:p>
            <text:p text:style-name="P40">matk+384</text:p>
            <text:p text:style-name="P40">wis+145</text:p>
          </table:table-cell>
        </table:table-row>
        <table:table-row>
          <table:table-cell table:style-name="武器.A2" office:value-type="string">
            <text:p text:style-name="P8">盾</text:p>
          </table:table-cell>
          <table:table-cell table:style-name="武器.A2" office:value-type="string">
            <text:p text:style-name="P8">重盾</text:p>
            <text:p text:style-name="P9"/>
          </table:table-cell>
          <table:table-cell table:style-name="武器.A2" office:value-type="string">
            <text:p text:style-name="P46"><draw:frame draw:style-name="fr2" draw:name="影像78" text:anchor-type="paragraph" svg:width="0.3335in" svg:height="0.3335in" draw:z-index="73"><draw:image xlink:href="Pictures/100000000000001800000018002DF088.png" xlink:type="simple" xlink:show="embed" xlink:actuate="onLoad"/></draw:frame>普通重盾</text:p>
          </table:table-cell>
          <table:table-cell table:style-name="武器.A2" office:value-type="string">
            <text:p text:style-name="P46"><draw:frame draw:style-name="fr2" draw:name="影像79" text:anchor-type="paragraph" svg:width="0.3335in" svg:height="0.3335in" draw:z-index="74"><draw:image xlink:href="Pictures/100000000000001800000018973B8A65.png" xlink:type="simple" xlink:show="embed" xlink:actuate="onLoad"/></draw:frame>強化重盾</text:p>
          </table:table-cell>
          <table:table-cell table:style-name="武器.A2" office:value-type="string">
            <text:p text:style-name="P46"><draw:frame draw:style-name="fr2" draw:name="影像83" text:anchor-type="paragraph" svg:width="0.3335in" svg:height="0.3335in" draw:z-index="75"><draw:image xlink:href="Pictures/1000000000000018000000180720D1A8.png" xlink:type="simple" xlink:show="embed" xlink:actuate="onLoad"/></draw:frame>龍形重盾</text:p>
          </table:table-cell>
          <table:table-cell table:style-name="武器.A2" office:value-type="string">
            <text:p text:style-name="P46"><draw:frame draw:style-name="fr2" draw:name="影像84" text:anchor-type="paragraph" svg:width="0.3335in" svg:height="0.3335in" draw:z-index="76"><draw:image xlink:href="Pictures/100000000000001800000018865B9C67.png" xlink:type="simple" xlink:show="embed" xlink:actuate="onLoad"/></draw:frame>華麗重盾</text:p>
          </table:table-cell>
          <table:table-cell table:style-name="武器.A2" office:value-type="string">
            <text:p text:style-name="P46"><draw:frame draw:style-name="fr2" draw:name="影像87" text:anchor-type="paragraph" svg:width="0.3335in" svg:height="0.3335in" draw:z-index="77"><draw:image xlink:href="Pictures/10000000000000180000001813E08982.png" xlink:type="simple" xlink:show="embed" xlink:actuate="onLoad"/></draw:frame>棘刺重盾</text:p>
          </table:table-cell>
          <table:table-cell table:style-name="武器.A2" office:value-type="string">
            <text:p text:style-name="P46"><draw:frame draw:style-name="fr2" draw:name="影像88" text:anchor-type="paragraph" svg:width="0.3335in" svg:height="0.3335in" draw:z-index="78"><draw:image xlink:href="Pictures/1000000000000018000000186A20D4A0.png" xlink:type="simple" xlink:show="embed" xlink:actuate="onLoad"/></draw:frame>球面重盾</text:p>
          </table:table-cell>
          <table:table-cell table:style-name="武器.I2" office:value-type="string">
            <text:p text:style-name="P46"><draw:frame draw:style-name="fr2" draw:name="影像90" text:anchor-type="paragraph" svg:width="0.3335in" svg:height="0.3335in" draw:z-index="79"><draw:image xlink:href="Pictures/100000000000001800000018559B3EE4.png" xlink:type="simple" xlink:show="embed" xlink:actuate="onLoad"/></draw:frame>硬化重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5">def</text:p>
            <text:p text:style-name="P95">block</text:p>
          </table:table-cell>
          <table:table-cell table:style-name="武器.A2" office:value-type="string">
            <text:p text:style-name="P97">def+4</text:p>
            <text:p text:style-name="P97">block+5%</text:p>
          </table:table-cell>
          <table:table-cell table:style-name="武器.A2" office:value-type="string">
            <text:p text:style-name="P97">def+8</text:p>
            <text:p text:style-name="P97">block+6%</text:p>
          </table:table-cell>
          <table:table-cell table:style-name="武器.A2" office:value-type="string">
            <text:p text:style-name="P97">def+16</text:p>
            <text:p text:style-name="P97">block+8%</text:p>
          </table:table-cell>
          <table:table-cell table:style-name="武器.A2" office:value-type="string">
            <text:p text:style-name="P97">def+32</text:p>
            <text:p text:style-name="P97">block+11%</text:p>
          </table:table-cell>
          <table:table-cell table:style-name="武器.A2" office:value-type="string">
            <text:p text:style-name="P97">def+64</text:p>
            <text:p text:style-name="P97">block+15%</text:p>
          </table:table-cell>
          <table:table-cell table:style-name="武器.A2" office:value-type="string">
            <text:p text:style-name="P97">def+128</text:p>
            <text:p text:style-name="P97">block+20%</text:p>
          </table:table-cell>
          <table:table-cell table:style-name="武器.I2" office:value-type="string">
            <text:p text:style-name="P97">def+256</text:p>
            <text:p text:style-name="P97">block+26%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盾</text:p>
            <text:p text:style-name="P9"/>
          </table:table-cell>
          <table:table-cell table:style-name="武器.A2" office:value-type="string">
            <text:p text:style-name="P8"><draw:frame draw:style-name="fr2" draw:name="影像80" text:anchor-type="paragraph" svg:width="0.3335in" svg:height="0.3335in" draw:z-index="80"><draw:image xlink:href="Pictures/1000000000000018000000185C15E230.png" xlink:type="simple" xlink:show="embed" xlink:actuate="onLoad"/></draw:frame>普通魔盾</text:p>
          </table:table-cell>
          <table:table-cell table:style-name="武器.A2" office:value-type="string">
            <text:p text:style-name="P46"><draw:frame draw:style-name="fr2" draw:name="影像81" text:anchor-type="paragraph" svg:width="0.3335in" svg:height="0.3335in" draw:z-index="81"><draw:image xlink:href="Pictures/100000000000001800000018090E4E95.png" xlink:type="simple" xlink:show="embed" xlink:actuate="onLoad"/></draw:frame>強化魔盾</text:p>
          </table:table-cell>
          <table:table-cell table:style-name="武器.A2" office:value-type="string">
            <text:p text:style-name="P46"><draw:frame draw:style-name="fr2" draw:name="影像82" text:anchor-type="paragraph" svg:width="0.3335in" svg:height="0.3335in" draw:z-index="82"><draw:image xlink:href="Pictures/1000000000000018000000181C1EF263.png" xlink:type="simple" xlink:show="embed" xlink:actuate="onLoad"/></draw:frame>龍形魔盾</text:p>
          </table:table-cell>
          <table:table-cell table:style-name="武器.A2" office:value-type="string">
            <text:p text:style-name="P46"><draw:frame draw:style-name="fr2" draw:name="影像85" text:anchor-type="paragraph" svg:width="0.3335in" svg:height="0.3335in" draw:z-index="83"><draw:image xlink:href="Pictures/100000000000001800000018A0DD8D88.png" xlink:type="simple" xlink:show="embed" xlink:actuate="onLoad"/></draw:frame>華麗魔盾</text:p>
          </table:table-cell>
          <table:table-cell table:style-name="武器.A2" office:value-type="string">
            <text:p text:style-name="P46"><draw:frame draw:style-name="fr2" draw:name="影像86" text:anchor-type="paragraph" svg:width="0.3335in" svg:height="0.3335in" draw:z-index="84"><draw:image xlink:href="Pictures/10000000000000180000001887B162C0.png" xlink:type="simple" xlink:show="embed" xlink:actuate="onLoad"/></draw:frame>棘刺魔盾</text:p>
          </table:table-cell>
          <table:table-cell table:style-name="武器.A2" office:value-type="string">
            <text:p text:style-name="P46"><draw:frame draw:style-name="fr2" draw:name="影像89" text:anchor-type="paragraph" svg:width="0.3335in" svg:height="0.3335in" draw:z-index="85"><draw:image xlink:href="Pictures/1000000000000018000000185CE2A3B5.png" xlink:type="simple" xlink:show="embed" xlink:actuate="onLoad"/></draw:frame>球面魔盾</text:p>
          </table:table-cell>
          <table:table-cell table:style-name="武器.I2" office:value-type="string">
            <text:p text:style-name="P46"><draw:frame draw:style-name="fr2" draw:name="影像91" text:anchor-type="paragraph" svg:width="0.3335in" svg:height="0.3335in" draw:z-index="86"><draw:image xlink:href="Pictures/100000000000001800000018D71A69B3.png" xlink:type="simple" xlink:show="embed" xlink:actuate="onLoad"/></draw:frame>硬化魔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1">def</text:p>
            <text:p text:style-name="P11">mdef</text:p>
          </table:table-cell>
          <table:table-cell table:style-name="武器.A2" office:value-type="string">
            <text:p text:style-name="P37">def+3</text:p>
            <text:p text:style-name="P37">mdef+3</text:p>
          </table:table-cell>
          <table:table-cell table:style-name="武器.A2" office:value-type="string">
            <text:p text:style-name="P37">def+6</text:p>
            <text:p text:style-name="P37">mdef+6</text:p>
          </table:table-cell>
          <table:table-cell table:style-name="武器.A2" office:value-type="string">
            <text:p text:style-name="P37">def+12</text:p>
            <text:p text:style-name="P37">mdef+12</text:p>
          </table:table-cell>
          <table:table-cell table:style-name="武器.A2" office:value-type="string">
            <text:p text:style-name="P37">def+24</text:p>
            <text:p text:style-name="P37">mdef+24</text:p>
          </table:table-cell>
          <table:table-cell table:style-name="武器.A2" office:value-type="string">
            <text:p text:style-name="P37">def+48</text:p>
            <text:p text:style-name="P37">mdef+48</text:p>
          </table:table-cell>
          <table:table-cell table:style-name="武器.A2" office:value-type="string">
            <text:p text:style-name="P37">def+96</text:p>
            <text:p text:style-name="P37">mdef+96</text:p>
          </table:table-cell>
          <table:table-cell table:style-name="武器.I2" office:value-type="string">
            <text:p text:style-name="P37">def+192</text:p>
            <text:p text:style-name="P37">mdef+192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輕盾</text:p>
            <text:p text:style-name="P9"/>
          </table:table-cell>
          <table:table-cell table:style-name="武器.A2" office:value-type="string">
            <text:p text:style-name="P46"><draw:frame draw:style-name="fr2" draw:name="影像92" text:anchor-type="paragraph" svg:width="0.3335in" svg:height="0.3335in" draw:z-index="87"><draw:image xlink:href="Pictures/10000000000000180000001804211F31.png" xlink:type="simple" xlink:show="embed" xlink:actuate="onLoad"/></draw:frame>普通輕盾</text:p>
          </table:table-cell>
          <table:table-cell table:style-name="武器.A2" office:value-type="string">
            <text:p text:style-name="P46"><draw:frame draw:style-name="fr2" draw:name="影像93" text:anchor-type="paragraph" svg:width="0.3335in" svg:height="0.3335in" draw:z-index="88"><draw:image xlink:href="Pictures/1000000000000018000000182F0CAABD.png" xlink:type="simple" xlink:show="embed" xlink:actuate="onLoad"/></draw:frame>強化輕盾</text:p>
          </table:table-cell>
          <table:table-cell table:style-name="武器.A2" office:value-type="string">
            <text:p text:style-name="P46"><draw:frame draw:style-name="fr2" draw:name="影像94" text:anchor-type="paragraph" svg:width="0.3335in" svg:height="0.3335in" draw:z-index="89"><draw:image xlink:href="Pictures/100000000000001800000018E4D53AC5.png" xlink:type="simple" xlink:show="embed" xlink:actuate="onLoad"/></draw:frame>龍形輕盾</text:p>
          </table:table-cell>
          <table:table-cell table:style-name="武器.A2" office:value-type="string">
            <text:p text:style-name="P46"><draw:frame draw:style-name="fr2" draw:name="影像95" text:anchor-type="paragraph" svg:width="0.3335in" svg:height="0.3335in" draw:z-index="90"><draw:image xlink:href="Pictures/100000000000001800000018AB378990.png" xlink:type="simple" xlink:show="embed" xlink:actuate="onLoad"/></draw:frame>華麗輕盾</text:p>
          </table:table-cell>
          <table:table-cell table:style-name="武器.A2" office:value-type="string">
            <text:p text:style-name="P46"><draw:frame draw:style-name="fr2" draw:name="影像96" text:anchor-type="paragraph" svg:width="0.3335in" svg:height="0.3335in" draw:z-index="91"><draw:image xlink:href="Pictures/1000000000000018000000181B69579C.png" xlink:type="simple" xlink:show="embed" xlink:actuate="onLoad"/></draw:frame>棘刺輕盾</text:p>
          </table:table-cell>
          <table:table-cell table:style-name="武器.A2" office:value-type="string">
            <text:p text:style-name="P46"><draw:frame draw:style-name="fr2" draw:name="影像97" text:anchor-type="paragraph" svg:width="0.3335in" svg:height="0.3335in" draw:z-index="92"><draw:image xlink:href="Pictures/10000000000000180000001811012D96.png" xlink:type="simple" xlink:show="embed" xlink:actuate="onLoad"/></draw:frame>球面輕盾</text:p>
          </table:table-cell>
          <table:table-cell table:style-name="武器.I2" office:value-type="string">
            <text:p text:style-name="P46"><draw:frame draw:style-name="fr2" draw:name="影像98" text:anchor-type="paragraph" svg:width="0.3335in" svg:height="0.3335in" draw:z-index="93"><draw:image xlink:href="Pictures/1000000000000018000000185E987A1C.png" xlink:type="simple" xlink:show="embed" xlink:actuate="onLoad"/></draw:frame>硬化輕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5">def</text:p>
            <text:p text:style-name="P102">tough</text:p>
            <text:p text:style-name="P95">wlkspd</text:p>
          </table:table-cell>
          <table:table-cell table:style-name="武器.A2" office:value-type="string">
            <text:p text:style-name="P98">def+3</text:p>
            <text:p text:style-name="P99">tough+5</text:p>
            <text:p text:style-name="P98">wlkspd+5</text:p>
          </table:table-cell>
          <table:table-cell table:style-name="武器.A2" office:value-type="string">
            <text:p text:style-name="P98">def+6</text:p>
            <text:p text:style-name="P99">tough+10</text:p>
            <text:p text:style-name="P98">wlkspd+10</text:p>
          </table:table-cell>
          <table:table-cell table:style-name="武器.A2" office:value-type="string">
            <text:p text:style-name="P98">def+12</text:p>
            <text:p text:style-name="P99">tough+15</text:p>
            <text:p text:style-name="P98">wlkspd+15</text:p>
          </table:table-cell>
          <table:table-cell table:style-name="武器.A2" office:value-type="string">
            <text:p text:style-name="P98">def+24</text:p>
            <text:p text:style-name="P99">tough+20</text:p>
            <text:p text:style-name="P100">wlkspd+20</text:p>
          </table:table-cell>
          <table:table-cell table:style-name="武器.A2" office:value-type="string">
            <text:p text:style-name="P98">def+48</text:p>
            <text:p text:style-name="P99">tough+25</text:p>
            <text:p text:style-name="P100">wlkspd+25</text:p>
          </table:table-cell>
          <table:table-cell table:style-name="武器.A2" office:value-type="string">
            <text:p text:style-name="P98">def+96</text:p>
            <text:p text:style-name="P99">tough+30</text:p>
            <text:p text:style-name="P100">wlkspd+30</text:p>
          </table:table-cell>
          <table:table-cell table:style-name="武器.I2" office:value-type="string">
            <text:p text:style-name="P98">def+192</text:p>
            <text:p text:style-name="P99">tough+35</text:p>
            <text:p text:style-name="P100">wlkspd+35</text:p>
          </table:table-cell>
        </table:table-row>
        <table:table-row>
          <table:table-cell table:style-name="武器.A2" office:value-type="string">
            <text:p text:style-name="P15">書</text:p>
          </table:table-cell>
          <table:table-cell table:style-name="武器.A2" office:value-type="string">
            <text:p text:style-name="P8">書</text:p>
            <text:p text:style-name="P9"/>
          </table:table-cell>
          <table:table-cell table:style-name="武器.A2" office:value-type="string">
            <text:p text:style-name="P84"><draw:frame draw:style-name="fr1" draw:name="影像75" text:anchor-type="paragraph" svg:x="0.178in" svg:y="0.0374in" svg:width="0.3335in" svg:height="0.3335in" draw:z-index="94"><draw:image xlink:href="Pictures/100000000000001800000018165F49B9.png" xlink:type="simple" xlink:show="embed" xlink:actuate="onLoad"/></draw:frame>口袋魔法書</text:p>
          </table:table-cell>
          <table:table-cell table:style-name="武器.A2" office:value-type="string">
            <text:p text:style-name="P84"><draw:frame draw:style-name="fr3" draw:name="影像72" text:anchor-type="paragraph" svg:width="0.3335in" svg:height="0.3335in" draw:z-index="95"><draw:image xlink:href="Pictures/1000020100000018000000185FF52CF5.png" xlink:type="simple" xlink:show="embed" xlink:actuate="onLoad"/></draw:frame>翠綠魔法書</text:p>
          </table:table-cell>
          <table:table-cell table:style-name="武器.A2" office:value-type="string">
            <text:p text:style-name="P84"><draw:frame draw:style-name="fr3" draw:name="影像73" text:anchor-type="paragraph" svg:width="0.3335in" svg:height="0.3335in" draw:z-index="96"><draw:image xlink:href="Pictures/100002010000001800000018296BE028.png" xlink:type="simple" xlink:show="embed" xlink:actuate="onLoad"/></draw:frame>緋紅魔法書</text:p>
          </table:table-cell>
          <table:table-cell table:style-name="武器.A2" office:value-type="string">
            <text:p text:style-name="P84"><draw:frame draw:style-name="fr1" draw:name="影像71" text:anchor-type="paragraph" svg:x="0.1138in" svg:y="0.0193in" svg:width="0.3335in" svg:height="0.3335in" draw:z-index="97"><draw:image xlink:href="Pictures/100002010000001800000018AC26E310.png" xlink:type="simple" xlink:show="embed" xlink:actuate="onLoad"/></draw:frame>湛藍魔法書</text:p>
          </table:table-cell>
          <table:table-cell table:style-name="武器.A2" office:value-type="string">
            <text:p text:style-name="P84"><draw:frame draw:style-name="fr1" draw:name="影像74" text:anchor-type="paragraph" svg:x="0.1717in" svg:y="0.0091in" svg:width="0.3335in" svg:height="0.3335in" draw:z-index="98"><draw:image xlink:href="Pictures/10000000000000180000001897DFA648.png" xlink:type="simple" xlink:show="embed" xlink:actuate="onLoad"/></draw:frame>絳紫魔法書</text:p>
          </table:table-cell>
          <table:table-cell table:style-name="武器.A2" office:value-type="string">
            <text:p text:style-name="P84"><draw:frame draw:style-name="fr3" draw:name="影像76" text:anchor-type="paragraph" svg:width="0.3335in" svg:height="0.3335in" draw:z-index="99"><draw:image xlink:href="Pictures/1000020100000018000000189E5CE561.png" xlink:type="simple" xlink:show="embed" xlink:actuate="onLoad"/></draw:frame>精裝魔法書</text:p>
          </table:table-cell>
          <table:table-cell table:style-name="武器.I2" office:value-type="string">
            <text:p text:style-name="P104"><draw:frame draw:style-name="fr3" draw:name="影像77" text:anchor-type="paragraph" svg:width="0.25in" svg:height="0.25in" draw:z-index="100"><draw:image xlink:href="Pictures/100002000000001800000018EDB3F904.gif" xlink:type="simple" xlink:show="embed" xlink:actuate="onLoad"/></draw:frame>上古魔法石版</text:p>
          </table:table-cell>
        </table:table-row>
        <table:table-row>
          <table:table-cell table:style-name="武器.A2" office:value-type="string">
            <text:p text:style-name="P15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15"/>
          </table:table-cell>
          <table:table-cell table:style-name="武器.A2" office:value-type="string">
            <text:p text:style-name="P112">def</text:p>
            <text:p text:style-name="P112">mdef</text:p>
            <text:p text:style-name="P107">consum_amp</text:p>
          </table:table-cell>
          <table:table-cell table:style-name="武器.A2" office:value-type="string">
            <text:p text:style-name="P111">def+2</text:p>
            <text:p text:style-name="P111">mdef+4</text:p>
            <text:p text:style-name="P105">consum_amp-5</text:p>
          </table:table-cell>
          <table:table-cell table:style-name="武器.A2" office:value-type="string">
            <text:p text:style-name="P113">def+4</text:p>
            <text:p text:style-name="P113">mdef+8</text:p>
            <text:p text:style-name="P105">consum_amp-6</text:p>
          </table:table-cell>
          <table:table-cell table:style-name="武器.A2" office:value-type="string">
            <text:p text:style-name="P113">def+8</text:p>
            <text:p text:style-name="P113">mdef+16</text:p>
            <text:p text:style-name="P105">consum_amp-8</text:p>
          </table:table-cell>
          <table:table-cell table:style-name="武器.A2" office:value-type="string">
            <text:p text:style-name="P113">def+16</text:p>
            <text:p text:style-name="P113">mdef+32</text:p>
            <text:p text:style-name="P115">consum_amp-10</text:p>
          </table:table-cell>
          <table:table-cell table:style-name="武器.A2" office:value-type="string">
            <text:p text:style-name="P113">def+32</text:p>
            <text:p text:style-name="P113">mdef+64</text:p>
            <text:p text:style-name="P115">consum_amp-12</text:p>
          </table:table-cell>
          <table:table-cell table:style-name="武器.A2" office:value-type="string">
            <text:p text:style-name="P113">def+64</text:p>
            <text:p text:style-name="P113">mdef+128</text:p>
            <text:p text:style-name="P115">consum_amp-14</text:p>
          </table:table-cell>
          <table:table-cell table:style-name="武器.I2" office:value-type="string">
            <text:p text:style-name="P113">def+128</text:p>
            <text:p text:style-name="P113">mdef+256</text:p>
            <text:p text:style-name="P105">consum_amp-16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/>
        <table:table-column table:style-name="表格2.I"/>
        <table:table-header-rows>
          <table:table-row>
            <table:table-cell table:style-name="表格2.A1" office:value-type="string">
              <text:p text:style-name="P8">弓</text:p>
            </table:table-cell>
            <table:table-cell table:style-name="表格2.A1" office:value-type="string">
              <text:p text:style-name="P8">弓</text:p>
              <text:p text:style-name="P9"/>
            </table:table-cell>
            <table:table-cell table:style-name="表格2.A1" office:value-type="string">
              <text:p text:style-name="P8"><draw:frame draw:style-name="fr2" draw:name="影像17" text:anchor-type="paragraph" svg:width="0.3335in" svg:height="0.3335in" draw:z-index="15"><draw:image xlink:href="Pictures/100000000000001800000018F41A4420.png" xlink:type="simple" xlink:show="embed" xlink:actuate="onLoad"/></draw:frame>湛藍短弓</text:p>
            </table:table-cell>
            <table:table-cell table:style-name="表格2.A1" office:value-type="string">
              <text:p text:style-name="P8"><draw:frame draw:style-name="fr2" draw:name="影像18" text:anchor-type="paragraph" svg:width="0.3335in" svg:height="0.3335in" draw:z-index="16"><draw:image xlink:href="Pictures/100000000000001800000018FD974607.png" xlink:type="simple" xlink:show="embed" xlink:actuate="onLoad"/></draw:frame>木紋短弓</text:p>
            </table:table-cell>
            <table:table-cell table:style-name="表格2.A1" office:value-type="string">
              <text:p text:style-name="P8"><draw:frame draw:style-name="fr1" draw:name="影像19" text:anchor-type="paragraph" svg:x="0.152in" svg:y="0in" svg:width="0.3335in" svg:height="0.3335in" draw:z-index="18"><draw:image xlink:href="Pictures/100000000000001800000018F0FB971E.png" xlink:type="simple" xlink:show="embed" xlink:actuate="onLoad"/></draw:frame>湛藍長弓</text:p>
            </table:table-cell>
            <table:table-cell table:style-name="表格2.A1" office:value-type="string">
              <text:p text:style-name="P8"><draw:frame draw:style-name="fr1" draw:name="影像20" text:anchor-type="paragraph" svg:x="0.172in" svg:y="0in" svg:width="0.3335in" svg:height="0.3335in" draw:z-index="17"><draw:image xlink:href="Pictures/100000000000001800000018A4D4E615.png" xlink:type="simple" xlink:show="embed" xlink:actuate="onLoad"/></draw:frame>木紋長弓</text:p>
            </table:table-cell>
            <table:table-cell table:style-name="表格2.A1" office:value-type="string">
              <text:p text:style-name="P8"><draw:frame draw:style-name="fr2" draw:name="影像23" text:anchor-type="paragraph" svg:width="0.3335in" svg:height="0.3335in" draw:z-index="19"><draw:image xlink:href="Pictures/100000000000001800000018E92FDCD3.png" xlink:type="simple" xlink:show="embed" xlink:actuate="onLoad"/></draw:frame>緋紅長弓</text:p>
            </table:table-cell>
            <table:table-cell table:style-name="表格2.A1" office:value-type="string">
              <text:p text:style-name="P65"><draw:frame draw:style-name="fr2" draw:name="影像21" text:anchor-type="paragraph" svg:width="0.3335in" svg:height="0.3335in" draw:z-index="20"><draw:image xlink:href="Pictures/100000000000001800000018DC24A3C5.png" xlink:type="simple" xlink:show="embed" xlink:actuate="onLoad"/></draw:frame>銀白機械弓</text:p>
            </table:table-cell>
            <table:table-cell table:style-name="表格2.I1" office:value-type="string">
              <text:p text:style-name="P8"><draw:frame draw:style-name="fr2" draw:name="影像22" text:anchor-type="paragraph" svg:width="0.3335in" svg:height="0.3335in" draw:z-index="21"><draw:image xlink:href="Pictures/1000000000000018000000188AB0A3CA.png" xlink:type="simple" xlink:show="embed" xlink:actuate="onLoad"/></draw:frame>血紅機械弓</text:p>
            </table:table-cell>
          </table:table-row>
        </table:table-header-rows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9">材料</text:p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><text:span text:style-name="T5">r</text:span>atk,</text:p>
            <text:p text:style-name="P66">atkspd,wlkspd</text:p>
          </table:table-cell>
          <table:table-cell table:style-name="表格2.A2" office:value-type="string">
            <text:p text:style-name="P68"><text:span text:style-name="T5">r</text:span>atk<text:span text:style-name="T5">+10</text:span></text:p>
            <text:p text:style-name="P69">atkspd+10%</text:p>
            <text:p text:style-name="P69">wlkspd+2%</text:p>
          </table:table-cell>
          <table:table-cell table:style-name="表格2.A2" office:value-type="string">
            <text:p text:style-name="P69">ratk+20</text:p>
            <text:p text:style-name="P69">atkspd+20%</text:p>
            <text:p text:style-name="P69">wlkspd+3%</text:p>
          </table:table-cell>
          <table:table-cell table:style-name="表格2.A2" office:value-type="string">
            <text:p text:style-name="P69">ratk+40</text:p>
            <text:p text:style-name="P69">atkspd+30%</text:p>
            <text:p text:style-name="P69">wlkspd+4%</text:p>
          </table:table-cell>
          <table:table-cell table:style-name="表格2.A2" office:value-type="string">
            <text:p text:style-name="P69">ratk+80</text:p>
            <text:p text:style-name="P69">atkspd+40%</text:p>
            <text:p text:style-name="P69">wlkspd+5%</text:p>
          </table:table-cell>
          <table:table-cell table:style-name="表格2.A2" office:value-type="string">
            <text:p text:style-name="P69">ratk+160</text:p>
            <text:p text:style-name="P69">atkspd+50%</text:p>
            <text:p text:style-name="P69">wlkspd+6%</text:p>
          </table:table-cell>
          <table:table-cell table:style-name="表格2.A2" office:value-type="string">
            <text:p text:style-name="P69">ratk+320</text:p>
            <text:p text:style-name="P69">atkspd+60%</text:p>
            <text:p text:style-name="P69">wlkspd+7%</text:p>
          </table:table-cell>
          <table:table-cell table:style-name="表格2.I2" office:value-type="string">
            <text:p text:style-name="P70">ratk+640</text:p>
            <text:p text:style-name="P69">atkspd+70%</text:p>
            <text:p text:style-name="P70">wlkspd+8%</text:p>
          </table:table-cell>
        </table:table-row>
        <table:table-row>
          <table:table-cell table:style-name="表格2.A2" office:value-type="string">
            <text:p text:style-name="P8">弩</text:p>
          </table:table-cell>
          <table:table-cell table:style-name="表格2.A2" office:value-type="string">
            <text:p text:style-name="P8">弩</text:p>
            <text:p text:style-name="P9"/>
          </table:table-cell>
          <table:table-cell table:style-name="表格2.A2" office:value-type="string">
            <text:p text:style-name="P8"><draw:frame draw:style-name="fr3" draw:name="影像24" text:anchor-type="paragraph" svg:width="0.3335in" svg:height="0.3335in" draw:z-index="175"><draw:image xlink:href="Pictures/100000000000001800000018657B95A1.png" xlink:type="simple" xlink:show="embed" xlink:actuate="onLoad"/></draw:frame>翠綠弩弓</text:p>
          </table:table-cell>
          <table:table-cell table:style-name="表格2.A2" office:value-type="string">
            <text:p text:style-name="P8"><draw:frame draw:style-name="fr2" draw:name="影像27" text:anchor-type="paragraph" svg:width="0.3335in" svg:height="0.3335in" draw:z-index="22"><draw:image xlink:href="Pictures/1000000000000018000000185E64C5C3.png" xlink:type="simple" xlink:show="embed" xlink:actuate="onLoad"/></draw:frame>木紋弩弓</text:p>
          </table:table-cell>
          <table:table-cell table:style-name="表格2.A2" office:value-type="string">
            <text:p text:style-name="P8"><draw:frame draw:style-name="fr1" draw:name="影像31" text:anchor-type="paragraph" svg:x="0.1902in" svg:y="0.0035in" svg:width="0.3335in" svg:height="0.3335in" draw:z-index="23"><draw:image xlink:href="Pictures/100000000000001800000018B9FE1020.png" xlink:type="simple" xlink:show="embed" xlink:actuate="onLoad"/></draw:frame>緋紅弩弓</text:p>
          </table:table-cell>
          <table:table-cell table:style-name="表格2.A2" office:value-type="string">
            <text:p text:style-name="P8"><draw:frame draw:style-name="fr3" draw:name="影像29" text:anchor-type="paragraph" svg:width="0.3335in" svg:height="0.3335in" draw:z-index="174"><draw:image xlink:href="Pictures/1000000000000018000000188ACC47FF.png" xlink:type="simple" xlink:show="embed" xlink:actuate="onLoad"/></draw:frame>鐵灰弩弓</text:p>
          </table:table-cell>
          <table:table-cell table:style-name="表格2.A2" office:value-type="string">
            <text:p text:style-name="P8"><draw:frame draw:style-name="fr1" draw:name="影像30" text:anchor-type="paragraph" svg:x="0.1571in" svg:y="0.0091in" svg:width="0.3335in" svg:height="0.3335in" draw:z-index="24"><draw:image xlink:href="Pictures/100000000000001800000018DE9445B4.png" xlink:type="simple" xlink:show="embed" xlink:actuate="onLoad"/></draw:frame>木紋連弩</text:p>
          </table:table-cell>
          <table:table-cell table:style-name="表格2.A2" office:value-type="string">
            <text:p text:style-name="P8"><draw:frame draw:style-name="fr2" draw:name="影像28" text:anchor-type="paragraph" svg:width="0.3335in" svg:height="0.3335in" draw:z-index="25"><draw:image xlink:href="Pictures/10000000000000180000001882E91773.png" xlink:type="simple" xlink:show="embed" xlink:actuate="onLoad"/></draw:frame>銀白連弩</text:p>
          </table:table-cell>
          <table:table-cell table:style-name="表格2.I2" office:value-type="string">
            <text:p text:style-name="P8"><draw:frame draw:style-name="fr2" draw:name="影像25" text:anchor-type="paragraph" svg:width="0.3335in" svg:height="0.3335in" draw:z-index="26"><draw:image xlink:href="Pictures/10000000000000180000001830E1B041.png" xlink:type="simple" xlink:show="embed" xlink:actuate="onLoad"/></draw:frame>血紅弩弓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><text:span text:style-name="T5">r</text:span>atk,</text:p>
            <text:p text:style-name="P66"><text:span text:style-name="T5">atkspd</text:span>,def</text:p>
          </table:table-cell>
          <table:table-cell table:style-name="表格2.A2" office:value-type="string">
            <text:p text:style-name="P69">ratk+15</text:p>
            <text:p text:style-name="P69">atkspd+5%</text:p>
            <text:p text:style-name="P69">def+10</text:p>
          </table:table-cell>
          <table:table-cell table:style-name="表格2.A2" office:value-type="string">
            <text:p text:style-name="P69">ratk+30</text:p>
            <text:p text:style-name="P69">atkspd+10%def+20</text:p>
          </table:table-cell>
          <table:table-cell table:style-name="表格2.A2" office:value-type="string">
            <text:p text:style-name="P69">ratk+55</text:p>
            <text:p text:style-name="P69">atkspd+15%</text:p>
            <text:p text:style-name="P69">def+30</text:p>
          </table:table-cell>
          <table:table-cell table:style-name="表格2.A2" office:value-type="string">
            <text:p text:style-name="P69">ratk+100</text:p>
            <text:p text:style-name="P69">atkspd+20%</text:p>
            <text:p text:style-name="P69">def+40</text:p>
          </table:table-cell>
          <table:table-cell table:style-name="表格2.A2" office:value-type="string">
            <text:p text:style-name="P69">ratk+185</text:p>
            <text:p text:style-name="P69">atkspd+25%</text:p>
            <text:p text:style-name="P69">def+50</text:p>
          </table:table-cell>
          <table:table-cell table:style-name="表格2.A2" office:value-type="string">
            <text:p text:style-name="P69">ratk+350</text:p>
            <text:p text:style-name="P69">atkspd+30%</text:p>
            <text:p text:style-name="P69">def+60</text:p>
          </table:table-cell>
          <table:table-cell table:style-name="表格2.I2" office:value-type="string">
            <text:p text:style-name="P69">ratk+675</text:p>
            <text:p text:style-name="P69">atkspd+35%</text:p>
            <text:p text:style-name="P69">def+70</text:p>
          </table:table-cell>
        </table:table-row>
        <table:table-row>
          <table:table-cell table:style-name="表格2.A2" office:value-type="string">
            <text:p text:style-name="P8">鐵砲</text:p>
          </table:table-cell>
          <table:table-cell table:style-name="表格2.A2" office:value-type="string">
            <text:p text:style-name="P66">鐵砲</text:p>
          </table:table-cell>
          <table:table-cell table:style-name="表格2.A2" office:value-type="string">
            <text:p text:style-name="P69"><draw:frame draw:style-name="fr2" draw:name="影像228" text:anchor-type="paragraph" svg:width="0.3335in" svg:height="0.3335in" draw:z-index="217"><draw:image xlink:href="Pictures/1000000000000018000000184B5846AE.png" xlink:type="simple" xlink:show="embed" xlink:actuate="onLoad"/></draw:frame>鐵灰左輪槍</text:p>
          </table:table-cell>
          <table:table-cell table:style-name="表格2.A2" office:value-type="string">
            <text:p text:style-name="P69"><draw:frame draw:style-name="fr2" draw:name="影像229" text:anchor-type="paragraph" svg:width="0.3335in" svg:height="0.3335in" draw:z-index="218"><draw:image xlink:href="Pictures/10000000000000180000001843ADDCCA.png" xlink:type="simple" xlink:show="embed" xlink:actuate="onLoad"/></draw:frame>金黃左輪槍</text:p>
          </table:table-cell>
          <table:table-cell table:style-name="表格2.A2" office:value-type="string">
            <text:p text:style-name="P69"><draw:frame draw:style-name="fr2" draw:name="影像234" text:anchor-type="paragraph" svg:width="0.25in" svg:height="0.25in" draw:z-index="222"><draw:image xlink:href="Pictures/100002000000001800000018FE0D9566.gif" xlink:type="simple" xlink:show="embed" xlink:actuate="onLoad"/></draw:frame>銀白左輪槍</text:p>
          </table:table-cell>
          <table:table-cell table:style-name="表格2.A2" office:value-type="string">
            <text:p text:style-name="P69"><draw:frame draw:style-name="fr2" draw:name="影像230" text:anchor-type="paragraph" svg:width="0.3335in" svg:height="0.3335in" draw:z-index="219"><draw:image xlink:href="Pictures/100000000000001800000018C65F635F.png" xlink:type="simple" xlink:show="embed" xlink:actuate="onLoad"/></draw:frame>鐵灰步槍</text:p>
          </table:table-cell>
          <table:table-cell table:style-name="表格2.A2" office:value-type="string">
            <text:p text:style-name="P69"><draw:frame draw:style-name="fr1" draw:name="影像232" text:anchor-type="paragraph" svg:x="0.1693in" svg:y="0.0181in" svg:width="0.3335in" svg:height="0.3335in" draw:z-index="221"><draw:image xlink:href="Pictures/100002010000001800000018E97E6DB5.png" xlink:type="simple" xlink:show="embed" xlink:actuate="onLoad"/></draw:frame>銀白步槍</text:p>
          </table:table-cell>
          <table:table-cell table:style-name="表格2.A2" office:value-type="string">
            <text:p text:style-name="P69"><draw:frame draw:style-name="fr1" draw:name="影像231" text:anchor-type="paragraph" svg:x="0.1972in" svg:y="0.0181in" svg:width="0.3335in" svg:height="0.3335in" draw:z-index="220"><draw:image xlink:href="Pictures/100000000000001800000018AD6F74AE.png" xlink:type="simple" xlink:show="embed" xlink:actuate="onLoad"/></draw:frame>鐵灰散彈槍</text:p>
          </table:table-cell>
          <table:table-cell table:style-name="表格2.I2" office:value-type="string">
            <text:p text:style-name="P69"><draw:frame draw:style-name="fr2" draw:name="影像233" text:anchor-type="paragraph" svg:width="0.3335in" svg:height="0.3335in" draw:z-index="223"><draw:image xlink:href="Pictures/1000000000000018000000180DCF7954.png" xlink:type="simple" xlink:show="embed" xlink:actuate="onLoad"/></draw:frame>鐵灰榴彈砲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A2" office:value-type="string">
            <text:p text:style-name="P69"/>
          </table:table-cell>
          <table:table-cell table:style-name="表格2.I2" office:value-type="string">
            <text:p text:style-name="P69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6"/>
          </table:table-cell>
          <table:table-cell table:style-name="表格2.A2" office:value-type="string">
            <text:p text:style-name="P83">ratk+15</text:p>
          </table:table-cell>
          <table:table-cell table:style-name="表格2.A2" office:value-type="string">
            <text:p text:style-name="P83">ratk+35</text:p>
          </table:table-cell>
          <table:table-cell table:style-name="表格2.A2" office:value-type="string">
            <text:p text:style-name="P83">ratk+60</text:p>
          </table:table-cell>
          <table:table-cell table:style-name="表格2.A2" office:value-type="string">
            <text:p text:style-name="P83">ratk+105</text:p>
          </table:table-cell>
          <table:table-cell table:style-name="表格2.A2" office:value-type="string">
            <text:p text:style-name="P83">ratk+190</text:p>
          </table:table-cell>
          <table:table-cell table:style-name="表格2.A2" office:value-type="string">
            <text:p text:style-name="P83">ratk+355</text:p>
          </table:table-cell>
          <table:table-cell table:style-name="表格2.I2" office:value-type="string">
            <text:p text:style-name="P83">ratk+680</text:p>
          </table:table-cell>
        </table:table-row>
      </table:table>
      <text:p text:style-name="P1">頭部</text:p>
      <table:table table:name="頭部" table:style-name="頭部">
        <table:table-column table:style-name="頭部.A"/>
        <table:table-column table:style-name="頭部.B"/>
        <table:table-column table:style-name="頭部.C" table:number-columns-repeated="7"/>
        <table:table-row>
          <table:table-cell table:style-name="頭部.A1" office:value-type="string">
            <text:p text:style-name="P8">頭盔</text:p>
            <text:p text:style-name="P34"/>
          </table:table-cell>
          <table:table-cell table:style-name="頭部.A1" office:value-type="string">
            <text:p text:style-name="P8">頭盔</text:p>
          </table:table-cell>
          <table:table-cell table:style-name="頭部.A1" office:value-type="string">
            <text:p text:style-name="P8"><draw:frame draw:style-name="fr2" draw:name="影像168" text:anchor-type="paragraph" svg:width="0.3335in" svg:height="0.3335in" draw:z-index="225"><draw:image xlink:href="Pictures/100000000000001800000018A585ACF9.png" xlink:type="simple" xlink:show="embed" xlink:actuate="onLoad"/></draw:frame>翠綠頭盔</text:p>
          </table:table-cell>
          <table:table-cell table:style-name="頭部.A1" office:value-type="string">
            <text:p text:style-name="P64">木紋頭盔</text:p>
          </table:table-cell>
          <table:table-cell table:style-name="頭部.A1" office:value-type="string">
            <text:p text:style-name="P36">湛藍頭盔</text:p>
          </table:table-cell>
          <table:table-cell table:style-name="頭部.A1" office:value-type="string">
            <text:p text:style-name="P64">橘黃頭盔</text:p>
          </table:table-cell>
          <table:table-cell table:style-name="頭部.A1" office:value-type="string">
            <text:p text:style-name="P64">銀白頭盔</text:p>
          </table:table-cell>
          <table:table-cell table:style-name="頭部.A1" office:value-type="string">
            <text:p text:style-name="P36">鐵灰頭盔</text:p>
          </table:table-cell>
          <table:table-cell table:style-name="頭部.I1" office:value-type="string">
            <text:p text:style-name="P64">血紅頭盔</text:p>
          </table:table-cell>
        </table:table-row>
        <table:table-row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6"/>
          </table:table-cell>
          <table:table-cell table:style-name="頭部.I2" office:value-type="string">
            <text:p text:style-name="P8"/>
          </table:table-cell>
        </table:table-row>
        <table:table-row>
          <table:table-cell table:style-name="頭部.A2" office:value-type="string">
            <text:p text:style-name="P10">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>def+5</text:p>
          </table:table-cell>
          <table:table-cell table:style-name="頭部.A2" office:value-type="string">
            <text:p text:style-name="P63">def+10</text:p>
          </table:table-cell>
          <table:table-cell table:style-name="頭部.A2" office:value-type="string">
            <text:p text:style-name="P63">def+20</text:p>
          </table:table-cell>
          <table:table-cell table:style-name="頭部.A2" office:value-type="string">
            <text:p text:style-name="P63">def+40</text:p>
          </table:table-cell>
          <table:table-cell table:style-name="頭部.A2" office:value-type="string">
            <text:p text:style-name="P6">def+80</text:p>
          </table:table-cell>
          <table:table-cell table:style-name="頭部.A2" office:value-type="string">
            <text:p text:style-name="P63">def+160</text:p>
          </table:table-cell>
          <table:table-cell table:style-name="頭部.I2" office:value-type="string">
            <text:p text:style-name="P63">def+320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角盔</text:p>
          </table:table-cell>
          <table:table-cell table:style-name="頭部.A2" office:value-type="string">
            <text:p text:style-name="P32"><draw:frame draw:style-name="fr1" draw:name="影像101" text:anchor-type="paragraph" svg:x="0.1209in" svg:y="0.0201in" svg:width="0.3335in" svg:height="0.3335in" draw:z-index="226"><draw:image xlink:href="Pictures/100000000000001800000018170BBDAB.png" xlink:type="simple" xlink:show="embed" xlink:actuate="onLoad"/></draw:frame>翠綠<text:span text:style-name="T18">角盔</text:span></text:p>
          </table:table-cell>
          <table:table-cell table:style-name="頭部.A2" office:value-type="string">
            <text:p text:style-name="P32">木紋<text:span text:style-name="T18">角盔</text:span></text:p>
          </table:table-cell>
          <table:table-cell table:style-name="頭部.A2" office:value-type="string">
            <text:p text:style-name="P19">湛藍<text:span text:style-name="T18">角盔</text:span></text:p>
          </table:table-cell>
          <table:table-cell table:style-name="頭部.A2" office:value-type="string">
            <text:p text:style-name="P118">橘黃角盔</text:p>
          </table:table-cell>
          <table:table-cell table:style-name="頭部.A2" office:value-type="string">
            <text:p text:style-name="P5">銀白<text:span text:style-name="T18">角盔</text:span></text:p>
          </table:table-cell>
          <table:table-cell table:style-name="頭部.A2" office:value-type="string">
            <text:p text:style-name="P19">鐵灰<text:span text:style-name="T18">角盔</text:span></text:p>
          </table:table-cell>
          <table:table-cell table:style-name="頭部.I2" office:value-type="string">
            <text:p text:style-name="P32">血紅<text:span text:style-name="T18">角盔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18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8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2" office:value-type="string">
            <text:p text:style-name="P63">def</text:p>
            <text:p text:style-name="P63">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>def+4</text:p>
            <text:p text:style-name="P30">atk+1</text:p>
          </table:table-cell>
          <table:table-cell table:style-name="頭部.A2" office:value-type="string">
            <text:p text:style-name="P63">def+8</text:p>
            <text:p text:style-name="P63">atk+2</text:p>
          </table:table-cell>
          <table:table-cell table:style-name="頭部.A2" office:value-type="string">
            <text:p text:style-name="P63">def+16</text:p>
            <text:p text:style-name="P63">atk+4</text:p>
          </table:table-cell>
          <table:table-cell table:style-name="頭部.A2" office:value-type="string">
            <text:p text:style-name="P63">def+32</text:p>
            <text:p text:style-name="P63">atk+8</text:p>
          </table:table-cell>
          <table:table-cell table:style-name="頭部.A2" office:value-type="string">
            <text:p text:style-name="P6">def+64</text:p>
            <text:p text:style-name="P6">atk+16</text:p>
          </table:table-cell>
          <table:table-cell table:style-name="頭部.A2" office:value-type="string">
            <text:p text:style-name="P63">def+128atk+32</text:p>
          </table:table-cell>
          <table:table-cell table:style-name="頭部.I2" office:value-type="string">
            <text:p text:style-name="P63">def+256</text:p>
            <text:p text:style-name="P63">atk+64</text:p>
          </table:table-cell>
        </table:table-row>
        <table:table-row>
          <table:table-cell table:style-name="頭部.A2" office:value-type="string">
            <text:p text:style-name="P16">頭巾</text:p>
            <text:p text:style-name="P35"/>
          </table:table-cell>
          <table:table-cell table:style-name="頭部.A2" office:value-type="string">
            <text:p text:style-name="P16">頭巾</text:p>
          </table:table-cell>
          <table:table-cell table:style-name="頭部.A2" office:value-type="string">
            <text:p text:style-name="P64"><draw:frame draw:style-name="fr1" draw:name="影像99" text:anchor-type="paragraph" svg:x="0.0764in" svg:y="0.0047in" svg:width="0.3335in" svg:height="0.3335in" draw:z-index="227"><draw:image xlink:href="Pictures/100002010000001800000018D92448EE.png" xlink:type="simple" xlink:show="embed" xlink:actuate="onLoad"/></draw:frame>翠綠頭巾</text:p>
          </table:table-cell>
          <table:table-cell table:style-name="頭部.A2" office:value-type="string">
            <text:p text:style-name="P64">木紋頭巾</text:p>
          </table:table-cell>
          <table:table-cell table:style-name="頭部.A2" office:value-type="string">
            <text:p text:style-name="P14">湛藍頭巾</text:p>
          </table:table-cell>
          <table:table-cell table:style-name="頭部.A2" office:value-type="string">
            <text:p text:style-name="P33">橘黃頭巾</text:p>
          </table:table-cell>
          <table:table-cell table:style-name="頭部.A2" office:value-type="string">
            <text:p text:style-name="P5">雪白頭巾</text:p>
          </table:table-cell>
          <table:table-cell table:style-name="頭部.A2" office:value-type="string">
            <text:p text:style-name="P32">鐵灰頭巾</text:p>
          </table:table-cell>
          <table:table-cell table:style-name="頭部.I2" office:value-type="string">
            <text:p text:style-name="P32">血紅頭巾</text:p>
          </table:table-cell>
        </table:table-row>
        <table:table-row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1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2" office:value-type="string">
            <text:p text:style-name="P63">def</text:p>
            <text:p text:style-name="P63">m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>def+3</text:p>
            <text:p text:style-name="P30">mdef2</text:p>
          </table:table-cell>
          <table:table-cell table:style-name="頭部.A2" office:value-type="string">
            <text:p text:style-name="P6">def+6</text:p>
            <text:p text:style-name="P6">mdef+4</text:p>
          </table:table-cell>
          <table:table-cell table:style-name="頭部.A2" office:value-type="string">
            <text:p text:style-name="P63">def+12</text:p>
            <text:p text:style-name="P63">mdef+8</text:p>
          </table:table-cell>
          <table:table-cell table:style-name="頭部.A2" office:value-type="string">
            <text:p text:style-name="P63">def+24</text:p>
            <text:p text:style-name="P63">mdef+16</text:p>
          </table:table-cell>
          <table:table-cell table:style-name="頭部.A2" office:value-type="string">
            <text:p text:style-name="P6">def+48</text:p>
            <text:p text:style-name="P6">mdef+32</text:p>
          </table:table-cell>
          <table:table-cell table:style-name="頭部.A2" office:value-type="string">
            <text:p text:style-name="P63">def+96</text:p>
            <text:p text:style-name="P63">mdef+64</text:p>
          </table:table-cell>
          <table:table-cell table:style-name="頭部.I2" office:value-type="string">
            <text:p text:style-name="P63">def+192</text:p>
            <text:p text:style-name="P63">mdef+128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圓帽</text:p>
          </table:table-cell>
          <table:table-cell table:style-name="頭部.A2" office:value-type="string">
            <text:p text:style-name="P32"><draw:frame draw:style-name="fr1" draw:name="影像237" text:anchor-type="paragraph" svg:x="0.1516in" svg:y="0.0492in" svg:width="0.3335in" svg:height="0.3335in" draw:z-index="228"><draw:image xlink:href="Pictures/100000000000001800000018F56CF1A4.png" xlink:type="simple" xlink:show="embed" xlink:actuate="onLoad"/></draw:frame>翠綠<text:span text:style-name="T18">圓帽</text:span></text:p>
          </table:table-cell>
          <table:table-cell table:style-name="頭部.A2" office:value-type="string">
            <text:p text:style-name="P5">木紋<text:span text:style-name="T18">圓帽</text:span></text:p>
          </table:table-cell>
          <table:table-cell table:style-name="頭部.A2" office:value-type="string">
            <text:p text:style-name="P14">湛藍圓帽</text:p>
          </table:table-cell>
          <table:table-cell table:style-name="頭部.A2" office:value-type="string">
            <text:p text:style-name="P118">橘黃圓帽</text:p>
          </table:table-cell>
          <table:table-cell table:style-name="頭部.A2" office:value-type="string">
            <text:p text:style-name="P5">銀白<text:span text:style-name="T18">圓帽</text:span></text:p>
          </table:table-cell>
          <table:table-cell table:style-name="頭部.A2" office:value-type="string">
            <text:p text:style-name="P32">鐵灰<text:span text:style-name="T18">圓帽</text:span></text:p>
          </table:table-cell>
          <table:table-cell table:style-name="頭部.I2" office:value-type="string">
            <text:p text:style-name="P32">血紅<text:span text:style-name="T18">圓帽</text:span></text:p>
          </table:table-cell>
        </table:table-row>
        <text:soft-page-break/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1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2" office:value-type="string">
            <text:p text:style-name="P10">def</text:p>
            <text:p text:style-name="P10">mdef</text:p>
            <text:p text:style-name="P18">r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4">def+2</text:p>
            <text:p text:style-name="P4">mdef+2</text:p>
            <text:p text:style-name="P30">ratk+1</text:p>
          </table:table-cell>
          <table:table-cell table:style-name="頭部.A2" office:value-type="string">
            <text:p text:style-name="P6">def+4</text:p>
            <text:p text:style-name="P6">mdef+4</text:p>
            <text:p text:style-name="P6">ratk+2</text:p>
          </table:table-cell>
          <table:table-cell table:style-name="頭部.A2" office:value-type="string">
            <text:p text:style-name="P63">def+8</text:p>
            <text:p text:style-name="P63">mdef+8</text:p>
            <text:p text:style-name="P63">ratk+4</text:p>
          </table:table-cell>
          <table:table-cell table:style-name="頭部.A2" office:value-type="string">
            <text:p text:style-name="P63">def+16</text:p>
            <text:p text:style-name="P63">mdef+16</text:p>
            <text:p text:style-name="P63">ratk+8</text:p>
          </table:table-cell>
          <table:table-cell table:style-name="頭部.A2" office:value-type="string">
            <text:p text:style-name="P6">def+32</text:p>
            <text:p text:style-name="P6">mdef+32</text:p>
            <text:p text:style-name="P6">ratk+16</text:p>
          </table:table-cell>
          <table:table-cell table:style-name="頭部.A2" office:value-type="string">
            <text:p text:style-name="P63">def+64</text:p>
            <text:p text:style-name="P63">mdef+64</text:p>
            <text:p text:style-name="P63">ratk+32</text:p>
          </table:table-cell>
          <table:table-cell table:style-name="頭部.I2" office:value-type="string">
            <text:p text:style-name="P63">def+128</text:p>
            <text:p text:style-name="P63">mdef+128</text:p>
            <text:p text:style-name="P63">ratk+<text:span text:style-name="T20">64</text:span></text:p>
          </table:table-cell>
        </table:table-row>
        <table:table-row>
          <table:table-cell table:style-name="頭部.A2" office:value-type="string">
            <text:p text:style-name="P16">魔法帽</text:p>
            <text:p text:style-name="P35"/>
          </table:table-cell>
          <table:table-cell table:style-name="頭部.A2" office:value-type="string">
            <text:p text:style-name="P16">魔法帽</text:p>
          </table:table-cell>
          <table:table-cell table:style-name="頭部.A2" office:value-type="string">
            <text:p text:style-name="P64"><draw:frame draw:style-name="fr1" draw:name="影像236" text:anchor-type="paragraph" svg:x="0.0228in" svg:y="0.0047in" svg:width="0.3335in" svg:height="0.3335in" draw:z-index="229"><draw:image xlink:href="Pictures/100000000000001800000018289E2C96.png" xlink:type="simple" xlink:show="embed" xlink:actuate="onLoad"/></draw:frame>翠綠魔法帽</text:p>
          </table:table-cell>
          <table:table-cell table:style-name="頭部.A2" office:value-type="string">
            <text:p text:style-name="P32">木紋魔法帽</text:p>
          </table:table-cell>
          <table:table-cell table:style-name="頭部.A2" office:value-type="string">
            <text:p text:style-name="P14">湛藍魔法帽</text:p>
          </table:table-cell>
          <table:table-cell table:style-name="頭部.A2" office:value-type="string">
            <text:p text:style-name="P119"><text:span text:style-name="T19">橘黃</text:span>魔法帽</text:p>
          </table:table-cell>
          <table:table-cell table:style-name="頭部.A2" office:value-type="string">
            <text:p text:style-name="P5">銀白魔法帽</text:p>
          </table:table-cell>
          <table:table-cell table:style-name="頭部.A2" office:value-type="string">
            <text:p text:style-name="P32">鐵灰魔法帽</text:p>
          </table:table-cell>
          <table:table-cell table:style-name="頭部.I2" office:value-type="string">
            <text:p text:style-name="P32">血紅魔法帽</text:p>
          </table:table-cell>
        </table:table-row>
        <table:table-row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16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0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1"/>
          </table:table-cell>
          <table:table-cell table:style-name="頭部.I2" office:value-type="string">
            <text:p text:style-name="P30"/>
          </table:table-cell>
        </table:table-row>
        <table:table-row>
          <table:table-cell table:style-name="頭部.A15" office:value-type="string">
            <text:p text:style-name="P31">def</text:p>
            <text:p text:style-name="P10">mdef</text:p>
            <text:p text:style-name="P18">matk</text:p>
          </table:table-cell>
          <table:table-cell table:style-name="頭部.A15" office:value-type="string">
            <text:p text:style-name="P31"/>
          </table:table-cell>
          <table:table-cell table:style-name="頭部.A15" office:value-type="string">
            <text:p text:style-name="P30">def+1</text:p>
            <text:p text:style-name="P30">mdef+<text:span text:style-name="T6">3</text:span></text:p>
            <text:p text:style-name="P30">matk+1</text:p>
          </table:table-cell>
          <table:table-cell table:style-name="頭部.A15" office:value-type="string">
            <text:p text:style-name="P63">def+2</text:p>
            <text:p text:style-name="P63">mdef+6</text:p>
            <text:p text:style-name="P63">matk+2</text:p>
          </table:table-cell>
          <table:table-cell table:style-name="頭部.A15" office:value-type="string">
            <text:p text:style-name="P63">def+4</text:p>
            <text:p text:style-name="P63">mdef+12</text:p>
            <text:p text:style-name="P63">matk+4</text:p>
          </table:table-cell>
          <table:table-cell table:style-name="頭部.A15" office:value-type="string">
            <text:p text:style-name="P63">def+8</text:p>
            <text:p text:style-name="P63">mdef+24</text:p>
            <text:p text:style-name="P63">matk+8</text:p>
          </table:table-cell>
          <table:table-cell table:style-name="頭部.A15" office:value-type="string">
            <text:p text:style-name="P6">def+16</text:p>
            <text:p text:style-name="P6">mdef+48</text:p>
            <text:p text:style-name="P6">matk+16</text:p>
          </table:table-cell>
          <table:table-cell table:style-name="頭部.A15" office:value-type="string">
            <text:p text:style-name="P63">def+32</text:p>
            <text:p text:style-name="P63">mdef+96</text:p>
            <text:p text:style-name="P63">matk+32</text:p>
          </table:table-cell>
          <table:table-cell table:style-name="頭部.I15" office:value-type="string">
            <text:p text:style-name="P63">def+64</text:p>
            <text:p text:style-name="P63">mdef+192</text:p>
            <text:p text:style-name="P63">matk+64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8">項鍊</text:p>
          </table:table-cell>
          <table:table-cell table:style-name="項鍊.A1" office:value-type="string">
            <text:p text:style-name="P21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21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21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8">護頸</text:p>
            <text:p text:style-name="P21"/>
          </table:table-cell>
          <table:table-cell table:style-name="項鍊.A1" office:value-type="string">
            <text:p text:style-name="P21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21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21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21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8">重甲</text:p>
            <text:p text:style-name="P17"/>
          </table:table-cell>
          <table:table-cell table:style-name="身體.A1" office:value-type="string">
            <text:p text:style-name="P8"><draw:frame draw:style-name="fr1" draw:name="影像109" text:anchor-type="paragraph" svg:x="0.1665in" svg:y="0.0374in" svg:width="0.3335in" svg:height="0.3335in" draw:z-index="27"><draw:image xlink:href="Pictures/1000000000000018000000181A84E0DC.png" xlink:type="simple" xlink:show="embed" xlink:actuate="onLoad"/></draw:frame>鐵灰重甲</text:p>
          </table:table-cell>
          <table:table-cell table:style-name="身體.A1" office:value-type="string">
            <text:p text:style-name="P8"><draw:frame draw:style-name="fr1" draw:name="影像112" text:anchor-type="paragraph" svg:x="0.1673in" svg:y="0.0299in" svg:width="0.3335in" svg:height="0.3335in" draw:z-index="28"><draw:image xlink:href="Pictures/10000000000000180000001846514D6B.png" xlink:type="simple" xlink:show="embed" xlink:actuate="onLoad"/></draw:frame>木紋重甲</text:p>
          </table:table-cell>
          <table:table-cell table:style-name="身體.A1" office:value-type="string">
            <text:p text:style-name="P84"><draw:frame draw:style-name="fr1" draw:name="影像110" text:anchor-type="paragraph" svg:x="0.1429in" svg:y="0.0299in" svg:width="0.3335in" svg:height="0.3335in" draw:z-index="29"><draw:image xlink:href="Pictures/100000000000001800000018C0AAB3B6.png" xlink:type="simple" xlink:show="embed" xlink:actuate="onLoad"/></draw:frame>鐵灰長重甲</text:p>
          </table:table-cell>
          <table:table-cell table:style-name="身體.A1" office:value-type="string">
            <text:p text:style-name="P84"><draw:frame draw:style-name="fr2" draw:name="影像111" text:anchor-type="paragraph" svg:width="0.3335in" svg:height="0.3335in" draw:z-index="232"><draw:image xlink:href="Pictures/100000000000001800000018F28EC8D3.png" xlink:type="simple" xlink:show="embed" xlink:actuate="onLoad"/></draw:frame>金黃長重甲</text:p>
          </table:table-cell>
          <table:table-cell table:style-name="身體.A1" office:value-type="string">
            <text:p text:style-name="P104"><draw:frame draw:style-name="fr2" draw:name="影像126" text:anchor-type="paragraph" svg:width="0.3335in" svg:height="0.3335in" draw:z-index="30"><draw:image xlink:href="Pictures/100000000000001800000018A2A7E1DA.png" xlink:type="simple" xlink:show="embed" xlink:actuate="onLoad"/></draw:frame>翠綠單層重甲</text:p>
          </table:table-cell>
          <table:table-cell table:style-name="身體.A1" office:value-type="string">
            <text:p text:style-name="P106"><draw:frame draw:style-name="fr2" draw:name="影像125" text:anchor-type="paragraph" svg:width="0.3335in" svg:height="0.3335in" draw:z-index="31"><draw:image xlink:href="Pictures/100000000000001800000018A6C33F9E.png" xlink:type="simple" xlink:show="embed" xlink:actuate="onLoad"/></draw:frame>翠綠雙層重甲</text:p>
          </table:table-cell>
          <table:table-cell table:style-name="身體.A1" office:value-type="string">
            <text:p text:style-name="P106"><draw:frame draw:style-name="fr2" draw:name="影像124" text:anchor-type="paragraph" svg:width="0.3335in" svg:height="0.3335in" draw:z-index="32"><draw:image xlink:href="Pictures/10000000000000180000001868E519E1.png" xlink:type="simple" xlink:show="embed" xlink:actuate="onLoad"/></draw:frame>翠綠複合重甲</text:p>
          </table:table-cell>
          <table:table-cell table:style-name="身體.I1" office:value-type="string">
            <text:p text:style-name="P104"><draw:frame draw:style-name="fr1" draw:name="影像123" text:anchor-type="paragraph" svg:x="0.1661in" svg:y="0.0055in" svg:width="0.3335in" svg:height="0.3335in" draw:z-index="33"><draw:image xlink:href="Pictures/1000000000000018000000188CBBD673.png" xlink:type="simple" xlink:show="embed" xlink:actuate="onLoad"/></draw:frame>銀白複合重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1">def</text:p>
            <text:p text:style-name="P71">mdef</text:p>
            <text:p text:style-name="P71">maxhp</text:p>
          </table:table-cell>
          <table:table-cell table:style-name="身體.A2" office:value-type="string">
            <text:p text:style-name="P73">def+8</text:p>
            <text:p text:style-name="P73">mdef+5</text:p>
            <text:p text:style-name="P73">maxhp+<text:span text:style-name="T21">100</text:span></text:p>
          </table:table-cell>
          <table:table-cell table:style-name="身體.A2" office:value-type="string">
            <text:p text:style-name="P73">def+16</text:p>
            <text:p text:style-name="P73">mdef+10</text:p>
            <text:p text:style-name="P73">maxhp+<text:span text:style-name="T21">2</text:span>00</text:p>
          </table:table-cell>
          <table:table-cell table:style-name="身體.A2" office:value-type="string">
            <text:p text:style-name="P73">def+32</text:p>
            <text:p text:style-name="P73">mdef+20</text:p>
            <text:p text:style-name="P73">maxhp+<text:span text:style-name="T21">4</text:span>00</text:p>
          </table:table-cell>
          <table:table-cell table:style-name="身體.A2" office:value-type="string">
            <text:p text:style-name="P73">def+64</text:p>
            <text:p text:style-name="P73">mdef+40</text:p>
            <text:p text:style-name="P73">maxhp+<text:span text:style-name="T21">70</text:span>0</text:p>
          </table:table-cell>
          <table:table-cell table:style-name="身體.A2" office:value-type="string">
            <text:p text:style-name="P73">def+128</text:p>
            <text:p text:style-name="P73">mdef+80</text:p>
            <text:p text:style-name="P85">maxhp+<text:span text:style-name="T21">110</text:span>0</text:p>
          </table:table-cell>
          <table:table-cell table:style-name="身體.A2" office:value-type="string">
            <text:p text:style-name="P73">def+256</text:p>
            <text:p text:style-name="P73">mdef+160</text:p>
            <text:p text:style-name="P85">maxhp+<text:span text:style-name="T21">1600</text:span></text:p>
          </table:table-cell>
          <table:table-cell table:style-name="身體.A2" office:value-type="string">
            <text:p text:style-name="P73">def+512</text:p>
            <text:p text:style-name="P73">mdef+320</text:p>
            <text:p text:style-name="P85">maxhp+<text:span text:style-name="T21">22</text:span>00</text:p>
          </table:table-cell>
          <table:table-cell table:style-name="身體.I2" office:value-type="string">
            <text:p text:style-name="P73">def+1024</text:p>
            <text:p text:style-name="P73">mdef+640</text:p>
            <text:p text:style-name="P85">maxhp+<text:span text:style-name="T21">290</text:span>0</text:p>
          </table:table-cell>
        </table:table-row>
        <table:table-row>
          <table:table-cell table:style-name="身體.A2" office:value-type="string">
            <text:p text:style-name="P20">法袍</text:p>
            <text:p text:style-name="P17"/>
          </table:table-cell>
          <table:table-cell table:style-name="身體.A2" office:value-type="string">
            <text:p text:style-name="P8"><draw:frame draw:style-name="fr2" draw:name="影像102" text:anchor-type="paragraph" svg:width="0.3335in" svg:height="0.3335in" draw:z-index="230"><draw:image xlink:href="Pictures/1000000000000018000000181D3BCF4B.png" xlink:type="simple" xlink:show="embed" xlink:actuate="onLoad"/></draw:frame>翠綠法袍</text:p>
          </table:table-cell>
          <table:table-cell table:style-name="身體.A2" office:value-type="string">
            <text:p text:style-name="P8"><draw:frame draw:style-name="fr2" draw:name="影像117" text:anchor-type="paragraph" svg:width="0.3335in" svg:height="0.3335in" draw:z-index="231"><draw:image xlink:href="Pictures/10000000000000180000001829B732AA.png" xlink:type="simple" xlink:show="embed" xlink:actuate="onLoad"/></draw:frame>緋紅法袍</text:p>
          </table:table-cell>
          <table:table-cell table:style-name="身體.A2" office:value-type="string">
            <text:p text:style-name="P8"><draw:frame draw:style-name="fr1" draw:name="影像119" text:anchor-type="paragraph" svg:x="0.1465in" svg:y="0.022in" svg:width="0.3335in" svg:height="0.3335in" draw:z-index="34"><draw:image xlink:href="Pictures/1000000000000018000000182FE04410.png" xlink:type="simple" xlink:show="embed" xlink:actuate="onLoad"/></draw:frame>墨黑法袍</text:p>
          </table:table-cell>
          <table:table-cell table:style-name="身體.A2" office:value-type="string">
            <text:p text:style-name="P8"><draw:frame draw:style-name="fr1" draw:name="影像120" text:anchor-type="paragraph" svg:x="0.1472in" svg:y="0.0091in" svg:width="0.3335in" svg:height="0.3335in" draw:z-index="35"><draw:image xlink:href="Pictures/100000000000001800000018FD29D712.png" xlink:type="simple" xlink:show="embed" xlink:actuate="onLoad"/></draw:frame>銀白法袍</text:p>
          </table:table-cell>
          <table:table-cell table:style-name="身體.A2" office:value-type="string">
            <text:p text:style-name="P8">雪白法袍</text:p>
          </table:table-cell>
          <table:table-cell table:style-name="身體.A2" office:value-type="string">
            <text:p text:style-name="P8">鐵灰法袍</text:p>
          </table:table-cell>
          <table:table-cell table:style-name="身體.A2" office:value-type="string">
            <text:p text:style-name="P8"><draw:frame draw:style-name="fr2" draw:name="影像130" text:anchor-type="paragraph" svg:width="0.3335in" svg:height="0.3335in" draw:z-index="36"><draw:image xlink:href="Pictures/1000020100000018000000182382EA98.png" xlink:type="simple" xlink:show="embed" xlink:actuate="onLoad"/></draw:frame>白翼法袍</text:p>
          </table:table-cell>
          <table:table-cell table:style-name="身體.I2" office:value-type="string">
            <text:p text:style-name="P8"><draw:frame draw:style-name="fr2" draw:name="影像131" text:anchor-type="paragraph" svg:width="0.25in" svg:height="0.25in" draw:z-index="37"><draw:image xlink:href="Pictures/1000020000000018000000185A8299E2.png" xlink:type="simple" xlink:show="embed" xlink:actuate="onLoad"/></draw:frame>黑翼法袍</text:p>
          </table:table-cell>
        </table:table-row>
        <table:table-row>
          <table:table-cell table:style-name="身體.A2" office:value-type="string">
            <text:p text:style-name="P20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1">def</text:p>
            <text:p text:style-name="P71">mdef</text:p>
            <text:p text:style-name="P71">maxsp</text:p>
          </table:table-cell>
          <table:table-cell table:style-name="身體.A2" office:value-type="string">
            <text:p text:style-name="P73">def+5</text:p>
            <text:p text:style-name="P73">mdef+8</text:p>
            <text:p text:style-name="P73">maxsp+<text:span text:style-name="T22">100</text:span></text:p>
          </table:table-cell>
          <table:table-cell table:style-name="身體.A2" office:value-type="string">
            <text:p text:style-name="P73">def+10</text:p>
            <text:p text:style-name="P73">mdef+16</text:p>
            <text:p text:style-name="P73">maxsp+<text:span text:style-name="T22">2</text:span>00</text:p>
          </table:table-cell>
          <table:table-cell table:style-name="身體.A2" office:value-type="string">
            <text:p text:style-name="P73">def+20</text:p>
            <text:p text:style-name="P73">mdef+32</text:p>
            <text:p text:style-name="P73">maxsp+<text:span text:style-name="T22">4</text:span>00</text:p>
          </table:table-cell>
          <table:table-cell table:style-name="身體.A2" office:value-type="string">
            <text:p text:style-name="P73">def+40</text:p>
            <text:p text:style-name="P73">mdef+64</text:p>
            <text:p text:style-name="P73">maxsp+<text:span text:style-name="T22">70</text:span>0</text:p>
          </table:table-cell>
          <table:table-cell table:style-name="身體.A2" office:value-type="string">
            <text:p text:style-name="P73">def+80</text:p>
            <text:p text:style-name="P73">mdef+128</text:p>
            <text:p text:style-name="P85">maxsp+<text:span text:style-name="T22">110</text:span>0</text:p>
          </table:table-cell>
          <table:table-cell table:style-name="身體.A2" office:value-type="string">
            <text:p text:style-name="P73">def+160</text:p>
            <text:p text:style-name="P73">mdef+256</text:p>
            <text:p text:style-name="P85">maxsp+<text:span text:style-name="T22">16</text:span>00</text:p>
          </table:table-cell>
          <table:table-cell table:style-name="身體.A2" office:value-type="string">
            <text:p text:style-name="P73">def+320</text:p>
            <text:p text:style-name="P73">mdef+512</text:p>
            <text:p text:style-name="P85">maxsp+<text:span text:style-name="T22">22</text:span>00</text:p>
          </table:table-cell>
          <table:table-cell table:style-name="身體.I2" office:value-type="string">
            <text:p text:style-name="P73">def+640</text:p>
            <text:p text:style-name="P73">mdef+1024</text:p>
            <text:p text:style-name="P85">maxsp+<text:span text:style-name="T22">290</text:span>0</text:p>
          </table:table-cell>
        </table:table-row>
        <table:table-row>
          <table:table-cell table:style-name="身體.A2" office:value-type="string">
            <text:p text:style-name="P8">輕甲</text:p>
            <text:p text:style-name="P17"/>
          </table:table-cell>
          <table:table-cell table:style-name="身體.A2" office:value-type="string">
            <text:p text:style-name="P104"><draw:frame draw:style-name="fr1" draw:name="影像132" text:anchor-type="paragraph" svg:x="0.1291in" svg:y="0.0189in" svg:width="0.3335in" svg:height="0.3335in" draw:z-index="38"><draw:image xlink:href="Pictures/100000000000001800000018EEDC69DB.png" xlink:type="simple" xlink:show="embed" xlink:actuate="onLoad"/></draw:frame>翠綠鱗片輕甲</text:p>
          </table:table-cell>
          <table:table-cell table:style-name="身體.A2" office:value-type="string">
            <text:p text:style-name="P104"><draw:frame draw:style-name="fr1" draw:name="影像128" text:anchor-type="paragraph" svg:x="0.1575in" svg:y="0.0098in" svg:width="0.3335in" svg:height="0.3335in" draw:z-index="39"><draw:image xlink:href="Pictures/1000000000000018000000188C1EDB7D.png" xlink:type="simple" xlink:show="embed" xlink:actuate="onLoad"/></draw:frame>鐵灰鱗片輕甲</text:p>
          </table:table-cell>
          <table:table-cell table:style-name="身體.A2" office:value-type="string">
            <text:p text:style-name="P104"><draw:frame draw:style-name="fr1" draw:name="影像121" text:anchor-type="paragraph" svg:x="0.1756in" svg:y="0.0283in" svg:width="0.3335in" svg:height="0.3335in" draw:z-index="40"><draw:image xlink:href="Pictures/100000000000001800000018829E6366.png" xlink:type="simple" xlink:show="embed" xlink:actuate="onLoad"/></draw:frame>鐵灰輕甲</text:p>
          </table:table-cell>
          <table:table-cell table:style-name="身體.A2" office:value-type="string">
            <text:p text:style-name="P104"><draw:frame draw:style-name="fr1" draw:name="影像122" text:anchor-type="paragraph" svg:x="0.1654in" svg:y="0in" svg:width="0.3335in" svg:height="0.3335in" draw:z-index="41"><draw:image xlink:href="Pictures/100000000000001800000018599AD211.png" xlink:type="simple" xlink:show="embed" xlink:actuate="onLoad"/></draw:frame>木紋輕甲</text:p>
          </table:table-cell>
          <table:table-cell table:style-name="身體.A2" office:value-type="string">
            <text:p text:style-name="P104"><draw:frame draw:style-name="fr3" draw:name="影像113" text:anchor-type="paragraph" svg:width="0.3335in" svg:height="0.3335in" draw:z-index="42"><draw:image xlink:href="Pictures/100000000000001800000018388AABA0.png" xlink:type="simple" xlink:show="embed" xlink:actuate="onLoad"/></draw:frame>鐵灰長輕甲</text:p>
          </table:table-cell>
          <table:table-cell table:style-name="身體.A2" office:value-type="string">
            <text:p text:style-name="P104"><draw:frame draw:style-name="fr3" draw:name="影像114" text:anchor-type="paragraph" svg:width="0.3335in" svg:height="0.3335in" draw:z-index="43"><draw:image xlink:href="Pictures/100000000000001800000018329A1578.png" xlink:type="simple" xlink:show="embed" xlink:actuate="onLoad"/></draw:frame>木紋長輕甲</text:p>
          </table:table-cell>
          <table:table-cell table:style-name="身體.A2" office:value-type="string">
            <text:p text:style-name="P104"><draw:frame draw:style-name="fr3" draw:name="影像115" text:anchor-type="paragraph" svg:width="0.3335in" svg:height="0.3335in" draw:z-index="44"><draw:image xlink:href="Pictures/100000000000001800000018E7C0959E.png" xlink:type="simple" xlink:show="embed" xlink:actuate="onLoad"/></draw:frame>鐵灰角輕甲</text:p>
          </table:table-cell>
          <table:table-cell table:style-name="身體.I2" office:value-type="string">
            <text:p text:style-name="P104"><draw:frame draw:style-name="fr3" draw:name="影像116" text:anchor-type="paragraph" svg:width="0.3335in" svg:height="0.3335in" draw:z-index="45"><draw:image xlink:href="Pictures/1000000000000018000000185D0728B1.png" xlink:type="simple" xlink:show="embed" xlink:actuate="onLoad"/></draw:frame>血紅角輕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1">def</text:p>
            <text:p text:style-name="P71">mdef</text:p>
            <text:p text:style-name="P75">dodge</text:p>
          </table:table-cell>
          <table:table-cell table:style-name="身體.A2" office:value-type="string">
            <text:p text:style-name="P73">def+5</text:p>
            <text:p text:style-name="P73">mdef+5</text:p>
            <text:p text:style-name="P75">dodge+5</text:p>
          </table:table-cell>
          <table:table-cell table:style-name="身體.A2" office:value-type="string">
            <text:p text:style-name="P73">def+10</text:p>
            <text:p text:style-name="P73">mdef+10</text:p>
            <text:p text:style-name="P75">dodge+6</text:p>
          </table:table-cell>
          <table:table-cell table:style-name="身體.A2" office:value-type="string">
            <text:p text:style-name="P73">def+20</text:p>
            <text:p text:style-name="P73">mdef+20</text:p>
            <text:p text:style-name="P75">dodge+8</text:p>
          </table:table-cell>
          <table:table-cell table:style-name="身體.A2" office:value-type="string">
            <text:p text:style-name="P73">def+40</text:p>
            <text:p text:style-name="P73">mdef+40</text:p>
            <text:p text:style-name="P75">dodge+11</text:p>
          </table:table-cell>
          <table:table-cell table:style-name="身體.A2" office:value-type="string">
            <text:p text:style-name="P73">def+80</text:p>
            <text:p text:style-name="P73">mdef+80</text:p>
            <text:p text:style-name="P75">dodge+14</text:p>
          </table:table-cell>
          <table:table-cell table:style-name="身體.A2" office:value-type="string">
            <text:p text:style-name="P73">def+160</text:p>
            <text:p text:style-name="P73">mdef+160</text:p>
            <text:p text:style-name="P75">dodge+17</text:p>
          </table:table-cell>
          <table:table-cell table:style-name="身體.A2" office:value-type="string">
            <text:p text:style-name="P73">def+320</text:p>
            <text:p text:style-name="P74">mdef+320<text:span text:style-name="T7">dodge+23</text:span></text:p>
          </table:table-cell>
          <table:table-cell table:style-name="身體.I2" office:value-type="string">
            <text:p text:style-name="P73">def+640</text:p>
            <text:p text:style-name="P73">mdef+640</text:p>
            <text:p text:style-name="P75">dodge+26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ext:soft-page-break/>
        <table:table-row>
          <table:table-cell table:style-name="背部.A1" office:value-type="string">
            <text:p text:style-name="P20">披風夾克</text:p>
            <text:p text:style-name="P17"/>
          </table:table-cell>
          <table:table-cell table:style-name="背部.A1" office:value-type="string">
            <text:p text:style-name="P8"><draw:frame draw:style-name="fr3" draw:name="影像135" text:anchor-type="paragraph" svg:width="0.3335in" svg:height="0.3335in" draw:z-index="46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8"><draw:frame draw:style-name="fr3" draw:name="影像136" text:anchor-type="paragraph" svg:width="0.3335in" svg:height="0.3335in" draw:z-index="47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38" text:anchor-type="paragraph" svg:x="0.3618in" svg:y="0.0516in" svg:width="0.3335in" svg:height="0.3335in" draw:z-index="48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40" text:anchor-type="paragraph" svg:x="0.4799in" svg:y="0.0382in" svg:width="0.3335in" svg:height="0.3335in" draw:z-index="49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8"><draw:frame draw:style-name="fr3" draw:name="影像137" text:anchor-type="paragraph" svg:width="0.3335in" svg:height="0.3335in" draw:z-index="50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0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2">def*,healhp*,<text:span text:style-name="T8">atk*,matk*,ratk*,phy_resist</text:span></text:p>
          </table:table-cell>
          <table:table-cell table:style-name="背部.A2" office:value-type="string">
            <text:p text:style-name="P92">def+1</text:p>
            <text:p text:style-name="P93">healhp+1</text:p>
            <text:p text:style-name="P93">phy_resist<text:span text:style-name="T8">+8%</text:span></text:p>
          </table:table-cell>
          <table:table-cell table:style-name="背部.A2" office:value-type="string">
            <text:p text:style-name="P92"/>
            <text:p text:style-name="P92">healhp+3</text:p>
            <text:p text:style-name="P93">phy_resist<text:span text:style-name="T8">+8%</text:span></text:p>
          </table:table-cell>
          <table:table-cell table:style-name="背部.A2" office:value-type="string">
            <text:p text:style-name="P92">def+1</text:p>
            <text:p text:style-name="P92">atk+1</text:p>
            <text:p text:style-name="P93">phy_resist<text:span text:style-name="T8">+5%</text:span></text:p>
          </table:table-cell>
          <table:table-cell table:style-name="背部.A2" office:value-type="string">
            <text:p text:style-name="P92">def+1</text:p>
            <text:p text:style-name="P92">matk+1</text:p>
            <text:p text:style-name="P93">phy_resist<text:span text:style-name="T8">+5%</text:span></text:p>
          </table:table-cell>
          <table:table-cell table:style-name="背部.F2" office:value-type="string">
            <text:p text:style-name="P92">def+1</text:p>
            <text:p text:style-name="P92">ratk+1</text:p>
            <text:p text:style-name="P93">phy_resist<text:span text:style-name="T8">+5%</text:span></text:p>
          </table:table-cell>
        </table:table-row>
        <table:table-row>
          <table:table-cell table:style-name="背部.A2" office:value-type="string">
            <text:p text:style-name="P20">斗篷背心</text:p>
            <text:p text:style-name="P17"/>
          </table:table-cell>
          <table:table-cell table:style-name="背部.A2" office:value-type="string">
            <text:p text:style-name="P8"><draw:frame draw:style-name="fr3" draw:name="影像133" text:anchor-type="paragraph" svg:width="0.3335in" svg:height="0.3335in" draw:z-index="51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4" text:anchor-type="paragraph" svg:width="0.3335in" svg:height="0.3335in" draw:z-index="52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9" text:anchor-type="paragraph" svg:width="0.3335in" svg:height="0.3335in" draw:z-index="53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41" text:anchor-type="paragraph" svg:width="0.3335in" svg:height="0.3335in" draw:z-index="54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8"><draw:frame draw:style-name="fr3" draw:name="影像142" text:anchor-type="paragraph" svg:width="0.3335in" svg:height="0.3335in" draw:z-index="55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0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2">mdef*,healsp*,<text:span text:style-name="T8">atk*,matk*,ratk*,mag_resist</text:span></text:p>
          </table:table-cell>
          <table:table-cell table:style-name="背部.A2" office:value-type="string">
            <text:p text:style-name="P94">mdef+1</text:p>
            <text:p text:style-name="P94">healsp+1</text:p>
            <text:p text:style-name="P94">mag_resist+8%</text:p>
          </table:table-cell>
          <table:table-cell table:style-name="背部.A2" office:value-type="string">
            <text:p text:style-name="P91"/>
            <text:p text:style-name="P94">healsp+3</text:p>
            <text:p text:style-name="P94">mag_resist+8%</text:p>
          </table:table-cell>
          <table:table-cell table:style-name="背部.A2" office:value-type="string">
            <text:p text:style-name="P94">mdef+1</text:p>
            <text:p text:style-name="P94">atk+1</text:p>
            <text:p text:style-name="P94">mag_resist+5%</text:p>
          </table:table-cell>
          <table:table-cell table:style-name="背部.A2" office:value-type="string">
            <text:p text:style-name="P94">mdef+1</text:p>
            <text:p text:style-name="P94">matk+1</text:p>
            <text:p text:style-name="P94">mag_resist+5%</text:p>
          </table:table-cell>
          <table:table-cell table:style-name="背部.F2" office:value-type="string">
            <text:p text:style-name="P94">mdef+1</text:p>
            <text:p text:style-name="P94">ratk+1</text:p>
            <text:p text:style-name="P94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8">戒指</text:p>
            <text:p text:style-name="P27">(無法合成)</text:p>
          </table:table-cell>
          <table:table-cell table:style-name="手指.A1" office:value-type="string">
            <text:p text:style-name="P17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17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17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17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17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17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17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17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8">鞋</text:p>
            <text:p text:style-name="P21"/>
          </table:table-cell>
          <table:table-cell table:style-name="表格1.A1" office:value-type="string">
            <text:p text:style-name="P8"><draw:frame draw:style-name="fr1" draw:name="影像164" text:anchor-type="paragraph" svg:x="0.1992in" svg:y="0.0319in" svg:width="0.25in" svg:height="0.25in" draw:z-index="176"><draw:image xlink:href="Pictures/100002000000001800000018349F2870.gif" xlink:type="simple" xlink:show="embed" xlink:actuate="onLoad"/></draw:frame>茶褐皮鞋</text:p>
          </table:table-cell>
          <table:table-cell table:style-name="表格1.A1" office:value-type="string">
            <text:p text:style-name="P8"><draw:frame draw:style-name="fr1" draw:name="影像160" text:anchor-type="paragraph" svg:x="0.1382in" svg:y="0.0236in" svg:width="0.3335in" svg:height="0.3335in" draw:z-index="177"><draw:image xlink:href="Pictures/1000000000000018000000186AEE519C.png" xlink:type="simple" xlink:show="embed" xlink:actuate="onLoad"/></draw:frame>土黃皮鞋</text:p>
          </table:table-cell>
          <table:table-cell table:style-name="表格1.A1" office:value-type="string">
            <text:p text:style-name="P8"><draw:frame draw:style-name="fr1" draw:name="影像162" text:anchor-type="paragraph" svg:x="0.1744in" svg:y="0.0319in" svg:width="0.3335in" svg:height="0.3335in" draw:z-index="180"><draw:image xlink:href="Pictures/1000000000000018000000180326087E.png" xlink:type="simple" xlink:show="embed" xlink:actuate="onLoad"/></draw:frame>雪白皮鞋</text:p>
          </table:table-cell>
          <table:table-cell table:style-name="表格1.A1" office:value-type="string">
            <text:p text:style-name="P8"><draw:frame draw:style-name="fr1" draw:name="影像165" text:anchor-type="paragraph" svg:x="0.0681in" svg:y="0.0283in" svg:width="0.3335in" svg:height="0.3335in" draw:z-index="178"><draw:image xlink:href="Pictures/10000000000000180000001867266080.png" xlink:type="simple" xlink:show="embed" xlink:actuate="onLoad"/></draw:frame>翠綠皮鞋</text:p>
          </table:table-cell>
          <table:table-cell table:style-name="表格1.F1" office:value-type="string">
            <text:p text:style-name="P8"><draw:frame draw:style-name="fr1" draw:name="影像166" text:anchor-type="paragraph" svg:x="0.1244in" svg:y="0in" svg:width="0.3335in" svg:height="0.3335in" draw:z-index="179"><draw:image xlink:href="Pictures/100000000000001800000018CB884663.png" xlink:type="simple" xlink:show="embed" xlink:actuate="onLoad"/></draw:frame>翠綠羽翼皮鞋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1">wlkspd</text:p>
          </table:table-cell>
          <table:table-cell table:style-name="表格1.A2" office:value-type="string">
            <text:p text:style-name="P34">wlkspd+<text:span text:style-name="T10">10</text:span></text:p>
          </table:table-cell>
          <table:table-cell table:style-name="表格1.A2" office:value-type="string">
            <text:p text:style-name="P34">wlkspd+<text:span text:style-name="T10">20</text:span></text:p>
          </table:table-cell>
          <table:table-cell table:style-name="表格1.A2" office:value-type="string">
            <text:p text:style-name="P34">wlkspd+<text:span text:style-name="T10">25</text:span></text:p>
          </table:table-cell>
          <table:table-cell table:style-name="表格1.A2" office:value-type="string">
            <text:p text:style-name="P34">wlkspd+<text:span text:style-name="T10">40</text:span></text:p>
          </table:table-cell>
          <table:table-cell table:style-name="表格1.F2" office:value-type="string">
            <text:p text:style-name="P34">wlkspd+<text:span text:style-name="T10">60</text:span></text:p>
          </table:table-cell>
        </table:table-row>
        <table:table-row>
          <table:table-cell table:style-name="表格1.A2" office:value-type="string">
            <text:p text:style-name="P8">靴</text:p>
            <text:p text:style-name="P21"/>
          </table:table-cell>
          <table:table-cell table:style-name="表格1.A2" office:value-type="string">
            <text:p text:style-name="P8"><draw:frame draw:style-name="fr1" draw:name="影像170" text:anchor-type="paragraph" svg:x="0.1902in" svg:y="0.028in" svg:width="0.25in" svg:height="0.25in" draw:z-index="56"><draw:image xlink:href="Pictures/100002000000001800000018C8BBCEE7.gif" xlink:type="simple" xlink:show="embed" xlink:actuate="onLoad"/></draw:frame>茶褐皮靴</text:p>
          </table:table-cell>
          <table:table-cell table:style-name="表格1.A2" office:value-type="string">
            <text:p text:style-name="P8"><draw:frame draw:style-name="fr1" draw:name="影像169" text:anchor-type="paragraph" svg:x="0.1575in" svg:y="0.0555in" svg:width="0.3335in" svg:height="0.3335in" draw:z-index="57"><draw:image xlink:href="Pictures/1000020100000018000000183BC7A7F1.png" xlink:type="simple" xlink:show="embed" xlink:actuate="onLoad"/></draw:frame>土黃皮靴</text:p>
          </table:table-cell>
          <table:table-cell table:style-name="表格1.A2" office:value-type="string">
            <text:p text:style-name="P8"><draw:frame draw:style-name="fr1" draw:name="影像167" text:anchor-type="paragraph" svg:x="0.3256in" svg:y="0.0193in" svg:width="0.3335in" svg:height="0.3335in" draw:z-index="60"><draw:image xlink:href="Pictures/100000000000001800000018DB1356CA.png" xlink:type="simple" xlink:show="embed" xlink:actuate="onLoad"/></draw:frame>土黃長皮靴</text:p>
          </table:table-cell>
          <table:table-cell table:style-name="表格1.A2" office:value-type="string">
            <text:p text:style-name="P8"><draw:frame draw:style-name="fr1" draw:name="影像154" text:anchor-type="paragraph" svg:x="0.1189in" svg:y="0in" svg:width="0.3335in" svg:height="0.3335in" draw:z-index="59"><draw:image xlink:href="Pictures/100000000000001800000018A0D41FEE.png" xlink:type="simple" xlink:show="embed" xlink:actuate="onLoad"/></draw:frame>雙色裝甲靴</text:p>
          </table:table-cell>
          <table:table-cell table:style-name="表格1.F2" office:value-type="string">
            <text:p text:style-name="P8"><draw:frame draw:style-name="fr1" draw:name="影像153" text:anchor-type="paragraph" svg:x="0.3071in" svg:y="0.0465in" svg:width="0.3335in" svg:height="0.3335in" draw:z-index="58"><draw:image xlink:href="Pictures/10000000000000180000001827309A9C.png" xlink:type="simple" xlink:show="embed" xlink:actuate="onLoad"/></draw:frame>銀白裝甲靴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2">wlkspd</text:p>
            <text:p text:style-name="P22">con</text:p>
          </table:table-cell>
          <table:table-cell table:style-name="表格1.A2" office:value-type="string">
            <text:p text:style-name="P34">wlkspd+5</text:p>
            <text:p text:style-name="P34">con+1</text:p>
          </table:table-cell>
          <table:table-cell table:style-name="表格1.A2" office:value-type="string">
            <text:p text:style-name="P34">wlkspd+<text:span text:style-name="T10">10</text:span></text:p>
            <text:p text:style-name="P34">con+2</text:p>
          </table:table-cell>
          <table:table-cell table:style-name="表格1.A2" office:value-type="string">
            <text:p text:style-name="P34">wlkspd+<text:span text:style-name="T10">1</text:span>5</text:p>
            <text:p text:style-name="P34">con+5</text:p>
          </table:table-cell>
          <table:table-cell table:style-name="表格1.A2" office:value-type="string">
            <text:p text:style-name="P34">wlkspd+<text:span text:style-name="T10">2</text:span>0</text:p>
            <text:p text:style-name="P34">con+10</text:p>
          </table:table-cell>
          <table:table-cell table:style-name="表格1.F2" office:value-type="string">
            <text:p text:style-name="P34">wlkspd+<text:span text:style-name="T10">2</text:span>5</text:p>
            <text:p text:style-name="P34">con+20</text:p>
          </table:table-cell>
        </table:table-row>
      </table:table>
      <text:p text:style-name="P1">手腕</text:p>
      <table:table table:name="手腕" table:style-name="手腕">
        <table:table-column table:style-name="手腕.A" table:number-columns-repeated="7"/>
        <table:table-row>
          <table:table-cell table:style-name="手腕.A1" office:value-type="string">
            <text:p text:style-name="P8">手套</text:p>
            <text:p text:style-name="P21"/>
          </table:table-cell>
          <table:table-cell table:style-name="手腕.A1" office:value-type="string">
            <text:p text:style-name="P8"><draw:frame draw:style-name="fr1" draw:name="影像156" text:anchor-type="paragraph" svg:x="0.1528in" svg:y="0in" svg:width="0.3335in" svg:height="0.3335in" draw:z-index="61"><draw:image xlink:href="Pictures/100000000000001800000018AD4D6DDC.png" xlink:type="simple" xlink:show="embed" xlink:actuate="onLoad"/></draw:frame>銀白手套</text:p>
          </table:table-cell>
          <table:table-cell table:style-name="手腕.A1" office:value-type="string">
            <text:p text:style-name="P8"><draw:frame draw:style-name="fr1" draw:name="影像155" text:anchor-type="paragraph" svg:x="0.2083in" svg:y="0.0047in" svg:width="0.3335in" svg:height="0.3335in" draw:z-index="62"><draw:image xlink:href="Pictures/100000000000001800000018F6869C81.png" xlink:type="simple" xlink:show="embed" xlink:actuate="onLoad"/></draw:frame>土黃手套</text:p>
          </table:table-cell>
          <table:table-cell table:style-name="手腕.A1" office:value-type="string">
            <text:p text:style-name="P8"><draw:frame draw:style-name="fr1" draw:name="影像161" text:anchor-type="paragraph" svg:x="0.1681in" svg:y="0in" svg:width="0.3335in" svg:height="0.3335in" draw:z-index="63"><draw:image xlink:href="Pictures/1000000000000018000000181F8E3629.png" xlink:type="simple" xlink:show="embed" xlink:actuate="onLoad"/></draw:frame>銀白護甲手套</text:p>
          </table:table-cell>
          <table:table-cell table:style-name="手腕.A1" office:value-type="string">
            <text:p text:style-name="P8"><draw:frame draw:style-name="fr3" draw:name="影像157" text:anchor-type="paragraph" svg:width="0.3335in" svg:height="0.3335in" draw:z-index="64"><draw:image xlink:href="Pictures/1000000000000018000000183C5B8943.png" xlink:type="simple" xlink:show="embed" xlink:actuate="onLoad"/></draw:frame>金黃護甲手套</text:p>
          </table:table-cell>
          <table:table-cell table:style-name="手腕.A1" office:value-type="string">
            <text:p text:style-name="P8"><draw:frame draw:style-name="fr1" draw:name="影像158" text:anchor-type="paragraph" svg:x="0.1528in" svg:y="0in" svg:width="0.3335in" svg:height="0.3335in" draw:z-index="65"><draw:image xlink:href="Pictures/1000000000000018000000189302ACC6.png" xlink:type="simple" xlink:show="embed" xlink:actuate="onLoad"/></draw:frame>銀白裝甲手套</text:p>
          </table:table-cell>
          <table:table-cell table:style-name="手腕.G1" office:value-type="string">
            <text:p text:style-name="P8"><draw:frame draw:style-name="fr1" draw:name="影像159" text:anchor-type="paragraph" svg:x="0.1709in" svg:y="0in" svg:width="0.3335in" svg:height="0.3335in" draw:z-index="66"><draw:image xlink:href="Pictures/10000000000000180000001817C5B110.png" xlink:type="simple" xlink:show="embed" xlink:actuate="onLoad"/></draw:frame>金黃裝甲手套</text:p>
          </table:table-cell>
        </table:table-row>
        <table:table-row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G2" office:value-type="string">
            <text:p text:style-name="P8"/>
          </table:table-cell>
        </table:table-row>
        <table:table-row>
          <table:table-cell table:style-name="手腕.A2" office:value-type="string">
            <text:p text:style-name="P86">def</text:p>
            <text:p text:style-name="P86">phy_out<text:span text:style-name="T4">amp</text:span></text:p>
          </table:table-cell>
          <table:table-cell table:style-name="手腕.A2" office:value-type="string">
            <text:p text:style-name="P87">def+2</text:p>
            <text:p text:style-name="P86">phy_out<text:span text:style-name="T4">amp+5%</text:span></text:p>
          </table:table-cell>
          <table:table-cell table:style-name="手腕.A2" office:value-type="string">
            <text:p text:style-name="P87">def+5</text:p>
            <text:p text:style-name="P86">phy_out<text:span text:style-name="T4">amp+6%</text:span></text:p>
          </table:table-cell>
          <table:table-cell table:style-name="手腕.A2" office:value-type="string">
            <text:p text:style-name="P87">def+12</text:p>
            <text:p text:style-name="P86">phy_out<text:span text:style-name="T4">amp+7%</text:span></text:p>
          </table:table-cell>
          <table:table-cell table:style-name="手腕.A2" office:value-type="string">
            <text:p text:style-name="P87">def+28</text:p>
            <text:p text:style-name="P86">phy_out<text:span text:style-name="T4">amp+8%</text:span></text:p>
          </table:table-cell>
          <table:table-cell table:style-name="手腕.A2" office:value-type="string">
            <text:p text:style-name="P87">def+67</text:p>
            <text:p text:style-name="P86">phy_out<text:span text:style-name="T4">amp+9%</text:span></text:p>
          </table:table-cell>
          <table:table-cell table:style-name="手腕.G2" office:value-type="string">
            <text:p text:style-name="P87">def+160</text:p>
            <text:p text:style-name="P86">phy_out<text:span text:style-name="T4">amp+10%</text:span></text:p>
          </table:table-cell>
        </table:table-row>
        <table:table-row>
          <table:table-cell table:style-name="手腕.A2" office:value-type="string">
            <text:p text:style-name="P8">手環</text:p>
            <text:p text:style-name="P21"/>
          </table:table-cell>
          <table:table-cell table:style-name="手腕.A2" office:value-type="string">
            <text:p text:style-name="P8"><draw:frame draw:style-name="fr1" draw:name="影像163" text:anchor-type="paragraph" svg:x="0.1709in" svg:y="0.022in" svg:width="0.25in" svg:height="0.25in" draw:z-index="67"><draw:image xlink:href="Pictures/10000200000000180000001888A57F4B.gif" xlink:type="simple" xlink:show="embed" xlink:actuate="onLoad"/></draw:frame>茶褐手環</text:p>
          </table:table-cell>
          <table:table-cell table:style-name="手腕.A2" office:value-type="string">
            <text:p text:style-name="P8"><draw:frame draw:style-name="fr1" draw:name="影像171" text:anchor-type="paragraph" svg:x="0.1429in" svg:y="0in" svg:width="0.25in" svg:height="0.25in" draw:z-index="68"><draw:image xlink:href="Pictures/10000200000000180000001874A2A002.gif" xlink:type="simple" xlink:show="embed" xlink:actuate="onLoad"/></draw:frame>鐵灰手環</text:p>
          </table:table-cell>
          <table:table-cell table:style-name="手腕.A2" office:value-type="string">
            <text:p text:style-name="P8"><draw:frame draw:style-name="fr1" draw:name="影像172" text:anchor-type="paragraph" svg:x="0.1811in" svg:y="0in" svg:width="0.25in" svg:height="0.25in" draw:z-index="69"><draw:image xlink:href="Pictures/100002000000001800000018A709C590.gif" xlink:type="simple" xlink:show="embed" xlink:actuate="onLoad"/></draw:frame>銀白手環</text:p>
          </table:table-cell>
          <table:table-cell table:style-name="手腕.A2" office:value-type="string">
            <text:p text:style-name="P8"><draw:frame draw:style-name="fr1" draw:name="影像173" text:anchor-type="paragraph" svg:x="0.1638in" svg:y="0.0181in" svg:width="0.25in" svg:height="0.25in" draw:z-index="70"><draw:image xlink:href="Pictures/100002000000001800000018C85A2FBD.gif" xlink:type="simple" xlink:show="embed" xlink:actuate="onLoad"/></draw:frame>金黃手環</text:p>
          </table:table-cell>
          <table:table-cell table:style-name="手腕.A2" office:value-type="string">
            <text:p text:style-name="P8"><draw:frame draw:style-name="fr1" draw:name="影像151" text:anchor-type="paragraph" svg:x="0.1366in" svg:y="0.0181in" svg:width="0.3335in" svg:height="0.3335in" draw:z-index="71"><draw:image xlink:href="Pictures/10000000000000180000001855E1B311.png" xlink:type="simple" xlink:show="embed" xlink:actuate="onLoad"/></draw:frame>銀白臂環</text:p>
          </table:table-cell>
          <table:table-cell table:style-name="手腕.G2" office:value-type="string">
            <text:p text:style-name="P8"><draw:frame draw:style-name="fr1" draw:name="影像152" text:anchor-type="paragraph" svg:x="0.1744in" svg:y="0.0354in" svg:width="0.3335in" svg:height="0.3335in" draw:z-index="72"><draw:image xlink:href="Pictures/10000000000000180000001852FE9A6B.png" xlink:type="simple" xlink:show="embed" xlink:actuate="onLoad"/></draw:frame>金黃臂環</text:p>
          </table:table-cell>
        </table:table-row>
        <table:table-row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A2" office:value-type="string">
            <text:p text:style-name="P8"/>
          </table:table-cell>
          <table:table-cell table:style-name="手腕.G2" office:value-type="string">
            <text:p text:style-name="P8"/>
          </table:table-cell>
        </table:table-row>
        <table:table-row>
          <table:table-cell table:style-name="手腕.A2" office:value-type="string">
            <text:p text:style-name="P86">mdef</text:p>
            <text:p text:style-name="P86">mag_out<text:span text:style-name="T4">amp</text:span></text:p>
          </table:table-cell>
          <table:table-cell table:style-name="手腕.A2" office:value-type="string">
            <text:p text:style-name="P87">mdef+2</text:p>
            <text:p text:style-name="P86">mag_out<text:span text:style-name="T4">amp+5%</text:span></text:p>
          </table:table-cell>
          <table:table-cell table:style-name="手腕.A2" office:value-type="string">
            <text:p text:style-name="P87">mdef+5</text:p>
            <text:p text:style-name="P86">mag_out<text:span text:style-name="T4">amp+6%</text:span></text:p>
          </table:table-cell>
          <table:table-cell table:style-name="手腕.A2" office:value-type="string">
            <text:p text:style-name="P87">mdef+12</text:p>
            <text:p text:style-name="P86">mag_out<text:span text:style-name="T4">amp+7%</text:span></text:p>
          </table:table-cell>
          <table:table-cell table:style-name="手腕.A2" office:value-type="string">
            <text:p text:style-name="P87">mdef+28</text:p>
            <text:p text:style-name="P86">mag_out<text:span text:style-name="T4">amp+8%</text:span></text:p>
          </table:table-cell>
          <table:table-cell table:style-name="手腕.A2" office:value-type="string">
            <text:p text:style-name="P87">mdef+67</text:p>
            <text:p text:style-name="P86">mag_out<text:span text:style-name="T4">amp+9%</text:span></text:p>
          </table:table-cell>
          <table:table-cell table:style-name="手腕.G2" office:value-type="string">
            <text:p text:style-name="P87">mdef+160</text:p>
            <text:p text:style-name="P86">mag_out<text:span text:style-name="T4">amp+10%</text:span></text:p>
          </table:table-cell>
        </table:table-row>
      </table:table>
      <text:p text:style-name="P2"><text:soft-page-break/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A"/>
        <table:table-column table:style-name="表格3.B"/>
        <table:table-column table:style-name="表格3.E"/>
        <table:table-column table:style-name="表格3.I"/>
        <table:table-column table:style-name="表格3.J"/>
        <table:table-row>
          <table:table-cell table:style-name="表格3.A1" office:value-type="string">
            <text:p text:style-name="P28">裝飾品</text:p>
          </table:table-cell>
          <table:table-cell table:style-name="表格3.A1" office:value-type="string">
            <text:p text:style-name="P25"><draw:frame draw:style-name="fr1" draw:name="影像193" text:anchor-type="paragraph" svg:x="0.1689in" svg:y="0.0098in" svg:width="0.2398in" svg:height="0.2398in" draw:z-index="207"><draw:image xlink:href="Pictures/1000020100000018000000187D08BF08.png" xlink:type="simple" xlink:show="embed" xlink:actuate="onLoad"/></draw:frame>茶具</text:p>
          </table:table-cell>
          <table:table-cell table:style-name="表格3.A1" office:value-type="string">
            <text:p text:style-name="P25">平蜘蛛釜</text:p>
          </table:table-cell>
          <table:table-cell table:style-name="表格3.A1" office:value-type="string">
            <text:p text:style-name="P26"><draw:frame draw:style-name="fr2" draw:name="影像194" text:anchor-type="paragraph" svg:width="0.25in" svg:height="0.25in" draw:z-index="208"><draw:image xlink:href="Pictures/100002000000001800000018B175F45E.gif" xlink:type="simple" xlink:show="embed" xlink:actuate="onLoad"/></draw:frame>抗擊護符</text:p>
          </table:table-cell>
          <table:table-cell table:style-name="表格3.A1" office:value-type="string">
            <text:p text:style-name="P26"><draw:frame draw:style-name="fr2" draw:name="影像195" text:anchor-type="paragraph" svg:width="0.25in" svg:height="0.25in" draw:z-index="209"><draw:image xlink:href="Pictures/10000200000000180000001831A0DCCD.gif" xlink:type="simple" xlink:show="embed" xlink:actuate="onLoad"/></draw:frame>禦魔護符</text:p>
          </table:table-cell>
          <table:table-cell table:style-name="表格3.A1" office:value-type="string">
            <text:p text:style-name="P8"><draw:frame draw:style-name="fr2" draw:name="影像200" text:anchor-type="paragraph" svg:width="0.2398in" svg:height="0.2398in" draw:z-index="210"><draw:image xlink:href="Pictures/10000201000000180000001897D2D08B.png" xlink:type="simple" xlink:show="embed" xlink:actuate="onLoad"/></draw:frame>鬼面</text:p>
          </table:table-cell>
          <table:table-cell table:style-name="表格3.A1" office:value-type="string">
            <text:p text:style-name="P8"><draw:frame draw:style-name="fr2" draw:name="影像206" text:anchor-type="paragraph" svg:width="0.2398in" svg:height="0.2398in" draw:z-index="211"><draw:image xlink:href="Pictures/10000201000000180000001858E28CE1.png" xlink:type="simple" xlink:show="embed" xlink:actuate="onLoad"/></draw:frame>能面</text:p>
          </table:table-cell>
          <table:table-cell table:style-name="表格3.A1" office:value-type="string">
            <text:p text:style-name="P8"><draw:frame draw:style-name="fr2" draw:name="影像203" text:anchor-type="paragraph" svg:width="0.3335in" svg:height="0.3335in" draw:z-index="212"><draw:image xlink:href="Pictures/100000000000001800000018C04F8435.png" xlink:type="simple" xlink:show="embed" xlink:actuate="onLoad"/></draw:frame>短甲</text:p>
          </table:table-cell>
          <table:table-cell table:style-name="表格3.A1" office:value-type="string">
            <text:p text:style-name="P8"><draw:frame draw:style-name="fr2" draw:name="影像204" text:anchor-type="paragraph" svg:width="0.3335in" svg:height="0.3335in" draw:z-index="213"><draw:image xlink:href="Pictures/100000000000001800000018BD7786EA.png" xlink:type="simple" xlink:show="embed" xlink:actuate="onLoad"/></draw:frame>抗魔短甲</text:p>
          </table:table-cell>
          <table:table-cell table:style-name="表格3.J1" office:value-type="string">
            <text:p text:style-name="P8"><draw:frame draw:style-name="fr2" draw:name="影像205" text:anchor-type="paragraph" svg:width="0.3335in" svg:height="0.3335in" draw:z-index="214"><draw:image xlink:href="Pictures/10000000000000180000001801673A65.png" xlink:type="simple" xlink:show="embed" xlink:actuate="onLoad"/></draw:frame>御守</text:p>
          </table:table-cell>
        </table:table-row>
        <table:table-row>
          <table:table-cell table:style-name="表格3.A2" office:value-type="string">
            <text:p text:style-name="P28"/>
          </table:table-cell>
          <table:table-cell table:style-name="表格3.A2" office:value-type="string">
            <text:p text:style-name="P25"/>
          </table:table-cell>
          <table:table-cell table:style-name="表格3.A2" office:value-type="string">
            <text:p text:style-name="P25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J2" office:value-type="string">
            <text:p text:style-name="P8"/>
          </table:table-cell>
        </table:table-row>
        <table:table-row>
          <table:table-cell table:style-name="表格3.A2" office:value-type="string">
            <text:p text:style-name="P28"/>
          </table:table-cell>
          <table:table-cell table:style-name="表格3.A2" office:value-type="string">
            <text:p text:style-name="P76">healhp<text:span text:style-name="T9">+2*</text:span></text:p>
            <text:p text:style-name="P76">healsp<text:span text:style-name="T9">+2*</text:span></text:p>
          </table:table-cell>
          <table:table-cell table:style-name="表格3.A2" office:value-type="string">
            <text:p text:style-name="P82">healhp+4*</text:p>
            <text:p text:style-name="P82">healsp+2*</text:p>
          </table:table-cell>
          <table:table-cell table:style-name="表格3.A2" office:value-type="string">
            <text:p text:style-name="P117">phy_decatk+5*</text:p>
            <text:p text:style-name="P76"><text:bookmark-start text:name="__DdeLink__1034_2442466591"/><text:span text:style-name="T2">o</text:span><text:bookmark-end text:name="__DdeLink__1034_2442466591"/><text:span text:style-name="T2">mamori</text:span></text:p>
          </table:table-cell>
          <table:table-cell table:style-name="表格3.A2" office:value-type="string">
            <text:p text:style-name="P117">mag_decatk+5*</text:p>
            <text:p text:style-name="P77">omamori</text:p>
          </table:table-cell>
          <table:table-cell table:style-name="表格3.A2" office:value-type="string">
            <text:p text:style-name="P109">atk_vamp<text:span text:style-name="T9">+2%*</text:span></text:p>
            <text:p text:style-name="P80">str+2*</text:p>
          </table:table-cell>
          <table:table-cell table:style-name="表格3.A2" office:value-type="string">
            <text:p text:style-name="P109">skl_va<text:span text:style-name="T1">m</text:span>p<text:span text:style-name="T9">+2%*</text:span></text:p>
            <text:p text:style-name="P80">int+2*</text:p>
          </table:table-cell>
          <table:table-cell table:style-name="表格3.A2" office:value-type="string">
            <text:p text:style-name="P65"><text:bookmark-start text:name="__DdeLink__1036_2442466591"/><text:span text:style-name="T2">phy</text:span><text:bookmark-end text:name="__DdeLink__1036_2442466591"/><text:span text:style-name="T2">_decatk(101)+4*</text:span></text:p>
          </table:table-cell>
          <table:table-cell table:style-name="表格3.A2" office:value-type="string">
            <text:p text:style-name="P65"><text:bookmark-start text:name="__DdeLink__1038_2442466591"/><text:span text:style-name="T2">mag</text:span><text:bookmark-end text:name="__DdeLink__1038_2442466591"/><text:span text:style-name="T2">_decatk(103)+4*</text:span></text:p>
          </table:table-cell>
          <table:table-cell table:style-name="表格3.J2" office:value-type="string">
            <text:p text:style-name="P78">omamori(107)</text:p>
          </table:table-cell>
        </table:table-row>
      </table:table>
      <text:p text:style-name="P2">素材</text:p>
      <table:table table:name="裝飾品" table:style-name="裝飾品">
        <table:table-column table:style-name="裝飾品.A"/>
        <table:table-column table:style-name="裝飾品.B" table:number-columns-repeated="2"/>
        <table:table-column table:style-name="裝飾品.A"/>
        <table:table-column table:style-name="裝飾品.B" table:number-columns-repeated="3"/>
        <table:table-column table:style-name="裝飾品.A"/>
        <table:table-column table:style-name="裝飾品.B"/>
        <table:table-column table:style-name="裝飾品.J"/>
        <table:table-row>
          <table:table-cell table:style-name="裝飾品.A1" office:value-type="string">
            <text:p text:style-name="P59"><draw:frame draw:style-name="fr2" draw:name="影像175" text:anchor-type="paragraph" svg:width="0.3335in" svg:height="0.3335in" draw:z-index="181"><draw:image xlink:href="Pictures/1000000000000018000000183C26E077.png" xlink:type="simple" xlink:show="embed" xlink:actuate="onLoad"/></draw:frame>atk(2)</text:p>
          </table:table-cell>
          <table:table-cell table:style-name="裝飾品.A1" office:value-type="string">
            <text:p text:style-name="P59"><draw:frame draw:style-name="fr1" draw:name="影像176" text:anchor-type="paragraph" svg:x="0.0098in" svg:y="0.0098in" svg:width="0.3335in" svg:height="0.3335in" draw:z-index="182"><draw:image xlink:href="Pictures/100000000000001800000018CF4C856E.png" xlink:type="simple" xlink:show="embed" xlink:actuate="onLoad"/></draw:frame>def(3)</text:p>
          </table:table-cell>
          <table:table-cell table:style-name="裝飾品.A1" office:value-type="string">
            <text:p text:style-name="P59"><draw:frame draw:style-name="fr1" draw:name="影像179" text:anchor-type="paragraph" svg:x="0.0126in" svg:y="0.0098in" svg:width="0.3335in" svg:height="0.3335in" draw:z-index="183"><draw:image xlink:href="Pictures/1000000000000018000000185B0CC7FD.png" xlink:type="simple" xlink:show="embed" xlink:actuate="onLoad"/></draw:frame>matk(5)</text:p>
          </table:table-cell>
          <table:table-cell table:style-name="裝飾品.A1" office:value-type="string">
            <text:p text:style-name="P59"><draw:frame draw:style-name="fr1" draw:name="影像177" text:anchor-type="paragraph" svg:x="0.0252in" svg:y="0.0098in" svg:width="0.3335in" svg:height="0.3335in" draw:z-index="184"><draw:image xlink:href="Pictures/100000000000001800000018BCF57F10.png" xlink:type="simple" xlink:show="embed" xlink:actuate="onLoad"/></draw:frame>mdef(7)</text:p>
          </table:table-cell>
          <table:table-cell table:style-name="裝飾品.A1" office:value-type="string">
            <text:p text:style-name="P103"><draw:frame draw:style-name="fr1" draw:name="影像178" text:anchor-type="paragraph" svg:x="0.0091in" svg:y="0.0091in" svg:width="0.3335in" svg:height="0.3335in" draw:z-index="185"><draw:image xlink:href="Pictures/1000000000000018000000182D1F3413.png" xlink:type="simple" xlink:show="embed" xlink:actuate="onLoad"/></draw:frame>ratk<text:span text:style-name="T3">(11)</text:span></text:p>
          </table:table-cell>
          <table:table-cell table:style-name="裝飾品.A1" office:value-type="string">
            <text:p text:style-name="P23"><draw:frame draw:style-name="fr2" draw:name="影像183" text:anchor-type="paragraph" svg:width="0.3335in" svg:height="0.3335in" draw:z-index="186"><draw:image xlink:href="Pictures/10000000000000180000001898F62E38.png" xlink:type="simple" xlink:show="embed" xlink:actuate="onLoad"/></draw:frame>str<text:span text:style-name="T3">(13)</text:span></text:p>
          </table:table-cell>
          <table:table-cell table:style-name="裝飾品.A1" office:value-type="string">
            <text:p text:style-name="P23"><draw:frame draw:style-name="fr2" draw:name="影像184" text:anchor-type="paragraph" svg:width="0.3335in" svg:height="0.3335in" draw:z-index="187"><draw:image xlink:href="Pictures/1000000000000018000000180448C962.png" xlink:type="simple" xlink:show="embed" xlink:actuate="onLoad"/></draw:frame>con<text:span text:style-name="T3">(17)</text:span></text:p>
          </table:table-cell>
          <table:table-cell table:style-name="裝飾品.A1" office:value-type="string">
            <text:p text:style-name="P23"><draw:frame draw:style-name="fr2" draw:name="影像182" text:anchor-type="paragraph" svg:width="0.3335in" svg:height="0.3335in" draw:z-index="188"><draw:image xlink:href="Pictures/1000000000000018000000182555BF2C.png" xlink:type="simple" xlink:show="embed" xlink:actuate="onLoad"/></draw:frame>int<text:span text:style-name="T3">(19)</text:span></text:p>
          </table:table-cell>
          <table:table-cell table:style-name="裝飾品.A1" office:value-type="string">
            <text:p text:style-name="P23"><draw:frame draw:style-name="fr2" draw:name="影像181" text:anchor-type="paragraph" svg:width="0.3335in" svg:height="0.3335in" draw:z-index="189"><draw:image xlink:href="Pictures/100000000000001800000018C7E8D73D.png" xlink:type="simple" xlink:show="embed" xlink:actuate="onLoad"/></draw:frame>wis<text:span text:style-name="T3">(23)</text:span></text:p>
          </table:table-cell>
          <table:table-cell table:style-name="裝飾品.J1" office:value-type="string">
            <text:p text:style-name="P23"><draw:frame draw:style-name="fr2" draw:name="影像180" text:anchor-type="paragraph" svg:width="0.3335in" svg:height="0.3335in" draw:z-index="190"><draw:image xlink:href="Pictures/100000000000001800000018EF176E04.png" xlink:type="simple" xlink:show="embed" xlink:actuate="onLoad"/></draw:frame>agi<text:span text:style-name="T3">(29)</text:span></text:p>
          </table:table-cell>
        </table:table-row>
        <table:table-row>
          <table:table-cell table:style-name="裝飾品.A2" office:value-type="string">
            <text:p text:style-name="P24">強化鋼</text:p>
          </table:table-cell>
          <table:table-cell table:style-name="裝飾品.A2" office:value-type="string">
            <text:p text:style-name="P24">硬化鋼</text:p>
          </table:table-cell>
          <table:table-cell table:style-name="裝飾品.A2" office:value-type="string">
            <text:p text:style-name="P110">附魔強化鋼</text:p>
          </table:table-cell>
          <table:table-cell table:style-name="裝飾品.A2" office:value-type="string">
            <text:p text:style-name="P108">附魔硬化鋼</text:p>
          </table:table-cell>
          <table:table-cell table:style-name="裝飾品.A2" office:value-type="string">
            <text:p text:style-name="P23">羽化鋼</text:p>
          </table:table-cell>
          <table:table-cell table:style-name="裝飾品.A2" office:value-type="string">
            <text:p text:style-name="P23">力量鋼</text:p>
          </table:table-cell>
          <table:table-cell table:style-name="裝飾品.A2" office:value-type="string">
            <text:p text:style-name="P23">堅忍鋼</text:p>
          </table:table-cell>
          <table:table-cell table:style-name="裝飾品.A2" office:value-type="string">
            <text:p text:style-name="P23">技巧鋼</text:p>
          </table:table-cell>
          <table:table-cell table:style-name="裝飾品.A2" office:value-type="string">
            <text:p text:style-name="P23">睿智鋼</text:p>
          </table:table-cell>
          <table:table-cell table:style-name="裝飾品.J2" office:value-type="string">
            <text:p text:style-name="P23">迅捷鋼</text:p>
          </table:table-cell>
        </table:table-row>
        <table:table-row table:style-name="裝飾品.3">
          <table:table-cell table:style-name="裝飾品.A2" office:value-type="string">
            <text:p text:style-name="P90"><draw:frame draw:style-name="fr2" draw:name="影像185" text:anchor-type="paragraph" svg:width="0.3335in" svg:height="0.3335in" draw:z-index="191"><draw:image xlink:href="Pictures/100002010000001800000018D4AEDCD0.png" xlink:type="simple" xlink:show="embed" xlink:actuate="onLoad"/></draw:frame>maxhp<text:span text:style-name="T3">(31)</text:span></text:p>
          </table:table-cell>
          <table:table-cell table:style-name="裝飾品.A2" office:value-type="string">
            <text:p text:style-name="P90"><draw:frame draw:style-name="fr2" draw:name="影像186" text:anchor-type="paragraph" svg:width="0.3335in" svg:height="0.3335in" draw:z-index="192"><draw:image xlink:href="Pictures/1000020100000018000000185FB57D38.png" xlink:type="simple" xlink:show="embed" xlink:actuate="onLoad"/></draw:frame>maxsp<text:span text:style-name="T3">(37)</text:span></text:p>
          </table:table-cell>
          <table:table-cell table:style-name="裝飾品.A2" office:value-type="string">
            <text:p text:style-name="P108"><draw:frame draw:style-name="fr2" draw:name="影像187" text:anchor-type="paragraph" svg:width="0.25in" svg:height="0.25in" draw:z-index="193"><draw:image xlink:href="Pictures/100002000000001800000018CE46DD09.gif" xlink:type="simple" xlink:show="embed" xlink:actuate="onLoad"/></draw:frame>healhp<text:span text:style-name="T3">(41)</text:span></text:p>
          </table:table-cell>
          <table:table-cell table:style-name="裝飾品.A2" office:value-type="string">
            <text:p text:style-name="P108"><draw:frame draw:style-name="fr2" draw:name="影像188" text:anchor-type="paragraph" svg:width="0.25in" svg:height="0.25in" draw:z-index="194"><draw:image xlink:href="Pictures/100002000000001800000018BD15E0E8.gif" xlink:type="simple" xlink:show="embed" xlink:actuate="onLoad"/></draw:frame>healsp<text:span text:style-name="T3">(43)</text:span></text:p>
          </table:table-cell>
          <table:table-cell table:style-name="裝飾品.A2" office:value-type="string">
            <text:p text:style-name="P108"><draw:frame draw:style-name="fr2" draw:name="影像189" text:anchor-type="paragraph" svg:width="0.3335in" svg:height="0.3335in" draw:z-index="195"><draw:image xlink:href="Pictures/1000000000000018000000184C041CB0.png" xlink:type="simple" xlink:show="embed" xlink:actuate="onLoad"/></draw:frame>wlkspd<text:span text:style-name="T3">(47)</text:span></text:p>
          </table:table-cell>
          <table:table-cell table:style-name="裝飾品.A2" office:value-type="string">
            <text:p text:style-name="P108"><draw:frame draw:style-name="fr2" draw:name="影像190" text:anchor-type="paragraph" svg:width="0.3335in" svg:height="0.3335in" draw:z-index="196"><draw:image xlink:href="Pictures/10000000000000180000001848CCF82B.png" xlink:type="simple" xlink:show="embed" xlink:actuate="onLoad"/></draw:frame>atkspd<text:span text:style-name="T3">(53)</text:span></text:p>
          </table:table-cell>
          <table:table-cell table:style-name="裝飾品.A2" office:value-type="string">
            <text:p text:style-name="P116"><draw:frame draw:style-name="fr2" draw:name="影像191" text:anchor-type="paragraph" svg:width="0.3335in" svg:height="0.3335in" draw:z-index="197"><draw:image xlink:href="Pictures/100000000000001800000018AC570A42.png" xlink:type="simple" xlink:show="embed" xlink:actuate="onLoad"/></draw:frame>atk_vamp<text:span text:style-name="T3">(59)</text:span></text:p>
          </table:table-cell>
          <table:table-cell table:style-name="裝飾品.A2" office:value-type="string">
            <text:p text:style-name="P116"><draw:frame draw:style-name="fr2" draw:name="影像192" text:anchor-type="paragraph" svg:width="0.3335in" svg:height="0.3335in" draw:z-index="198"><draw:image xlink:href="Pictures/1000000000000018000000180B240E22.png" xlink:type="simple" xlink:show="embed" xlink:actuate="onLoad"/></draw:frame>skl_vamp<text:span text:style-name="T3">(61)</text:span></text:p>
          </table:table-cell>
          <table:table-cell table:style-name="裝飾品.A2" office:value-type="string">
            <text:p text:style-name="P104"><draw:frame draw:style-name="fr1" draw:name="影像196" text:anchor-type="paragraph" svg:x="0.1445in" svg:y="0.0602in" svg:width="0.25in" svg:height="0.25in" draw:z-index="199"><draw:image xlink:href="Pictures/1000020000000018000000186E8778E8.gif" xlink:type="simple" xlink:show="embed" xlink:actuate="onLoad"/></draw:frame>phy<text:span text:style-name="T4">amp(67)</text:span></text:p>
          </table:table-cell>
          <table:table-cell table:style-name="裝飾品.J2" office:value-type="string">
            <text:p text:style-name="P104"><draw:frame draw:style-name="fr1" draw:name="影像197" text:anchor-type="paragraph" svg:x="0.1717in" svg:y="0in" svg:width="0.25in" svg:height="0.25in" draw:z-index="200"><draw:image xlink:href="Pictures/100002000000001800000018E41DD23A.gif" xlink:type="simple" xlink:show="embed" xlink:actuate="onLoad"/></draw:frame>mag<text:span text:style-name="T4">amp(71)</text:span></text:p>
          </table:table-cell>
        </table:table-row>
        <table:table-row table:style-name="裝飾品.3">
          <table:table-cell table:style-name="裝飾品.A2" office:value-type="string">
            <text:p text:style-name="P23">生命鋼</text:p>
          </table:table-cell>
          <table:table-cell table:style-name="裝飾品.A2" office:value-type="string">
            <text:p text:style-name="P23">法力剛</text:p>
          </table:table-cell>
          <table:table-cell table:style-name="裝飾品.A2" office:value-type="string">
            <text:p text:style-name="P23">再生球花</text:p>
          </table:table-cell>
          <table:table-cell table:style-name="裝飾品.A2" office:value-type="string">
            <text:p text:style-name="P23">回魔球花</text:p>
          </table:table-cell>
          <table:table-cell table:style-name="裝飾品.A2" office:value-type="string">
            <text:p text:style-name="P23">鴕鳥羽毛</text:p>
          </table:table-cell>
          <table:table-cell table:style-name="裝飾品.A2" office:value-type="string">
            <text:p text:style-name="P23">隼鳥羽毛</text:p>
          </table:table-cell>
          <table:table-cell table:style-name="裝飾品.A2" office:value-type="string">
            <text:p text:style-name="P23">吸血牙</text:p>
          </table:table-cell>
          <table:table-cell table:style-name="裝飾品.A2" office:value-type="string">
            <text:p text:style-name="P108">附魔吸血牙</text:p>
          </table:table-cell>
          <table:table-cell table:style-name="裝飾品.A2" office:value-type="string">
            <text:p text:style-name="P114">物理潛力寶石</text:p>
          </table:table-cell>
          <table:table-cell table:style-name="裝飾品.J2" office:value-type="string">
            <text:p text:style-name="P114">魔法潛力寶石</text:p>
          </table:table-cell>
        </table:table-row>
        <table:table-row table:style-name="裝飾品.3">
          <table:table-cell table:style-name="裝飾品.A2" office:value-type="string">
            <text:p text:style-name="P81"><draw:frame draw:style-name="fr3" draw:name="影像198" text:anchor-type="paragraph" svg:width="0.3335in" svg:height="0.3335in" draw:z-index="201"><draw:image xlink:href="Pictures/100000000000001800000018F87B7D9D.png" xlink:type="simple" xlink:show="embed" xlink:actuate="onLoad"/></draw:frame>block<text:span text:style-name="T3">(73)</text:span></text:p>
          </table:table-cell>
          <table:table-cell table:style-name="裝飾品.A2" office:value-type="string">
            <text:p text:style-name="P27"><draw:frame draw:style-name="fr3" draw:name="影像199" text:anchor-type="paragraph" svg:width="0.3335in" svg:height="0.3335in" draw:z-index="202"><draw:image xlink:href="Pictures/1000000000000018000000180A82ED91.png" xlink:type="simple" xlink:show="embed" xlink:actuate="onLoad"/></draw:frame>dodge<text:span text:style-name="T3">(79)</text:span></text:p>
          </table:table-cell>
          <table:table-cell table:style-name="裝飾品.A2" office:value-type="string">
            <text:p text:style-name="P29"><draw:frame draw:style-name="fr3" draw:name="影像201" text:anchor-type="paragraph" svg:width="0.3335in" svg:height="0.3335in" draw:z-index="203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29"><draw:frame draw:style-name="fr3" draw:name="影像202" text:anchor-type="paragraph" svg:width="0.3335in" svg:height="0.3335in" draw:z-index="204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23"><draw:frame draw:style-name="fr2" draw:name="影像217" text:anchor-type="paragraph" svg:width="0.25in" svg:height="0.25in" draw:z-index="205"><draw:image xlink:href="Pictures/100002000000001800000018D4A77E53.gif" xlink:type="simple" xlink:show="embed" xlink:actuate="onLoad"/></draw:frame><text:span text:style-name="T12">w</text:span>ater(109<text:span text:style-name="T11">)</text:span></text:p>
          </table:table-cell>
          <table:table-cell table:style-name="裝飾品.A2" office:value-type="string">
            <text:p text:style-name="P41"><draw:frame draw:style-name="fr2" draw:name="影像222" text:anchor-type="paragraph" svg:width="0.25in" svg:height="0.25in" draw:z-index="206"><draw:image xlink:href="Pictures/10000200000000180000001812DDA315.gif" xlink:type="simple" xlink:show="embed" xlink:actuate="onLoad"/></draw:frame>slime(113)</text:p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  <table:table-row table:style-name="裝飾品.3">
          <table:table-cell table:style-name="裝飾品.A2" office:value-type="string">
            <text:p text:style-name="P23">石化骨頭</text:p>
          </table:table-cell>
          <table:table-cell table:style-name="裝飾品.A2" office:value-type="string">
            <text:p text:style-name="P27">稚雞羽毛</text:p>
          </table:table-cell>
          <table:table-cell table:style-name="裝飾品.A2" office:value-type="string">
            <text:p text:style-name="P29">彈性黏液</text:p>
          </table:table-cell>
          <table:table-cell table:style-name="裝飾品.A2" office:value-type="string">
            <text:p text:style-name="P47">殘破捲軸</text:p>
          </table:table-cell>
          <table:table-cell table:style-name="裝飾品.A2" office:value-type="string">
            <text:p text:style-name="P23">清水</text:p>
          </table:table-cell>
          <table:table-cell table:style-name="裝飾品.A2" office:value-type="string">
            <text:p text:style-name="P41">黏液</text:p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23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</table:table>
      <text:p text:style-name="P2">消耗品</text:p>
      <table:table table:name="消耗品" table:style-name="消耗品">
        <table:table-column table:style-name="消耗品.A" table:number-columns-repeated="9"/>
        <table:table-column table:style-name="消耗品.J"/>
        <table:table-row>
          <table:table-cell table:style-name="消耗品.A1" office:value-type="string">
            <text:p text:style-name="P8">生命藥水</text:p>
          </table:table-cell>
          <table:table-cell table:style-name="消耗品.A1" office:value-type="string">
            <text:p text:style-name="P8"><draw:frame draw:style-name="fr2" draw:name="影像209" text:anchor-type="paragraph" svg:width="0.25in" svg:height="0.25in" draw:z-index="157"><draw:image xlink:href="Pictures/1000020000000018000000189308322C.gif" xlink:type="simple" xlink:show="embed" xlink:actuate="onLoad"/></draw:frame>小罐生命藥水</text:p>
          </table:table-cell>
          <table:table-cell table:style-name="消耗品.A1" office:value-type="string">
            <text:p text:style-name="P48"><draw:frame draw:style-name="fr2" draw:name="影像208" text:anchor-type="paragraph" svg:width="0.25in" svg:height="0.25in" draw:z-index="158"><draw:image xlink:href="Pictures/1000020000000018000000186C818C61.gif" xlink:type="simple" xlink:show="embed" xlink:actuate="onLoad"/></draw:frame>中罐生命藥水</text:p>
          </table:table-cell>
          <table:table-cell table:style-name="消耗品.A1" office:value-type="string">
            <text:p text:style-name="P48"><draw:frame draw:style-name="fr1" draw:name="影像214" text:anchor-type="paragraph" svg:x="0.1764in" svg:y="0.0091in" svg:width="0.25in" svg:height="0.25in" draw:z-index="160"><draw:image xlink:href="Pictures/100002000000001800000018E974DDBD.gif" xlink:type="simple" xlink:show="embed" xlink:actuate="onLoad"/></draw:frame>大罐生命藥水</text:p>
          </table:table-cell>
          <table:table-cell table:style-name="消耗品.A1" office:value-type="string">
            <text:p text:style-name="P48"><draw:frame draw:style-name="fr1" draw:name="影像212" text:anchor-type="paragraph" svg:x="0.1465in" svg:y="0.0008in" svg:width="0.25in" svg:height="0.25in" draw:z-index="159"><draw:image xlink:href="Pictures/10000200000000180000001896496AD7.gif" xlink:type="simple" xlink:show="embed" xlink:actuate="onLoad"/></draw:frame>濃縮生命藥水</text:p>
          </table:table-cell>
          <table:table-cell table:style-name="消耗品.A1" office:value-type="string">
            <text:p text:style-name="P8"><draw:frame draw:style-name="fr1" draw:name="影像218" text:anchor-type="paragraph" svg:x="0.1874in" svg:y="0.0091in" svg:width="0.25in" svg:height="0.25in" draw:z-index="156"><draw:image xlink:href="Pictures/1000020000000018000000182F4D18E3.gif" xlink:type="simple" xlink:show="embed" xlink:actuate="onLoad"/></draw:frame>精煉生命藥水</text:p>
          </table:table-cell>
          <table:table-cell table:style-name="消耗品.A1" office:value-type="string">
            <text:p text:style-name="P8"><draw:frame draw:style-name="fr1" draw:name="影像216" text:anchor-type="paragraph" svg:x="0.1654in" svg:y="0.0008in" svg:width="0.25in" svg:height="0.25in" draw:z-index="155"><draw:image xlink:href="Pictures/10000200000000180000001837DEB2E4.gif" xlink:type="simple" xlink:show="embed" xlink:actuate="onLoad"/></draw:frame>生命藥丸</text:p>
          </table:table-cell>
          <table:table-cell table:style-name="消耗品.A1" office:value-type="string">
            <text:p text:style-name="P8"><draw:frame draw:style-name="fr2" draw:name="影像221" text:anchor-type="paragraph" svg:width="0.25in" svg:height="0.25in" draw:z-index="161"><draw:image xlink:href="Pictures/100002000000001800000018C6873820.gif" xlink:type="simple" xlink:show="embed" xlink:actuate="onLoad"/></draw:frame>生命果凍</text:p>
          </table:table-cell>
          <table:table-cell table:style-name="消耗品.A1" office:value-type="string">
            <text:p text:style-name="P8">弓箭</text:p>
          </table:table-cell>
          <table:table-cell table:style-name="消耗品.J1" office:value-type="string">
            <text:p text:style-name="P8"><draw:frame draw:style-name="fr2" draw:name="影像226" text:anchor-type="paragraph" svg:width="0.2398in" svg:height="0.2398in" draw:z-index="215"><draw:image xlink:href="Pictures/1000020100000018000000183ED7BF26.png" xlink:type="simple" xlink:show="embed" xlink:actuate="onLoad"/></draw:frame>弓用箭矢</text:p>
          </table:table-cell>
        </table:table-row>
        <table:table-row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>hp</text:p>
          </table:table-cell>
          <table:table-cell table:style-name="消耗品.A2" office:value-type="string">
            <text:p text:style-name="P40"><text:span text:style-name="T12">hp</text:span>+100</text:p>
          </table:table-cell>
          <table:table-cell table:style-name="消耗品.A2" office:value-type="string">
            <text:p text:style-name="P40"><text:span text:style-name="T12">hp</text:span>+300</text:p>
          </table:table-cell>
          <table:table-cell table:style-name="消耗品.A2" office:value-type="string">
            <text:p text:style-name="P40"><text:span text:style-name="T12">hp</text:span>+900</text:p>
          </table:table-cell>
          <table:table-cell table:style-name="消耗品.A2" office:value-type="string">
            <text:p text:style-name="P40"><text:span text:style-name="T12">hp</text:span>+2700</text:p>
          </table:table-cell>
          <table:table-cell table:style-name="消耗品.A2" office:value-type="string">
            <text:p text:style-name="P40"><text:span text:style-name="T12">hp</text:span>+8100</text:p>
          </table:table-cell>
          <table:table-cell table:style-name="消耗品.A2" office:value-type="string">
            <text:p text:style-name="P41">hp+50%</text:p>
          </table:table-cell>
          <table:table-cell table:style-name="消耗品.A2" office:value-type="string">
            <text:p text:style-name="P41">h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8">法力藥水</text:p>
          </table:table-cell>
          <table:table-cell table:style-name="消耗品.A2" office:value-type="string">
            <text:p text:style-name="P48"><draw:frame draw:style-name="fr2" draw:name="影像210" text:anchor-type="paragraph" svg:width="0.25in" svg:height="0.25in" draw:z-index="162"><draw:image xlink:href="Pictures/1000020000000018000000186A3EDC92.gif" xlink:type="simple" xlink:show="embed" xlink:actuate="onLoad"/></draw:frame>小罐法力藥水</text:p>
          </table:table-cell>
          <table:table-cell table:style-name="消耗品.A2" office:value-type="string">
            <text:p text:style-name="P48"><draw:frame draw:style-name="fr1" draw:name="影像207" text:anchor-type="paragraph" svg:x="0.1555in" svg:y="0.0189in" svg:width="0.25in" svg:height="0.25in" draw:z-index="163"><draw:image xlink:href="Pictures/1000020000000018000000182A3EEE10.gif" xlink:type="simple" xlink:show="embed" xlink:actuate="onLoad"/></draw:frame>中罐法力藥水</text:p>
          </table:table-cell>
          <table:table-cell table:style-name="消耗品.A2" office:value-type="string">
            <text:p text:style-name="P48"><draw:frame draw:style-name="fr1" draw:name="影像213" text:anchor-type="paragraph" svg:x="0.1583in" svg:y="0in" svg:width="0.25in" svg:height="0.25in" draw:z-index="165"><draw:image xlink:href="Pictures/1000020000000018000000185B8DC51C.gif" xlink:type="simple" xlink:show="embed" xlink:actuate="onLoad"/></draw:frame>大罐法力藥水</text:p>
          </table:table-cell>
          <table:table-cell table:style-name="消耗品.A2" office:value-type="string">
            <text:p text:style-name="P48"><draw:frame draw:style-name="fr1" draw:name="影像211" text:anchor-type="paragraph" svg:x="0.1744in" svg:y="0.0189in" svg:width="0.25in" svg:height="0.25in" draw:z-index="164"><draw:image xlink:href="Pictures/100002000000001800000018166A8E71.gif" xlink:type="simple" xlink:show="embed" xlink:actuate="onLoad"/></draw:frame>濃縮法力藥水</text:p>
          </table:table-cell>
          <table:table-cell table:style-name="消耗品.A2" office:value-type="string">
            <text:p text:style-name="P48"><draw:frame draw:style-name="fr1" draw:name="影像219" text:anchor-type="paragraph" svg:x="0.1583in" svg:y="0in" svg:width="0.25in" svg:height="0.25in" draw:z-index="166"><draw:image xlink:href="Pictures/1000020000000018000000189403A477.gif" xlink:type="simple" xlink:show="embed" xlink:actuate="onLoad"/></draw:frame>精煉法力藥水</text:p>
          </table:table-cell>
          <table:table-cell table:style-name="消耗品.A2" office:value-type="string">
            <text:p text:style-name="P8"><draw:frame draw:style-name="fr1" draw:name="影像215" text:anchor-type="paragraph" svg:x="0.1646in" svg:y="0.0091in" svg:width="0.25in" svg:height="0.25in" draw:z-index="167"><draw:image xlink:href="Pictures/1000020000000018000000185B3A5A1B.gif" xlink:type="simple" xlink:show="embed" xlink:actuate="onLoad"/></draw:frame>法力藥丸</text:p>
          </table:table-cell>
          <table:table-cell table:style-name="消耗品.A2" office:value-type="string">
            <text:p text:style-name="P8"><draw:frame draw:style-name="fr2" draw:name="影像220" text:anchor-type="paragraph" svg:width="0.25in" svg:height="0.25in" draw:z-index="168"><draw:image xlink:href="Pictures/100002000000001800000018535A8006.gif" xlink:type="simple" xlink:show="embed" xlink:actuate="onLoad"/></draw:frame>法力果凍</text:p>
          </table:table-cell>
          <table:table-cell table:style-name="消耗品.A2" office:value-type="string">
            <text:p text:style-name="P8">弩箭</text:p>
          </table:table-cell>
          <table:table-cell table:style-name="消耗品.J2" office:value-type="string">
            <text:p text:style-name="P62"><draw:frame draw:style-name="fr2" draw:name="影像227" text:anchor-type="paragraph" svg:width="0.2398in" svg:height="0.2398in" draw:z-index="216"><draw:image xlink:href="Pictures/10000201000000180000001864BE76BC.png" xlink:type="simple" xlink:show="embed" xlink:actuate="onLoad"/></draw:frame>弩用箭矢</text:p>
          </table:table-cell>
        </table:table-row>
        <table:table-row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>sp</text:p>
          </table:table-cell>
          <table:table-cell table:style-name="消耗品.A2" office:value-type="string">
            <text:p text:style-name="P40"><text:span text:style-name="T12">sp</text:span>+100</text:p>
          </table:table-cell>
          <table:table-cell table:style-name="消耗品.A2" office:value-type="string">
            <text:p text:style-name="P40"><text:span text:style-name="T12">sp</text:span>+300</text:p>
          </table:table-cell>
          <table:table-cell table:style-name="消耗品.A2" office:value-type="string">
            <text:p text:style-name="P40"><text:span text:style-name="T12">sp</text:span>+900</text:p>
          </table:table-cell>
          <table:table-cell table:style-name="消耗品.A2" office:value-type="string">
            <text:p text:style-name="P40"><text:span text:style-name="T12">sp</text:span>+2700</text:p>
          </table:table-cell>
          <table:table-cell table:style-name="消耗品.A2" office:value-type="string">
            <text:p text:style-name="P40"><text:span text:style-name="T12">sp</text:span>+8100</text:p>
          </table:table-cell>
          <table:table-cell table:style-name="消耗品.A2" office:value-type="string">
            <text:p text:style-name="P41">sp+50%</text:p>
          </table:table-cell>
          <table:table-cell table:style-name="消耗品.A2" office:value-type="string">
            <text:p text:style-name="P41">s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>酒類</text:p>
          </table:table-cell>
          <table:table-cell table:style-name="消耗品.A2" office:value-type="string">
            <text:p text:style-name="P40"><draw:frame draw:style-name="fr2" draw:name="影像223" text:anchor-type="paragraph" svg:width="0.3335in" svg:height="0.3335in" draw:z-index="169"><draw:image xlink:href="Pictures/1000000000000018000000185256EB59.png" xlink:type="simple" xlink:show="embed" xlink:actuate="onLoad"/></draw:frame> 清酒</text:p>
          </table:table-cell>
          <table:table-cell table:style-name="消耗品.A2" office:value-type="string">
            <text:p text:style-name="P40"><draw:frame draw:style-name="fr2" draw:name="影像224" text:anchor-type="paragraph" svg:width="0.25in" svg:height="0.25in" draw:z-index="170"><draw:image xlink:href="Pictures/100002000000001800000018FF3E9249.png" xlink:type="simple" xlink:show="embed" xlink:actuate="onLoad"/></draw:frame>燒酒</text:p>
          </table:table-cell>
          <table:table-cell table:style-name="消耗品.A2" office:value-type="string">
            <text:p text:style-name="P40"><draw:frame draw:style-name="fr2" draw:name="影像225" text:anchor-type="paragraph" svg:width="0.25in" svg:height="0.25in" draw:z-index="171"><draw:image xlink:href="Pictures/100002000000001800000018307F53B5.gif" xlink:type="simple" xlink:show="embed" xlink:actuate="onLoad"/></draw:frame>般若湯</text:p>
          </table:table-cell>
          <table:table-cell table:style-name="消耗品.A2" office:value-type="string">
            <text:p text:style-name="P40">子彈</text:p>
          </table:table-cell>
          <table:table-cell table:style-name="消耗品.A2" office:value-type="string">
            <text:p text:style-name="P40"><draw:frame draw:style-name="fr2" draw:name="影像235" text:anchor-type="paragraph" svg:width="0.2398in" svg:height="0.2398in" draw:z-index="224"><draw:image xlink:href="Pictures/100002010000001800000018CEF4D4B1.png" xlink:type="simple" xlink:show="embed" xlink:actuate="onLoad"/></draw:frame>鐵砲子彈</text:p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2">wlkspd+30%(15%)</text:p>
          </table:table-cell>
          <table:table-cell table:style-name="消耗品.A2" office:value-type="string">
            <text:p text:style-name="P42">atkspd+70%</text:p>
          </table:table-cell>
          <table:table-cell table:style-name="消耗品.A2" office:value-type="string">
            <text:p text:style-name="P42">magic_immunity</text:p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0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41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</table:table>
      <text:p text:style-name="P2">特殊物品</text:p>
      <table:table table:name="特殊" table:style-name="特殊">
        <table:table-column table:style-name="特殊.A"/>
        <table:table-column table:style-name="特殊.B" table:number-columns-repeated="4"/>
        <table:table-column table:style-name="特殊.F"/>
        <table:table-column table:style-name="特殊.B" table:number-columns-repeated="3"/>
        <table:table-column table:style-name="特殊.J"/>
        <table:table-row>
          <table:table-cell table:style-name="特殊.A1" office:value-type="string">
            <text:p text:style-name="P8">單手劍</text:p>
          </table:table-cell>
          <table:table-cell table:style-name="特殊.A1" office:value-type="string">
            <text:p text:style-name="P8">妖刀<text:span text:style-name="T14">‧</text:span>村<text:soft-page-break/>正</text:p>
          </table:table-cell>
          <table:table-cell table:style-name="特殊.A1" office:value-type="string">
            <text:p text:style-name="P8">長船<text:span text:style-name="T14">‧太</text:span><text:soft-page-break/><text:span text:style-name="T14">刀</text:span></text:p>
          </table:table-cell>
          <table:table-cell table:style-name="特殊.A1" office:value-type="string">
            <text:p text:style-name="P50">雷切</text:p>
          </table:table-cell>
          <table:table-cell table:style-name="特殊.A1" office:value-type="string">
            <text:p text:style-name="P8">紅雪左文<text:soft-page-break/>字</text:p>
          </table:table-cell>
          <table:table-cell table:style-name="特殊.A1" office:value-type="string">
            <text:p text:style-name="P49">長曾彌<text:span text:style-name="T14">虎</text:span><text:soft-page-break/><text:span text:style-name="T14">徹‧銘刀</text:span></text:p>
          </table:table-cell>
          <table:table-cell table:style-name="特殊.A1" office:value-type="string">
            <text:p text:style-name="P8">鐵碎牙<text:span text:style-name="T14">‧</text:span><text:soft-page-break/>妖刀</text:p>
          </table:table-cell>
          <table:table-cell table:style-name="特殊.A1" office:value-type="string">
            <text:p text:style-name="P8">鬼切</text:p>
          </table:table-cell>
          <table:table-cell table:style-name="特殊.A1" office:value-type="string">
            <text:p text:style-name="P8">鞍切</text:p>
          </table:table-cell>
          <table:table-cell table:style-name="特殊.J1" office:value-type="string">
            <text:p text:style-name="P49">數珠丸恆<text:soft-page-break/>次<text:span text:style-name="T14">‧</text:span>銘刀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>atk+150</text:p>
            <text:p text:style-name="P8">atk_vamp+52%</text:p>
          </table:table-cell>
          <table:table-cell table:style-name="特殊.A2" office:value-type="string">
            <text:p text:style-name="P8">atk<text:span text:style-name="T16">+8</text:span>0</text:p>
            <text:p text:style-name="P8">critical+[25,<text:span text:style-name="T15">3</text:span>]</text:p>
          </table:table-cell>
          <table:table-cell table:style-name="特殊.A2" office:value-type="string">
            <text:p text:style-name="P51">atk+80</text:p>
            <text:p text:style-name="P51">atkspd+45%</text:p>
          </table:table-cell>
          <table:table-cell table:style-name="特殊.A2" office:value-type="string">
            <text:p text:style-name="P51">atk+60</text:p>
            <text:p text:style-name="P51">maxhp+250</text:p>
            <text:p text:style-name="P51">str+10</text:p>
            <text:p text:style-name="P51">atkspd+20</text:p>
            <text:p text:style-name="P51">agi+10</text:p>
            <text:p text:style-name="P51">critical+[27,2]</text:p>
          </table:table-cell>
          <table:table-cell table:style-name="特殊.A2" office:value-type="string">
            <text:p text:style-name="P51">atk+50</text:p>
            <text:p text:style-name="P51">maxhp+625</text:p>
            <text:p text:style-name="P51">str+25</text:p>
          </table:table-cell>
          <table:table-cell table:style-name="特殊.A2" office:value-type="string">
            <text:p text:style-name="P51">atk+60</text:p>
            <text:p text:style-name="P51">def+10</text:p>
          </table:table-cell>
          <table:table-cell table:style-name="特殊.A2" office:value-type="string">
            <text:p text:style-name="P54">atk+28</text:p>
            <text:p text:style-name="P54">maxhp+125</text:p>
            <text:p text:style-name="P54">maxsp+65</text:p>
            <text:p text:style-name="P54">atkspd+30</text:p>
            <text:p text:style-name="P54">str+5</text:p>
            <text:p text:style-name="P54">int+5</text:p>
            <text:p text:style-name="P54">agi+15</text:p>
          </table:table-cell>
          <table:table-cell table:style-name="特殊.A2" office:value-type="string">
            <text:p text:style-name="P54">atk+70</text:p>
            <text:p text:style-name="P54">maxhp+125</text:p>
            <text:p text:style-name="P54">maxsp+65</text:p>
            <text:p text:style-name="P54">atkspd+10</text:p>
            <text:p text:style-name="P54">str+5</text:p>
            <text:p text:style-name="P54">int+5</text:p>
            <text:p text:style-name="P54">agi+5</text:p>
            <text:p text:style-name="P54"/>
          </table:table-cell>
          <table:table-cell table:style-name="特殊.J2" office:value-type="string">
            <text:p text:style-name="P57">atk+80</text:p>
            <text:p text:style-name="P57">maxhp+600</text:p>
          </table:table-cell>
        </table:table-row>
        <table:table-row>
          <table:table-cell table:style-name="特殊.A2" office:value-type="string">
            <text:p text:style-name="P8">單手劍</text:p>
          </table:table-cell>
          <table:table-cell table:style-name="特殊.A2" office:value-type="string">
            <text:p text:style-name="P8">凍雲</text:p>
          </table:table-cell>
          <table:table-cell table:style-name="特殊.A2" office:value-type="string">
            <text:p text:style-name="P54">蜘蛛切</text:p>
          </table:table-cell>
          <table:table-cell table:style-name="特殊.A2" office:value-type="string">
            <text:p text:style-name="P8">長谷部國重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長槍</text:p>
          </table:table-cell>
          <table:table-cell table:style-name="特殊.A2" office:value-type="string">
            <text:p text:style-name="P54">斬月槍</text:p>
          </table:table-cell>
          <table:table-cell table:style-name="特殊.A2" office:value-type="string">
            <text:p text:style-name="P49">蜻蛉切<text:span text:style-name="T14">‧銘槍</text:span></text:p>
          </table:table-cell>
          <table:table-cell table:style-name="特殊.J2" office:value-type="string">
            <text:p text:style-name="P8">皆朱槍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1">atk+42</text:p>
            <text:p text:style-name="P51">atkspd+40</text:p>
            <text:p text:style-name="P51">agi+20</text:p>
          </table:table-cell>
          <table:table-cell table:style-name="特殊.A2" office:value-type="string">
            <text:p text:style-name="P54">atk+35</text:p>
            <text:p text:style-name="P54">maxhp+375</text:p>
            <text:p text:style-name="P54">maxsp+130</text:p>
            <text:p text:style-name="P54">str+15</text:p>
            <text:p text:style-name="P54">int+10</text:p>
          </table:table-cell>
          <table:table-cell table:style-name="特殊.A2" office:value-type="string">
            <text:p text:style-name="P54">atk+45</text:p>
            <text:p text:style-name="P54">critical+[20,3.5]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>atk+35</text:p>
            <text:p text:style-name="P54">maxhp+375</text:p>
            <text:p text:style-name="P54">str+15</text:p>
          </table:table-cell>
          <table:table-cell table:style-name="特殊.A2" office:value-type="string">
            <text:p text:style-name="P52">atk+50</text:p>
            <text:p text:style-name="P52">maxhp+625</text:p>
            <text:p text:style-name="P52">str+25</text:p>
          </table:table-cell>
          <table:table-cell table:style-name="特殊.J2" office:value-type="string">
            <text:p text:style-name="P54">atk+28</text:p>
            <text:p text:style-name="P54">maxhp+250</text:p>
            <text:p text:style-name="P54">str+10</text:p>
          </table:table-cell>
        </table:table-row>
        <table:table-row>
          <table:table-cell table:style-name="特殊.A2" office:value-type="string">
            <text:p text:style-name="P49">雙手劍</text:p>
          </table:table-cell>
          <table:table-cell table:style-name="特殊.A2" office:value-type="string">
            <text:p text:style-name="P49">菊一文字則宗<text:span text:style-name="T14">‧太刀</text:span></text:p>
          </table:table-cell>
          <table:table-cell table:style-name="特殊.A2" office:value-type="string">
            <text:p text:style-name="P50">神直毘御劍</text:p>
          </table:table-cell>
          <table:table-cell table:style-name="特殊.A2" office:value-type="string">
            <text:p text:style-name="P8">備前兼光</text:p>
          </table:table-cell>
          <table:table-cell table:style-name="特殊.A2" office:value-type="string">
            <text:p text:style-name="P49">吉光骨食<text:span text:style-name="T14">‧</text:span>銘刀</text:p>
          </table:table-cell>
          <table:table-cell table:style-name="特殊.A2" office:value-type="string">
            <text:p text:style-name="P49">童子切安鋼<text:span text:style-name="T14">‧</text:span>銘刀</text:p>
          </table:table-cell>
          <table:table-cell table:style-name="特殊.A2" office:value-type="string">
            <text:p text:style-name="P50">正宗<text:span text:style-name="T14">‧武士刀</text:span></text:p>
          </table:table-cell>
          <table:table-cell table:style-name="特殊.A2" office:value-type="string">
            <text:p text:style-name="P50">陸奧守吉行<text:span text:style-name="T14">‧</text:span>銘刀</text:p>
          </table:table-cell>
          <table:table-cell table:style-name="特殊.A2" office:value-type="string">
            <text:p text:style-name="P8">和泉守兼定</text:p>
          </table:table-cell>
          <table:table-cell table:style-name="特殊.J2" office:value-type="string">
            <text:p text:style-name="P50">雪走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>atk+50</text:p>
            <text:p text:style-name="P54">atkspd+50</text:p>
            <text:p text:style-name="P54">agi+25</text:p>
          </table:table-cell>
          <table:table-cell table:style-name="特殊.A2" office:value-type="string">
            <text:p text:style-name="P51">atk+50</text:p>
            <text:p text:style-name="P51">maxhp+625</text:p>
            <text:p text:style-name="P51">maxsp+130</text:p>
            <text:p text:style-name="P51">str+25</text:p>
            <text:p text:style-name="P51">int+10</text:p>
            <text:p text:style-name="P51">agi+10</text:p>
          </table:table-cell>
          <table:table-cell table:style-name="特殊.A2" office:value-type="string">
            <text:p text:style-name="P51">atk+50</text:p>
            <text:p text:style-name="P51">atkspd+50</text:p>
            <text:p text:style-name="P51">maxhp+250</text:p>
            <text:p text:style-name="P51">maxsp+130</text:p>
            <text:p text:style-name="P51">str+10</text:p>
            <text:p text:style-name="P51">int+10</text:p>
            <text:p text:style-name="P51">agi+10</text:p>
          </table:table-cell>
          <table:table-cell table:style-name="特殊.A2" office:value-type="string">
            <text:p text:style-name="P54">atk+75</text:p>
            <text:p text:style-name="P54">atkspd+30</text:p>
            <text:p text:style-name="P54">maxsp+260</text:p>
            <text:p text:style-name="P54">int+20</text:p>
            <text:p text:style-name="P54">agi+15</text:p>
          </table:table-cell>
          <table:table-cell table:style-name="特殊.A2" office:value-type="string">
            <text:p text:style-name="P57">atk+50</text:p>
            <text:p text:style-name="P57">atkspd+40</text:p>
            <text:p text:style-name="P57">agi+20</text:p>
          </table:table-cell>
          <table:table-cell table:style-name="特殊.A2" office:value-type="string">
            <text:p text:style-name="P54">atk+75</text:p>
            <text:p text:style-name="P54">atkspd+70</text:p>
            <text:p text:style-name="P54">phy_out+20</text:p>
            <text:p text:style-name="P54">mag_resit+35</text:p>
            <text:p text:style-name="P54"/>
            <text:p text:style-name="P54"/>
          </table:table-cell>
          <table:table-cell table:style-name="特殊.A2" office:value-type="string">
            <text:p text:style-name="P54">atk+75</text:p>
            <text:p text:style-name="P54">atkspd+65</text:p>
            <text:p text:style-name="P54">block+25</text:p>
          </table:table-cell>
          <table:table-cell table:style-name="特殊.A2" office:value-type="string">
            <text:p text:style-name="P54">atk+28</text:p>
            <text:p text:style-name="P54">atkspd+15</text:p>
            <text:p text:style-name="P54">healsp+10</text:p>
          </table:table-cell>
          <table:table-cell table:style-name="特殊.J2" office:value-type="string">
            <text:p text:style-name="P54">atk+28</text:p>
            <text:p text:style-name="P54">atkspd+20</text:p>
            <text:p text:style-name="P54">agi+10</text:p>
          </table:table-cell>
        </table:table-row>
        <table:table-row>
          <table:table-cell table:style-name="特殊.A2" office:value-type="string">
            <text:p text:style-name="P49">魔法劍</text:p>
          </table:table-cell>
          <table:table-cell table:style-name="特殊.A2" office:value-type="string">
            <text:p text:style-name="P3">闇牙黃泉津</text:p>
          </table:table-cell>
          <table:table-cell table:style-name="特殊.A2" office:value-type="string">
            <text:p text:style-name="P8">桔梗仙冬月</text:p>
          </table:table-cell>
          <table:table-cell table:style-name="特殊.A2" office:value-type="string">
            <text:p text:style-name="P49">葵紋越前康繼<text:span text:style-name="T14">‧</text:span>禦神刀</text:p>
          </table:table-cell>
          <table:table-cell table:style-name="特殊.A2" office:value-type="string">
            <text:p text:style-name="P8">鬼丸國綱<text:span text:style-name="T14">‧銘刀</text:span></text:p>
          </table:table-cell>
          <table:table-cell table:style-name="特殊.A2" office:value-type="string">
            <text:p text:style-name="P8">三日月宗近<text:span text:style-name="T14">‧銘刀</text:span></text:p>
          </table:table-cell>
          <table:table-cell table:style-name="特殊.A2" office:value-type="string">
            <text:p text:style-name="P8">天之叢雲</text:p>
          </table:table-cell>
          <table:table-cell table:style-name="特殊.A2" office:value-type="string">
            <text:p text:style-name="P8">大典太光世<text:span text:style-name="T14">‧</text:span>銘刀</text:p>
          </table:table-cell>
          <table:table-cell table:style-name="特殊.A2" office:value-type="string">
            <text:p text:style-name="P8">布都<text:span text:style-name="T14">‧御魂</text:span></text:p>
          </table:table-cell>
          <table:table-cell table:style-name="特殊.J2" office:value-type="string">
            <text:p text:style-name="P1"/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ext:soft-page-break/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>atk+50</text:p>
            <text:p text:style-name="P54">atkspd+38</text:p>
            <text:p text:style-name="P54">maxsp+169</text:p>
            <text:p text:style-name="P54">agi+19</text:p>
            <text:p text:style-name="P54">int+13</text:p>
          </table:table-cell>
          <table:table-cell table:style-name="特殊.A2" office:value-type="string">
            <text:p text:style-name="P51">atk+50</text:p>
            <text:p text:style-name="P51">atkspd+20</text:p>
            <text:p text:style-name="P51">maxsp+130</text:p>
            <text:p text:style-name="P54">int+10</text:p>
            <text:p text:style-name="P54">agi+10</text:p>
          </table:table-cell>
          <table:table-cell table:style-name="特殊.A2" office:value-type="string">
            <text:p text:style-name="P54">atk+40</text:p>
            <text:p text:style-name="P54">maxhp+750</text:p>
            <text:p text:style-name="P54">maxsp+390</text:p>
            <text:p text:style-name="P54">atkspd+60</text:p>
            <text:p text:style-name="P54">str+30</text:p>
            <text:p text:style-name="P54">int+30</text:p>
            <text:p text:style-name="P54">agi+30</text:p>
          </table:table-cell>
          <table:table-cell table:style-name="特殊.A2" office:value-type="string">
            <text:p text:style-name="P54">atk+40</text:p>
            <text:p text:style-name="P54">maxhp+250</text:p>
            <text:p text:style-name="P54">maxsp+390</text:p>
            <text:p text:style-name="P54">atkspd+20</text:p>
            <text:p text:style-name="P54">str+10</text:p>
            <text:p text:style-name="P54">int+30</text:p>
            <text:p text:style-name="P54">agi+10</text:p>
          </table:table-cell>
          <table:table-cell table:style-name="特殊.A2" office:value-type="string">
            <text:p text:style-name="P54">atk+50</text:p>
            <text:p text:style-name="P54">maxsp+520</text:p>
            <text:p text:style-name="P54">int+40</text:p>
          </table:table-cell>
          <table:table-cell table:style-name="特殊.A2" office:value-type="string">
            <text:p text:style-name="P57">atk+105</text:p>
            <text:p text:style-name="P57">maxhp+500</text:p>
            <text:p text:style-name="P57">maxsp+390</text:p>
            <text:p text:style-name="P57">str+20</text:p>
            <text:p text:style-name="P57">int+30</text:p>
          </table:table-cell>
          <table:table-cell table:style-name="特殊.A2" office:value-type="string">
            <text:p text:style-name="P57">atkspd+70</text:p>
            <text:p text:style-name="P57">def+10</text:p>
            <text:p text:style-name="P57">maxsp+520</text:p>
            <text:p text:style-name="P57">int+40</text:p>
            <text:p text:style-name="P57"/>
          </table:table-cell>
          <table:table-cell table:style-name="特殊.A2" office:value-type="string">
            <text:p text:style-name="P54">atk+14</text:p>
            <text:p text:style-name="P54">atkspd+20</text:p>
            <text:p text:style-name="P54">maxsp+260</text:p>
            <text:p text:style-name="P54">int+20</text:p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4">風之卷</text:p>
          </table:table-cell>
          <table:table-cell table:style-name="特殊.A2" office:value-type="string">
            <text:p text:style-name="P53">林<text:span text:style-name="T16">之卷</text:span></text:p>
          </table:table-cell>
          <table:table-cell table:style-name="特殊.A2" office:value-type="string">
            <text:p text:style-name="P55">火之卷</text:p>
          </table:table-cell>
          <table:table-cell table:style-name="特殊.A2" office:value-type="string">
            <text:p text:style-name="P55">山之卷</text:p>
          </table:table-cell>
          <table:table-cell table:style-name="特殊.A2" office:value-type="string">
            <text:p text:style-name="P55">孫子兵法<text:span text:style-name="T17">‧</text:span>風之章</text:p>
          </table:table-cell>
          <table:table-cell table:style-name="特殊.A2" office:value-type="string">
            <text:p text:style-name="P58">孫子兵法<text:span text:style-name="T17">‧</text:span>林<text:span text:style-name="T16">之章</text:span></text:p>
          </table:table-cell>
          <table:table-cell table:style-name="特殊.A2" office:value-type="string">
            <text:p text:style-name="P58">孫子兵法<text:span text:style-name="T17">‧</text:span>火<text:span text:style-name="T16">之章</text:span></text:p>
          </table:table-cell>
          <table:table-cell table:style-name="特殊.A2" office:value-type="string">
            <text:p text:style-name="P55">孫子兵法<text:span text:style-name="T17">‧</text:span>山之章</text:p>
          </table:table-cell>
          <table:table-cell table:style-name="特殊.J2" office:value-type="string">
            <text:p text:style-name="P8">孫子兵法<text:span text:style-name="T17">‧全本</text:span>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60">atkspd+20</text:p>
            <text:p text:style-name="P60">agi+10</text:p>
            <text:p text:style-name="P60">{wlkspd+7%}</text:p>
          </table:table-cell>
          <table:table-cell table:style-name="特殊.A2" office:value-type="string">
            <text:p text:style-name="P60">maxsp+130</text:p>
            <text:p text:style-name="P60">int+10</text:p>
            <text:p text:style-name="P60">{atkspd+15}</text:p>
          </table:table-cell>
          <table:table-cell table:style-name="特殊.A2" office:value-type="string">
            <text:p text:style-name="P60">atk+14</text:p>
            <text:p text:style-name="P60">{atk+15%}</text:p>
          </table:table-cell>
          <table:table-cell table:style-name="特殊.A2" office:value-type="string">
            <text:p text:style-name="P60">maxhp+250</text:p>
            <text:p text:style-name="P60">str+10</text:p>
            <text:p text:style-name="P60">{def+6}</text:p>
          </table:table-cell>
          <table:table-cell table:style-name="特殊.J2" office:value-type="string">
            <text:p text:style-name="P61">maxhp+500</text:p>
            <text:p text:style-name="P61">maxsp+260</text:p>
            <text:p text:style-name="P61">atkspd+40</text:p>
            <text:p text:style-name="P61">str+20</text:p>
            <text:p text:style-name="P61">int+20</text:p>
            <text:p text:style-name="P61">agi+20</text:p>
            <text:p text:style-name="P61">{def+7</text:p>
            <text:p text:style-name="P61">atkspd+25</text:p>
            <text:p text:style-name="P61">wlkspd+10</text:p>
            <text:p text:style-name="P61">atkspd+25%}</text:p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4">孫子兵法殘冊</text:p>
          </table:table-cell>
          <table:table-cell table:style-name="特殊.A2" office:value-type="string">
            <text:p text:style-name="P51">孫子兵法斷簡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1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61">maxhp+250</text:p>
            <text:p text:style-name="P61">maxsp+130</text:p>
            <text:p text:style-name="P61">atkspd+20</text:p>
            <text:p text:style-name="P61">str+10</text:p>
            <text:p text:style-name="P61">int+10</text:p>
            <text:p text:style-name="P61">agi+10</text:p>
            <text:p text:style-name="P61">{atkspd+25</text:p>
            <text:p text:style-name="P61"><text:soft-page-break/>atk+25%}</text:p>
          </table:table-cell>
          <table:table-cell table:style-name="特殊.A2" office:value-type="string">
            <text:p text:style-name="P61">maxhp+250</text:p>
            <text:p text:style-name="P61">maxsp+130</text:p>
            <text:p text:style-name="P61">atkspd+20</text:p>
            <text:p text:style-name="P61">str+10</text:p>
            <text:p text:style-name="P61">int+10</text:p>
            <text:p text:style-name="P61">agi+10</text:p>
            <text:p text:style-name="P61">{wlkspd+10%</text:p>
            <text:p text:style-name="P61"><text:soft-page-break/>def+6}</text:p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4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7"/>
          </table:table-cell>
          <table:table-cell table:style-name="特殊.A2" office:value-type="string">
            <text:p text:style-name="P54"/>
          </table:table-cell>
          <table:table-cell table:style-name="特殊.J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1-28T00:18:12.537419664</dc:date>
    <meta:editing-duration>PT16H29M12S</meta:editing-duration>
    <meta:editing-cycles>44</meta:editing-cycles>
    <meta:generator>LibreOffice/4.2.7.2$Linux_x86 LibreOffice_project/420m0$Build-2</meta:generator>
    <meta:document-statistic meta:table-count="13" meta:image-count="233" meta:object-count="0" meta:page-count="9" meta:paragraph-count="1117" meta:word-count="2184" meta:character-count="7036" meta:non-whitespace-character-count="7035"/>
  </office:meta>
</office:document-meta>
</file>